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Banco de dados epvgeoproc</text:h>
      <text:h text:outline-level="2" text:style-name="Heading_2" text:is-list-header="true">Fazendo dump de dados para tabela tipoSinal</text:h>
      <table:table table:name="tipoSinal_structure">
        <table:table-column table:number-columns-repeated="6"/>
        <table:table-row>
          <table:table-cell office:value-type="string">
            <text:p>pontoLat</text:p>
          </table:table-cell>
          <table:table-cell office:value-type="string">
            <text:p>pontoLong</text:p>
          </table:table-cell>
          <table:table-cell office:value-type="string">
            <text:p>pontoEnd</text:p>
          </table:table-cell>
          <table:table-cell office:value-type="string">
            <text:p>idtipoSinal</text:p>
          </table:table-cell>
          <table:table-cell office:value-type="string">
            <text:p>tipoSinalDesc</text:p>
          </table:table-cell>
          <table:table-cell office:value-type="string">
            <text:p>pontoVagas</text:p>
          </table:table-cell>
        </table:table-row>
        <table:table-row>
          <table:table-cell office:value-type="string">
            <text:p>-30.033124762539700</text:p>
          </table:table-cell>
          <table:table-cell office:value-type="string">
            <text:p>-51.23889043669283</text:p>
          </table:table-cell>
          <table:table-cell office:value-type="string">
            <text:p>Rua dos Andradas, n° 261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316702683086</text:p>
          </table:table-cell>
          <table:table-cell office:value-type="string">
            <text:p>-51.23929276804506</text:p>
          </table:table-cell>
          <table:table-cell office:value-type="string">
            <text:p>Rua dos Andradas, em frente ao Museu do Traba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455688091617</text:p>
          </table:table-cell>
          <table:table-cell office:value-type="string">
            <text:p>-51.23739882966919</text:p>
          </table:table-cell>
          <table:table-cell office:value-type="string">
            <text:p>Rua Duque de Caxias, n° 402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-30.031259512420952</text:p>
          </table:table-cell>
          <table:table-cell office:value-type="string">
            <text:p>-51.2365727092926</text:p>
          </table:table-cell>
          <table:table-cell office:value-type="string">
            <text:p>Rua Gen. Canabarro x Rua 7 de Setembro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1890340997887</text:p>
          </table:table-cell>
          <table:table-cell office:value-type="string">
            <text:p>-51.235474344701004</text:p>
          </table:table-cell>
          <table:table-cell office:value-type="string">
            <text:p>Rua dos Andradas, n° 629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0822024535226</text:p>
          </table:table-cell>
          <table:table-cell office:value-type="string">
            <text:p>-51.234792822367865</text:p>
          </table:table-cell>
          <table:table-cell office:value-type="string">
            <text:p>Rua 7 de Setembro 555, em frente a Casa de Cultur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0763014029823</text:p>
          </table:table-cell>
          <table:table-cell office:value-type="string">
            <text:p>-51.23341953135224</text:p>
          </table:table-cell>
          <table:table-cell office:value-type="string">
            <text:p>Rua Gen. João Manoel, n° 217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32340729235685</text:p>
          </table:table-cell>
          <table:table-cell office:value-type="string">
            <text:p>-51.23318937887916</text:p>
          </table:table-cell>
          <table:table-cell office:value-type="string">
            <text:p>Rua Riachuelo 838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9423469317457</text:p>
          </table:table-cell>
          <table:table-cell office:value-type="string">
            <text:p>-51.23242573743437</text:p>
          </table:table-cell>
          <table:table-cell office:value-type="string">
            <text:p>Rua Caldas Jr., n° 108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9022322181554</text:p>
          </table:table-cell>
          <table:table-cell office:value-type="string">
            <text:p>-51.232099504299185</text:p>
          </table:table-cell>
          <table:table-cell office:value-type="string">
            <text:p>Rua Capitão Montanha x Rua Siqueira Campos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879325126223</text:p>
          </table:table-cell>
          <table:table-cell office:value-type="string">
            <text:p>-51.230613980356566</text:p>
          </table:table-cell>
          <table:table-cell office:value-type="string">
            <text:p>Rua Cassiano do Nascimento x Pç. da Alfândega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28047944206463</text:p>
          </table:table-cell>
          <table:table-cell office:value-type="string">
            <text:p>-51.22968284232786</text:p>
          </table:table-cell>
          <table:table-cell office:value-type="string">
            <text:p>Rua Siqueira Campos, n° 1204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775937035415</text:p>
          </table:table-cell>
          <table:table-cell office:value-type="string">
            <text:p>-51.22876284463575</text:p>
          </table:table-cell>
          <table:table-cell office:value-type="string">
            <text:p>Rua Siqueira Campos 1300 x Rua Uruguai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27971767541292</text:p>
          </table:table-cell>
          <table:table-cell office:value-type="string">
            <text:p>-51.22889742895143</text:p>
          </table:table-cell>
          <table:table-cell office:value-type="string">
            <text:p>Rua Uruguai x Rua Siqueira Campos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2906925632168</text:p>
          </table:table-cell>
          <table:table-cell office:value-type="string">
            <text:p>-51.22966589127037</text:p>
          </table:table-cell>
          <table:table-cell office:value-type="string">
            <text:p>Rua 7 de Setembro, n° 1069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2955818194151</text:p>
          </table:table-cell>
          <table:table-cell office:value-type="string">
            <text:p>-51.22786483496225</text:p>
          </table:table-cell>
          <table:table-cell office:value-type="string">
            <text:p>Av. Borges de Medeiros x Rua dos Andradas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28160665136134</text:p>
          </table:table-cell>
          <table:table-cell office:value-type="string">
            <text:p>-51.226837803704825</text:p>
          </table:table-cell>
          <table:table-cell office:value-type="string">
            <text:p>Praça XV, 76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7136170458164</text:p>
          </table:table-cell>
          <table:table-cell office:value-type="string">
            <text:p>-51.22552888570556</text:p>
          </table:table-cell>
          <table:table-cell office:value-type="string">
            <text:p>Rua Vigário José Inácio, DF ao n° 171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6391410343187</text:p>
          </table:table-cell>
          <table:table-cell office:value-type="string">
            <text:p>-51.22256864232787</text:p>
          </table:table-cell>
          <table:table-cell office:value-type="string">
            <text:p>Rua Carlos Chagas, DF ao n° 15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802161163952</text:p>
          </table:table-cell>
          <table:table-cell office:value-type="string">
            <text:p>-51.2198542468048</text:p>
          </table:table-cell>
          <table:table-cell office:value-type="string">
            <text:p>Av. Alberto Bins 665 x Rua da Conceição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8197611393548</text:p>
          </table:table-cell>
          <table:table-cell office:value-type="string">
            <text:p>-51.22331714847945</text:p>
          </table:table-cell>
          <table:table-cell office:value-type="string">
            <text:p>Av. Alberto Bins, n° 325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7791555689284</text:p>
          </table:table-cell>
          <table:table-cell office:value-type="string">
            <text:p>-51.223880344180316</text:p>
          </table:table-cell>
          <table:table-cell office:value-type="string">
            <text:p>Rua Senhor dos Passos, n° 80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046850000000</text:p>
          </table:table-cell>
          <table:table-cell office:value-type="string">
            <text:p>-51.22517080000000</text:p>
          </table:table-cell>
          <table:table-cell office:value-type="string">
            <text:p>Rua Gen. Vitorino, n° 157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0562450720105</text:p>
          </table:table-cell>
          <table:table-cell office:value-type="string">
            <text:p>-51.225906555484016</text:p>
          </table:table-cell>
          <table:table-cell office:value-type="string">
            <text:p>Rua Vigário José Inácio, n° 529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259363595692</text:p>
          </table:table-cell>
          <table:table-cell office:value-type="string">
            <text:p>-51.22678624110449</text:p>
          </table:table-cell>
          <table:table-cell office:value-type="string">
            <text:p>Rua Jerônimo Coelho, n° 261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23996350421</text:p>
          </table:table-cell>
          <table:table-cell office:value-type="string">
            <text:p>-51.22706652394254</text:p>
          </table:table-cell>
          <table:table-cell office:value-type="string">
            <text:p>Rua Mal. Floriano Peixoto, n° 385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066759999999</text:p>
          </table:table-cell>
          <table:table-cell office:value-type="string">
            <text:p>-51.22844939999999</text:p>
          </table:table-cell>
          <table:table-cell office:value-type="string">
            <text:p>Rua Gen. Andrades Neves, n° 145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216</text:p>
          </table:table-cell>
          <table:table-cell office:value-type="string">
            <text:p>-51.23011</text:p>
          </table:table-cell>
          <table:table-cell office:value-type="string">
            <text:p>Rua Gen. Câmara x Praça Mal. Deodoro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335683774153</text:p>
          </table:table-cell>
          <table:table-cell office:value-type="string">
            <text:p>-51.23058711911847</text:p>
          </table:table-cell>
          <table:table-cell office:value-type="string">
            <text:p>Rua Duque de Caxias, 1005; em frente ao Palácio Pir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3328206343125</text:p>
          </table:table-cell>
          <table:table-cell office:value-type="string">
            <text:p>-51.231353499370925</text:p>
          </table:table-cell>
          <table:table-cell office:value-type="string">
            <text:p>Rua Duque de Caxias, DF ao n° 1005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6940208936873</text:p>
          </table:table-cell>
          <table:table-cell office:value-type="string">
            <text:p>-51.23158790485877</text:p>
          </table:table-cell>
          <table:table-cell office:value-type="string">
            <text:p>Rua Washington Luiz, n° 855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5241793324495</text:p>
          </table:table-cell>
          <table:table-cell office:value-type="string">
            <text:p>-51.226717090213015</text:p>
          </table:table-cell>
          <table:table-cell office:value-type="string">
            <text:p>Rua Cel. Genuíno, n° 130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3543882724967</text:p>
          </table:table-cell>
          <table:table-cell office:value-type="string">
            <text:p>-51.226487217790975</text:p>
          </table:table-cell>
          <table:table-cell office:value-type="string">
            <text:p>Rua Duque de Caxias, n° 1475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1478736715343</text:p>
          </table:table-cell>
          <table:table-cell office:value-type="string">
            <text:p>-51.2341464375412</text:p>
          </table:table-cell>
          <table:table-cell office:value-type="string">
            <text:p>Rua dos Andradas, em frente ao Mário Quintana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087624070717</text:p>
          </table:table-cell>
          <table:table-cell office:value-type="string">
            <text:p>-51.2326528920654</text:p>
          </table:table-cell>
          <table:table-cell office:value-type="string">
            <text:p>Rua dos Andradas DF ao 943 x Rua Caldas Jr.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1572205987324</text:p>
          </table:table-cell>
          <table:table-cell office:value-type="string">
            <text:p>-51.22970586627048</text:p>
          </table:table-cell>
          <table:table-cell office:value-type="string">
            <text:p>Rua Riachuelo x Largo João Amorim de Alboquerque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2063910231255</text:p>
          </table:table-cell>
          <table:table-cell office:value-type="string">
            <text:p>-51.22134693612213</text:p>
          </table:table-cell>
          <table:table-cell office:value-type="string">
            <text:p>Av. Osvaldo Aranha, n° 99 (em frente a UFRGS)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3969915145633</text:p>
          </table:table-cell>
          <table:table-cell office:value-type="string">
            <text:p>-51.235012386511016</text:p>
          </table:table-cell>
          <table:table-cell office:value-type="string">
            <text:p>Rua Duque de Caxias, n° 657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0329026759627</text:p>
          </table:table-cell>
          <table:table-cell office:value-type="string">
            <text:p>-51.226017324802456</text:p>
          </table:table-cell>
          <table:table-cell office:value-type="string">
            <text:p>Rua Gen. Vitorino 64 x Rua Vigário José Ináci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9642430657745</text:p>
          </table:table-cell>
          <table:table-cell office:value-type="string">
            <text:p>-51.22571174801328</text:p>
          </table:table-cell>
          <table:table-cell office:value-type="string">
            <text:p>Rua Vigário José Inácio x Rua dos Andradas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0272301422638</text:p>
          </table:table-cell>
          <table:table-cell office:value-type="string">
            <text:p>-51.22671741433146</text:p>
          </table:table-cell>
          <table:table-cell office:value-type="string">
            <text:p>Rua Gen. Vitorino x Rua Mal. Floriano Peixoto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032009094493</text:p>
          </table:table-cell>
          <table:table-cell office:value-type="string">
            <text:p>-51.233274838695706</text:p>
          </table:table-cell>
          <table:table-cell office:value-type="string">
            <text:p>Rua 7 de Setembro, n° 713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811898866979</text:p>
          </table:table-cell>
          <table:table-cell office:value-type="string">
            <text:p>-51.22262177042006</text:p>
          </table:table-cell>
          <table:table-cell office:value-type="string">
            <text:p>Av. Alberto Bins, n° 404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6116966046173</text:p>
          </table:table-cell>
          <table:table-cell office:value-type="string">
            <text:p>-51.2283538773155</text:p>
          </table:table-cell>
          <table:table-cell office:value-type="string">
            <text:p>Rua Demétrio Ribeiro x Av. Borges de Medeiros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8589799395505</text:p>
          </table:table-cell>
          <table:table-cell office:value-type="string">
            <text:p>-51.232339180217764</text:p>
          </table:table-cell>
          <table:table-cell office:value-type="string">
            <text:p>Rua Capitão Montanha (Centro Saúde Sta Marta)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757922059454</text:p>
          </table:table-cell>
          <table:table-cell office:value-type="string">
            <text:p>-51.229072249637625</text:p>
          </table:table-cell>
          <table:table-cell office:value-type="string">
            <text:p>Rua Washington Luiz 1094 (em frente sede OAB)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4292889542329</text:p>
          </table:table-cell>
          <table:table-cell office:value-type="string">
            <text:p>-51.21532714351656</text:p>
          </table:table-cell>
          <table:table-cell office:value-type="string">
            <text:p>Rua Lobo da Costa 308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890804876453</text:p>
          </table:table-cell>
          <table:table-cell office:value-type="string">
            <text:p>-51.22397903802869</text:p>
          </table:table-cell>
          <table:table-cell office:value-type="string">
            <text:p>Rua da República, 441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791461352756</text:p>
          </table:table-cell>
          <table:table-cell office:value-type="string">
            <text:p>-51.22567804662708</text:p>
          </table:table-cell>
          <table:table-cell office:value-type="string">
            <text:p>Trav. do Carmo 135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9040000000007</text:p>
          </table:table-cell>
          <table:table-cell office:value-type="string">
            <text:p>-51.21467437301635</text:p>
          </table:table-cell>
          <table:table-cell office:value-type="string">
            <text:p>Av. José Bonifácio 245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8409814504096</text:p>
          </table:table-cell>
          <table:table-cell office:value-type="string">
            <text:p>-51.21360696808813</text:p>
          </table:table-cell>
          <table:table-cell office:value-type="string">
            <text:p>Av. José Bonifácio 363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7201950269985</text:p>
          </table:table-cell>
          <table:table-cell office:value-type="string">
            <text:p>-51.21161883374691</text:p>
          </table:table-cell>
          <table:table-cell office:value-type="string">
            <text:p>Av. José Bonifácio 595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621</text:p>
          </table:table-cell>
          <table:table-cell office:value-type="string">
            <text:p>-51.21109</text:p>
          </table:table-cell>
          <table:table-cell office:value-type="string">
            <text:p> Largo Doutor José Faibes Lubianca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4586</text:p>
          </table:table-cell>
          <table:table-cell office:value-type="string">
            <text:p>-51.21297</text:p>
          </table:table-cell>
          <table:table-cell office:value-type="string">
            <text:p>Av. João Pessoa 1831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4486</text:p>
          </table:table-cell>
          <table:table-cell office:value-type="string">
            <text:p>-51.21937</text:p>
          </table:table-cell>
          <table:table-cell office:value-type="string">
            <text:p>Av. Érico Veríssimo 100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4442</text:p>
          </table:table-cell>
          <table:table-cell office:value-type="string">
            <text:p>-51.21947</text:p>
          </table:table-cell>
          <table:table-cell office:value-type="string">
            <text:p> Praça Garibaldi, 22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48317147676958</text:p>
          </table:table-cell>
          <table:table-cell office:value-type="string">
            <text:p>-51.21227962086675</text:p>
          </table:table-cell>
          <table:table-cell office:value-type="string">
            <text:p>R. Prof. Freitas e Castro, 481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21042</text:p>
          </table:table-cell>
          <table:table-cell office:value-type="string">
            <text:p>-51.18432</text:p>
          </table:table-cell>
          <table:table-cell office:value-type="string">
            <text:p>Av. Heitor Viêira, 322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112913758505435</text:p>
          </table:table-cell>
          <table:table-cell office:value-type="string">
            <text:p>-51.25532973743441</text:p>
          </table:table-cell>
          <table:table-cell office:value-type="string">
            <text:p>Av. Wenceslau Escobar, 2825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29.996603625898217</text:p>
          </table:table-cell>
          <table:table-cell office:value-type="string">
            <text:p>-51.20238609325406</text:p>
          </table:table-cell>
          <table:table-cell office:value-type="string">
            <text:p>Rua Frederico Mentz, 1606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29.98971</text:p>
          </table:table-cell>
          <table:table-cell office:value-type="string">
            <text:p>-51.1769</text:p>
          </table:table-cell>
          <table:table-cell office:value-type="string">
            <text:p>Av. Severo Dullius, 90010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29.993295176293596</text:p>
          </table:table-cell>
          <table:table-cell office:value-type="string">
            <text:p>-51.12884215707777</text:p>
          </table:table-cell>
          <table:table-cell office:value-type="string">
            <text:p>Av. dos Gaúchos, 2000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29.99198556743821</text:p>
          </table:table-cell>
          <table:table-cell office:value-type="string">
            <text:p>-51.127590943516566</text:p>
          </table:table-cell>
          <table:table-cell office:value-type="string">
            <text:p>Rua Jackson de Figueiredo, 40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15974</text:p>
          </table:table-cell>
          <table:table-cell office:value-type="string">
            <text:p>-51.20043</text:p>
          </table:table-cell>
          <table:table-cell office:value-type="string">
            <text:p>Rua Francisco Mattos Terres, 40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727</text:p>
          </table:table-cell>
          <table:table-cell office:value-type="string">
            <text:p>-51.17993</text:p>
          </table:table-cell>
          <table:table-cell office:value-type="string">
            <text:p>Praça Japão, 30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4445</text:p>
          </table:table-cell>
          <table:table-cell office:value-type="string">
            <text:p>-51.21298</text:p>
          </table:table-cell>
          <table:table-cell office:value-type="string">
            <text:p>Av. Piratini, 76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0355874703636</text:p>
          </table:table-cell>
          <table:table-cell office:value-type="string">
            <text:p>-51.2072517496681</text:p>
          </table:table-cell>
          <table:table-cell office:value-type="string">
            <text:p>Rua Sete de Abril, 481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18305570276155</text:p>
          </table:table-cell>
          <table:table-cell office:value-type="string">
            <text:p>-51.20341247850422</text:p>
          </table:table-cell>
          <table:table-cell office:value-type="string">
            <text:p>Rua Visconde do Rio Branco, 671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4467156618776</text:p>
          </table:table-cell>
          <table:table-cell office:value-type="string">
            <text:p>-51.20278830919267</text:p>
          </table:table-cell>
          <table:table-cell office:value-type="string">
            <text:p>Rua Padre Chagas, 310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615</text:p>
          </table:table-cell>
          <table:table-cell office:value-type="string">
            <text:p>-51.20094</text:p>
          </table:table-cell>
          <table:table-cell office:value-type="string">
            <text:p>Largo José Antônio Daudt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2496</text:p>
          </table:table-cell>
          <table:table-cell office:value-type="string">
            <text:p>-51.21275</text:p>
          </table:table-cell>
          <table:table-cell office:value-type="string">
            <text:p>Rua Comendador Coruja, 380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795258345209</text:p>
          </table:table-cell>
          <table:table-cell office:value-type="string">
            <text:p>-51.21582256564142</text:p>
          </table:table-cell>
          <table:table-cell office:value-type="string">
            <text:p>Av. Cristóvão Colombo, 141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0063516214618</text:p>
          </table:table-cell>
          <table:table-cell office:value-type="string">
            <text:p>-51.21720463558199</text:p>
          </table:table-cell>
          <table:table-cell office:value-type="string">
            <text:p>Rua Dr. Barros Cassal, 536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024</text:p>
          </table:table-cell>
          <table:table-cell office:value-type="string">
            <text:p>-51.20946</text:p>
          </table:table-cell>
          <table:table-cell office:value-type="string">
            <text:p>Rua Castro Alves, 128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0701235025855</text:p>
          </table:table-cell>
          <table:table-cell office:value-type="string">
            <text:p>-51.20635043741703</text:p>
          </table:table-cell>
          <table:table-cell office:value-type="string">
            <text:p>Rua Castro Alves, 415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9494267924264</text:p>
          </table:table-cell>
          <table:table-cell office:value-type="string">
            <text:p>-51.2013332956314</text:p>
          </table:table-cell>
          <table:table-cell office:value-type="string">
            <text:p>Rua Dona Laura, 414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2608202253453</text:p>
          </table:table-cell>
          <table:table-cell office:value-type="string">
            <text:p>-51.205132652778616</text:p>
          </table:table-cell>
          <table:table-cell office:value-type="string">
            <text:p>Rua Vasco da Gama, 693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49437875936846</text:p>
          </table:table-cell>
          <table:table-cell office:value-type="string">
            <text:p>-51.229750466270445</text:p>
          </table:table-cell>
          <table:table-cell office:value-type="string">
            <text:p>Av. Borges de Medeiros 2500 - Parque Marinha do Brasil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46513217719305</text:p>
          </table:table-cell>
          <table:table-cell office:value-type="string">
            <text:p>-51.22177609325411</text:p>
          </table:table-cell>
          <table:table-cell office:value-type="string">
            <text:p>Rua Cel André Belo 703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4342</text:p>
          </table:table-cell>
          <table:table-cell office:value-type="string">
            <text:p>-51.22935</text:p>
          </table:table-cell>
          <table:table-cell office:value-type="string">
            <text:p>Rua Dr. Vicente de Paula Dutra 31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4436535635611</text:p>
          </table:table-cell>
          <table:table-cell office:value-type="string">
            <text:p>-51.23102046627048</text:p>
          </table:table-cell>
          <table:table-cell office:value-type="string">
            <text:p>Rua Márcio L. Veras Vidor, 10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47083957132102</text:p>
          </table:table-cell>
          <table:table-cell office:value-type="string">
            <text:p>-51.21707685952549</text:p>
          </table:table-cell>
          <table:table-cell office:value-type="string">
            <text:p>Rua João Neves da Fontoura, 7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56241423466403</text:p>
          </table:table-cell>
          <table:table-cell office:value-type="string">
            <text:p>-51.23065908353652</text:p>
          </table:table-cell>
          <table:table-cell office:value-type="string">
            <text:p>Av. Borges de Medeiros, 3160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5702117052697</text:p>
          </table:table-cell>
          <table:table-cell office:value-type="string">
            <text:p>-51.23093535106506</text:p>
          </table:table-cell>
          <table:table-cell office:value-type="string">
            <text:p>Av. Borges de Medeiros, 3200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10939</text:p>
          </table:table-cell>
          <table:table-cell office:value-type="string">
            <text:p>-51.25227</text:p>
          </table:table-cell>
          <table:table-cell office:value-type="string">
            <text:p>Av. Otto Niemeyer, 665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6049553588564</text:p>
          </table:table-cell>
          <table:table-cell office:value-type="string">
            <text:p>-51.23054620982168</text:p>
          </table:table-cell>
          <table:table-cell office:value-type="string">
            <text:p>Av. Padre Cacique, 96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577</text:p>
          </table:table-cell>
          <table:table-cell office:value-type="string">
            <text:p>-51.22957</text:p>
          </table:table-cell>
          <table:table-cell office:value-type="string">
            <text:p>Av. Praia de Belas, 2170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5878</text:p>
          </table:table-cell>
          <table:table-cell office:value-type="string">
            <text:p>-51.23042</text:p>
          </table:table-cell>
          <table:table-cell office:value-type="string">
            <text:p>Lg Telmo Thompson Flores 59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5875</text:p>
          </table:table-cell>
          <table:table-cell office:value-type="string">
            <text:p>-51.23047</text:p>
          </table:table-cell>
          <table:table-cell office:value-type="string">
            <text:p>Lg Telmo Thompson Flores 15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5397</text:p>
          </table:table-cell>
          <table:table-cell office:value-type="string">
            <text:p>-51.22644</text:p>
          </table:table-cell>
          <table:table-cell office:value-type="string">
            <text:p>Rua Botafogo, 396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5329232161277</text:p>
          </table:table-cell>
          <table:table-cell office:value-type="string">
            <text:p>-51.222112186508184</text:p>
          </table:table-cell>
          <table:table-cell office:value-type="string">
            <text:p>Rua Visconde do Herval, 681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1867</text:p>
          </table:table-cell>
          <table:table-cell office:value-type="string">
            <text:p>-51.19752</text:p>
          </table:table-cell>
          <table:table-cell office:value-type="string">
            <text:p>Rua Cel. Bordini, 74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838018856007</text:p>
          </table:table-cell>
          <table:table-cell office:value-type="string">
            <text:p>-51.18104291534422</text:p>
          </table:table-cell>
          <table:table-cell office:value-type="string">
            <text:p>Alameda Coelho Neto 35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774</text:p>
          </table:table-cell>
          <table:table-cell office:value-type="string">
            <text:p>-51.17968</text:p>
          </table:table-cell>
          <table:table-cell office:value-type="string">
            <text:p>Praça Japão 31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544</text:p>
          </table:table-cell>
          <table:table-cell office:value-type="string">
            <text:p>-51.17333</text:p>
          </table:table-cell>
          <table:table-cell office:value-type="string">
            <text:p>Rua Prof. , 285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12520386787134</text:p>
          </table:table-cell>
          <table:table-cell office:value-type="string">
            <text:p>-51.18751049570085</text:p>
          </table:table-cell>
          <table:table-cell office:value-type="string">
            <text:p>Rua Américo Vespúcio, 494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511194318863</text:p>
          </table:table-cell>
          <table:table-cell office:value-type="string">
            <text:p>-51.18858463558195</text:p>
          </table:table-cell>
          <table:table-cell office:value-type="string">
            <text:p>Rua Artur Rocha, 200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14336976753608</text:p>
          </table:table-cell>
          <table:table-cell office:value-type="string">
            <text:p>-51.17826072883605</text:p>
          </table:table-cell>
          <table:table-cell office:value-type="string">
            <text:p>Rua Três de Abril, 90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14776967545796</text:p>
          </table:table-cell>
          <table:table-cell office:value-type="string">
            <text:p>-51.17741145767212</text:p>
          </table:table-cell>
          <table:table-cell office:value-type="string">
            <text:p>Rua Valentim Vicentini, 100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29.99115</text:p>
          </table:table-cell>
          <table:table-cell office:value-type="string">
            <text:p>-51.18235</text:p>
          </table:table-cell>
          <table:table-cell office:value-type="string">
            <text:p>Av. dos Estados - Aeroporto Terminal 1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29.98987999999999</text:p>
          </table:table-cell>
          <table:table-cell office:value-type="string">
            <text:p>-51.17688749206542</text:p>
          </table:table-cell>
          <table:table-cell office:value-type="string">
            <text:p>Severo Dullius 90010 - Via elevada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85174925786</text:p>
          </table:table-cell>
          <table:table-cell office:value-type="string">
            <text:p>-51.16708953372955</text:p>
          </table:table-cell>
          <table:table-cell office:value-type="string">
            <text:p>R. João Paetzel, 364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1133</text:p>
          </table:table-cell>
          <table:table-cell office:value-type="string">
            <text:p>-51.155</text:p>
          </table:table-cell>
          <table:table-cell office:value-type="string">
            <text:p>R. Dom Diogo de Souza, 100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010980893074</text:p>
          </table:table-cell>
          <table:table-cell office:value-type="string">
            <text:p>-51.14188125396731</text:p>
          </table:table-cell>
          <table:table-cell office:value-type="string">
            <text:p>R. Elízio Abaete Crivella, 77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10077935062878</text:p>
          </table:table-cell>
          <table:table-cell office:value-type="string">
            <text:p>-51.14293921288015</text:p>
          </table:table-cell>
          <table:table-cell office:value-type="string">
            <text:p>R. Gomes de Freitas, 12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10227034776552</text:p>
          </table:table-cell>
          <table:table-cell office:value-type="string">
            <text:p>-51.15418781349183</text:p>
          </table:table-cell>
          <table:table-cell office:value-type="string">
            <text:p>R. Aliança, 25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1209632262534</text:p>
          </table:table-cell>
          <table:table-cell office:value-type="string">
            <text:p>-51.16793256564142</text:p>
          </table:table-cell>
          <table:table-cell office:value-type="string">
            <text:p>Av. Andaraí, 15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4415</text:p>
          </table:table-cell>
          <table:table-cell office:value-type="string">
            <text:p>-51.1867</text:p>
          </table:table-cell>
          <table:table-cell office:value-type="string">
            <text:p>R. Álvares Machado, 49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43976759265217</text:p>
          </table:table-cell>
          <table:table-cell office:value-type="string">
            <text:p>-51.18218900859836</text:p>
          </table:table-cell>
          <table:table-cell office:value-type="string">
            <text:p>Rua Caju, 84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944</text:p>
          </table:table-cell>
          <table:table-cell office:value-type="string">
            <text:p>-51.1502</text:p>
          </table:table-cell>
          <table:table-cell office:value-type="string">
            <text:p>
Praça Farroupilha, 196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5653898760213</text:p>
          </table:table-cell>
          <table:table-cell office:value-type="string">
            <text:p>-51.1522702037048</text:p>
          </table:table-cell>
          <table:table-cell office:value-type="string">
            <text:p>R. Aldrovando Leão, 160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269677670567</text:p>
          </table:table-cell>
          <table:table-cell office:value-type="string">
            <text:p>-51.21825291534424</text:p>
          </table:table-cell>
          <table:table-cell office:value-type="string">
            <text:p>Largo Vespasiano Júlio Veppo, 125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5871035864688</text:p>
          </table:table-cell>
          <table:table-cell office:value-type="string">
            <text:p>-51.16542927116393</text:p>
          </table:table-cell>
          <table:table-cell office:value-type="string">
            <text:p>Rua Albion, 358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46896782376038</text:p>
          </table:table-cell>
          <table:table-cell office:value-type="string">
            <text:p>-51.211300991401686</text:p>
          </table:table-cell>
          <table:table-cell office:value-type="string">
            <text:p>Av. Ipiranga, 1803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5042</text:p>
          </table:table-cell>
          <table:table-cell office:value-type="string">
            <text:p>-51.21331</text:p>
          </table:table-cell>
          <table:table-cell office:value-type="string">
            <text:p>Rua Marcílio Dias, 1554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5417928636824</text:p>
          </table:table-cell>
          <table:table-cell office:value-type="string">
            <text:p>-51.16637489814758</text:p>
          </table:table-cell>
          <table:table-cell office:value-type="string">
            <text:p>Rua São Josemaría Escrivá, 165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47418634333447</text:p>
          </table:table-cell>
          <table:table-cell office:value-type="string">
            <text:p>-51.21059385250089</text:p>
          </table:table-cell>
          <table:table-cell office:value-type="string">
            <text:p>R. Prof. Freitas e Castro, 740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724</text:p>
          </table:table-cell>
          <table:table-cell office:value-type="string">
            <text:p>-51.22834</text:p>
          </table:table-cell>
          <table:table-cell office:value-type="string">
            <text:p>Rua Coronel Genuíno, 423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4905</text:p>
          </table:table-cell>
          <table:table-cell office:value-type="string">
            <text:p>-51.20154</text:p>
          </table:table-cell>
          <table:table-cell office:value-type="string">
            <text:p>R. São Manoel, 1765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4709</text:p>
          </table:table-cell>
          <table:table-cell office:value-type="string">
            <text:p>-51.23097</text:p>
          </table:table-cell>
          <table:table-cell office:value-type="string">
            <text:p>Rua Manoelito de Ornelas 55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10062516763416</text:p>
          </table:table-cell>
          <table:table-cell office:value-type="string">
            <text:p>-51.17969731779101</text:p>
          </table:table-cell>
          <table:table-cell office:value-type="string">
            <text:p>Rua Brigadeiro Oliveira Neri 115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901</text:p>
          </table:table-cell>
          <table:table-cell office:value-type="string">
            <text:p>-51.16597</text:p>
          </table:table-cell>
          <table:table-cell office:value-type="string">
            <text:p>Av. Teixeira Mendes, 1240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860783394746</text:p>
          </table:table-cell>
          <table:table-cell office:value-type="string">
            <text:p>-51.20505390674589</text:p>
          </table:table-cell>
          <table:table-cell office:value-type="string">
            <text:p>Rua  São Manoel, 543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288</text:p>
          </table:table-cell>
          <table:table-cell office:value-type="string">
            <text:p>-51.20304</text:p>
          </table:table-cell>
          <table:table-cell office:value-type="string">
            <text:p>Praça Doutor Maurício Cardoso 49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2270989598615</text:p>
          </table:table-cell>
          <table:table-cell office:value-type="string">
            <text:p>-51.23649273056219</text:p>
          </table:table-cell>
          <table:table-cell office:value-type="string">
            <text:p>Rua dos Andradas, 515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40313261671475</text:p>
          </table:table-cell>
          <table:table-cell office:value-type="string">
            <text:p>-51.20415994232792</text:p>
          </table:table-cell>
          <table:table-cell office:value-type="string">
            <text:p>Rua Silva Só 269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59760535169385</text:p>
          </table:table-cell>
          <table:table-cell office:value-type="string">
            <text:p>-51.228976530671105</text:p>
          </table:table-cell>
          <table:table-cell office:value-type="string">
            <text:p>Rua Antenor Lemos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596583908</text:p>
          </table:table-cell>
          <table:table-cell office:value-type="string">
            <text:p>-51.2282147833</text:p>
          </table:table-cell>
          <table:table-cell office:value-type="string">
            <text:p>Rua Grão Pará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6623737627</text:p>
          </table:table-cell>
          <table:table-cell office:value-type="string">
            <text:p>-51.20315282243729</text:p>
          </table:table-cell>
          <table:table-cell office:value-type="string">
            <text:p>Rua Florencio Ygartua, 15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3891128171286</text:p>
          </table:table-cell>
          <table:table-cell office:value-type="string">
            <text:p>-51.20217442268449</text:p>
          </table:table-cell>
          <table:table-cell office:value-type="string">
            <text:p>Dinarte Ribeiro, 214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7143458397614</text:p>
          </table:table-cell>
          <table:table-cell office:value-type="string">
            <text:p>-51.204458323660674</text:p>
          </table:table-cell>
          <table:table-cell office:value-type="string">
            <text:p>Fernando Gomes, 221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5387259772497</text:p>
          </table:table-cell>
          <table:table-cell office:value-type="string">
            <text:p>-51.201652733031096</text:p>
          </table:table-cell>
          <table:table-cell office:value-type="string">
            <text:p>Comendador Caminha, 372 DF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4125126515156</text:p>
          </table:table-cell>
          <table:table-cell office:value-type="string">
            <text:p>-51.216610368888155</text:p>
          </table:table-cell>
          <table:table-cell office:value-type="string">
            <text:p>Venâncio Aires, DF 351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962895372027</text:p>
          </table:table-cell>
          <table:table-cell office:value-type="string">
            <text:p>-51.20371912055015</text:p>
          </table:table-cell>
          <table:table-cell office:value-type="string">
            <text:p>Rua Dona Laura, 204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3098529125834</text:p>
          </table:table-cell>
          <table:table-cell office:value-type="string">
            <text:p>-51.2110210456467</text:p>
          </table:table-cell>
          <table:table-cell office:value-type="string">
            <text:p>Rua Henrique Dias, 115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2787106939898</text:p>
          </table:table-cell>
          <table:table-cell office:value-type="string">
            <text:p>-51.20204758266448</text:p>
          </table:table-cell>
          <table:table-cell office:value-type="string">
            <text:p>Praça Doutor Maurício Cardoso 141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8455647425393</text:p>
          </table:table-cell>
          <table:table-cell office:value-type="string">
            <text:p>-51.20132918740546</text:p>
          </table:table-cell>
          <table:table-cell office:value-type="string">
            <text:p>Lg. Abelard Jacques Noronha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2868264170775</text:p>
          </table:table-cell>
          <table:table-cell office:value-type="string">
            <text:p>-51.20432789708411</text:p>
          </table:table-cell>
          <table:table-cell office:value-type="string">
            <text:p>Rua Mariante, 86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43361725716892</text:p>
          </table:table-cell>
          <table:table-cell office:value-type="string">
            <text:p>-51.21438620635985</text:p>
          </table:table-cell>
          <table:table-cell office:value-type="string">
            <text:p>Jerônimo de Ornelas, 55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405369575272</text:p>
          </table:table-cell>
          <table:table-cell office:value-type="string">
            <text:p>-51.21388583352126</text:p>
          </table:table-cell>
          <table:table-cell office:value-type="string">
            <text:p>
Av. Osvaldo Aranha, 838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493350367161</text:p>
          </table:table-cell>
          <table:table-cell office:value-type="string">
            <text:p>-51.21771369814758</text:p>
          </table:table-cell>
          <table:table-cell office:value-type="string">
            <text:p>Parque Farroupilha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012802275673</text:p>
          </table:table-cell>
          <table:table-cell office:value-type="string">
            <text:p>-51.219485553967274</text:p>
          </table:table-cell>
          <table:table-cell office:value-type="string">
            <text:p>Sarmento Leite 77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13843590000002</text:p>
          </table:table-cell>
          <table:table-cell office:value-type="string">
            <text:p>-51.215578657672154</text:p>
          </table:table-cell>
          <table:table-cell office:value-type="string">
            <text:p>Rua Adão Pinheiro da Silva, 490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07980993070955</text:p>
          </table:table-cell>
          <table:table-cell office:value-type="string">
            <text:p>-51.096518465606664</text:p>
          </table:table-cell>
          <table:table-cell office:value-type="string">
            <text:p>Rua Antônio Francisco Lisboa, 400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95862754587</text:p>
          </table:table-cell>
          <table:table-cell office:value-type="string">
            <text:p>-51.22272328525008</text:p>
          </table:table-cell>
          <table:table-cell office:value-type="string">
            <text:p>Praça Dom Feliciano, 56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2684711030345</text:p>
          </table:table-cell>
          <table:table-cell office:value-type="string">
            <text:p>-51.2252855881523</text:p>
          </table:table-cell>
          <table:table-cell office:value-type="string">
            <text:p>Rua Duque de Caxias, n° 1594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6292950056398</text:p>
          </table:table-cell>
          <table:table-cell office:value-type="string">
            <text:p>-51.222547100195186</text:p>
          </table:table-cell>
          <table:table-cell office:value-type="string">
            <text:p>Praça Osvaldo Cruz, n° 10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176719296108</text:p>
          </table:table-cell>
          <table:table-cell office:value-type="string">
            <text:p>-51.192660095223914</text:p>
          </table:table-cell>
          <table:table-cell office:value-type="string">
            <text:p>R. 24 de Outubro, 1628</text:p>
          </table:table-cell>
          <table:table-cell office:value-type="float" office:value="1">
            <text:p>1</text:p>
          </table:table-cell>
          <table:table-cell office:value-type="string">
            <text:p>PCD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4582283141647</text:p>
          </table:table-cell>
          <table:table-cell office:value-type="string">
            <text:p>-51.212947288360624</text:p>
          </table:table-cell>
          <table:table-cell office:value-type="string">
            <text:p>Av. João Pessoa 1831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4494</text:p>
          </table:table-cell>
          <table:table-cell office:value-type="string">
            <text:p>-51.21925</text:p>
          </table:table-cell>
          <table:table-cell office:value-type="string">
            <text:p>Av. Érico Veríssimo 100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486</text:p>
          </table:table-cell>
          <table:table-cell office:value-type="string">
            <text:p>-51.21285</text:p>
          </table:table-cell>
          <table:table-cell office:value-type="string">
            <text:p>R. Prof. Freitas e Castro, 451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21029</text:p>
          </table:table-cell>
          <table:table-cell office:value-type="string">
            <text:p>-51.18434</text:p>
          </table:table-cell>
          <table:table-cell office:value-type="string">
            <text:p>Av. Heitor Viêira, 322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11419784220639</text:p>
          </table:table-cell>
          <table:table-cell office:value-type="string">
            <text:p>-51.254546968088164</text:p>
          </table:table-cell>
          <table:table-cell office:value-type="string">
            <text:p>Av. Wenceslau Escobar, 2950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112766797831192</text:p>
          </table:table-cell>
          <table:table-cell office:value-type="string">
            <text:p>-51.25532291534421</text:p>
          </table:table-cell>
          <table:table-cell office:value-type="string">
            <text:p>Av. Wenceslau Escobar, 2801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29.98972</text:p>
          </table:table-cell>
          <table:table-cell office:value-type="string">
            <text:p>-51.17685</text:p>
          </table:table-cell>
          <table:table-cell office:value-type="string">
            <text:p>Av. Severo Dullius, 90010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29.993181857151296</text:p>
          </table:table-cell>
          <table:table-cell office:value-type="string">
            <text:p>-51.12896932887077</text:p>
          </table:table-cell>
          <table:table-cell office:value-type="string">
            <text:p>Av. dos Gauchos, 2000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29.99197455543479</text:p>
          </table:table-cell>
          <table:table-cell office:value-type="string">
            <text:p>-51.12760262334825</text:p>
          </table:table-cell>
          <table:table-cell office:value-type="string">
            <text:p>Rua Jackson de Figueiredo, 40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469355382659</text:p>
          </table:table-cell>
          <table:table-cell office:value-type="string">
            <text:p>-51.237873962353035</text:p>
          </table:table-cell>
          <table:table-cell office:value-type="string">
            <text:p>Rua Duque de Caxias x Rua Gen. Vasco Alves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0846178718104</text:p>
          </table:table-cell>
          <table:table-cell office:value-type="string">
            <text:p>-51.234906415860564</text:p>
          </table:table-cell>
          <table:table-cell office:value-type="string">
            <text:p>Rua 7 de Setembro, n° 555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0920035940376</text:p>
          </table:table-cell>
          <table:table-cell office:value-type="string">
            <text:p>-51.23349953133959</text:p>
          </table:table-cell>
          <table:table-cell office:value-type="string">
            <text:p>Rua Gen. João Manoel, n° 217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29930584733233</text:p>
          </table:table-cell>
          <table:table-cell office:value-type="string">
            <text:p>-51.232439322161156</text:p>
          </table:table-cell>
          <table:table-cell office:value-type="string">
            <text:p>Rua 7 de Setembro x Rua Caldas Jr.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-30.030322641779833</text:p>
          </table:table-cell>
          <table:table-cell office:value-type="string">
            <text:p>-51.23209948465575</text:p>
          </table:table-cell>
          <table:table-cell office:value-type="string">
            <text:p>Rua Caldas Júnior, n° 219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3333455470446</text:p>
          </table:table-cell>
          <table:table-cell office:value-type="string">
            <text:p>-51.23132422811318</text:p>
          </table:table-cell>
          <table:table-cell office:value-type="string">
            <text:p>Rua Duque de Caxias x Rua Gen. Auto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28233907913066</text:p>
          </table:table-cell>
          <table:table-cell office:value-type="string">
            <text:p>-51.22336169308795</text:p>
          </table:table-cell>
          <table:table-cell office:value-type="string">
            <text:p>Av. Alberto Bins, n° 333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2996773641232</text:p>
          </table:table-cell>
          <table:table-cell office:value-type="string">
            <text:p>-51.21917603254087</text:p>
          </table:table-cell>
          <table:table-cell office:value-type="string">
            <text:p>Praça Dom Sebastião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-30.029169897782005</text:p>
          </table:table-cell>
          <table:table-cell office:value-type="string">
            <text:p>-51.22797972205433</text:p>
          </table:table-cell>
          <table:table-cell office:value-type="string">
            <text:p>Av. Borges de Medeiros x Rua José Montaury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-30.029154790823906</text:p>
          </table:table-cell>
          <table:table-cell office:value-type="string">
            <text:p>-51.23200783317873</text:p>
          </table:table-cell>
          <table:table-cell office:value-type="string">
            <text:p>Rua Capitão Montanha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30777343401788</text:p>
          </table:table-cell>
          <table:table-cell office:value-type="string">
            <text:p>-51.232392899674835</text:p>
          </table:table-cell>
          <table:table-cell office:value-type="string">
            <text:p>Rua Andradas x Rua Caldas Jr.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-30.031493695579208</text:p>
          </table:table-cell>
          <table:table-cell office:value-type="string">
            <text:p>-51.23421178229802</text:p>
          </table:table-cell>
          <table:table-cell office:value-type="string">
            <text:p>Rua dos Andradas, n° 731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3170808527352</text:p>
          </table:table-cell>
          <table:table-cell office:value-type="string">
            <text:p>-51.239259914468676</text:p>
          </table:table-cell>
          <table:table-cell office:value-type="string">
            <text:p>Rua dos Andradas, DF ao n° 235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6985591438928</text:p>
          </table:table-cell>
          <table:table-cell office:value-type="string">
            <text:p>-51.23148684065245</text:p>
          </table:table-cell>
          <table:table-cell office:value-type="string">
            <text:p>Rua Washington Luiz, n° 855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-30.02719762359231</text:p>
          </table:table-cell>
          <table:table-cell office:value-type="string">
            <text:p>-51.22552551025552</text:p>
          </table:table-cell>
          <table:table-cell office:value-type="string">
            <text:p>Rua Vigário José Inácio, DF ao n° 171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0700442472153</text:p>
          </table:table-cell>
          <table:table-cell office:value-type="string">
            <text:p>-51.2284261137047</text:p>
          </table:table-cell>
          <table:table-cell office:value-type="string">
            <text:p>Rua Gen. Andrade Neves, n° 145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204373785598</text:p>
          </table:table-cell>
          <table:table-cell office:value-type="string">
            <text:p>-51.2213189217419</text:p>
          </table:table-cell>
          <table:table-cell office:value-type="string">
            <text:p>Av. Osvaldo Aranha, n° 99 (em frente à UFRGS)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2753685571282</text:p>
          </table:table-cell>
          <table:table-cell office:value-type="string">
            <text:p>-51.228421939611394</text:p>
          </table:table-cell>
          <table:table-cell office:value-type="string">
            <text:p>Av. Borges de Medeiros x Av. Júlio de Castilhos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584626514598</text:p>
          </table:table-cell>
          <table:table-cell office:value-type="string">
            <text:p>-51.227943372298114</text:p>
          </table:table-cell>
          <table:table-cell office:value-type="string">
            <text:p>Av. Borges de Medeiros x Rua Demétrio Ribeiro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27915392801393</text:p>
          </table:table-cell>
          <table:table-cell office:value-type="string">
            <text:p>-51.22938415382271</text:p>
          </table:table-cell>
          <table:table-cell office:value-type="string">
            <text:p>Rua Siqueira Campos x Trav. Francisco Leonardo Truda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-30.028408952177482</text:p>
          </table:table-cell>
          <table:table-cell office:value-type="string">
            <text:p>-51.230826570464274</text:p>
          </table:table-cell>
          <table:table-cell office:value-type="string">
            <text:p>Rua 7 de Setembro, n° 1087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0348863984514</text:p>
          </table:table-cell>
          <table:table-cell office:value-type="string">
            <text:p>-51.23333825234374</text:p>
          </table:table-cell>
          <table:table-cell office:value-type="string">
            <text:p>Rua 7 de Setembro, n° 713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2859821096268</text:p>
          </table:table-cell>
          <table:table-cell office:value-type="string">
            <text:p>-51.230693801118036</text:p>
          </table:table-cell>
          <table:table-cell office:value-type="string">
            <text:p>Rua Cassiano Nascimento x Rua Siqueira Campos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7500243838632</text:p>
          </table:table-cell>
          <table:table-cell office:value-type="string">
            <text:p>-51.229072609497734</text:p>
          </table:table-cell>
          <table:table-cell office:value-type="string">
            <text:p>Rua Washington Luiz, 1094 (em frente sede OAB)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3495243393535</text:p>
          </table:table-cell>
          <table:table-cell office:value-type="string">
            <text:p>-51.229177708990505</text:p>
          </table:table-cell>
          <table:table-cell office:value-type="string">
            <text:p>Rua Duque de Caxias, n° 1220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599803789077</text:p>
          </table:table-cell>
          <table:table-cell office:value-type="string">
            <text:p>-51.227692010020746</text:p>
          </table:table-cell>
          <table:table-cell office:value-type="string">
            <text:p>Rua Demétrio Ribeiro, n° 1164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199</text:p>
          </table:table-cell>
          <table:table-cell office:value-type="string">
            <text:p>-51.20662</text:p>
          </table:table-cell>
          <table:table-cell office:value-type="string">
            <text:p>Av. Cristóvão Colombo, 1361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1941</text:p>
          </table:table-cell>
          <table:table-cell office:value-type="string">
            <text:p>-51.20632</text:p>
          </table:table-cell>
          <table:table-cell office:value-type="string">
            <text:p>Av. Cristóvão Colombo, 1430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23271991506917</text:p>
          </table:table-cell>
          <table:table-cell office:value-type="string">
            <text:p>-51.203179195488474</text:p>
          </table:table-cell>
          <table:table-cell office:value-type="string">
            <text:p>Rua Dinarte Ribeiro, 116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5992929242214</text:p>
          </table:table-cell>
          <table:table-cell office:value-type="string">
            <text:p>-51.204557225954886</text:p>
          </table:table-cell>
          <table:table-cell office:value-type="string">
            <text:p>Rua Padre Chagas, 65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552296664937</text:p>
          </table:table-cell>
          <table:table-cell office:value-type="string">
            <text:p>-51.20398512571347</text:p>
          </table:table-cell>
          <table:table-cell office:value-type="string">
            <text:p>Rua Padre Chagas, 147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24716397868882</text:p>
          </table:table-cell>
          <table:table-cell office:value-type="string">
            <text:p>-51.202973644180304</text:p>
          </table:table-cell>
          <table:table-cell office:value-type="string">
            <text:p>Rua Padre Chagas, 277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22764644656338</text:p>
          </table:table-cell>
          <table:table-cell office:value-type="string">
            <text:p>-51.2012078723526</text:p>
          </table:table-cell>
          <table:table-cell office:value-type="string">
            <text:p>Rua Tobias da Silva, 63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-30.0252709004269</text:p>
          </table:table-cell>
          <table:table-cell office:value-type="string">
            <text:p>-51.20157049570082</text:p>
          </table:table-cell>
          <table:table-cell office:value-type="string">
            <text:p>R. 24 de Outubro, 652 (Defronte)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2611</text:p>
          </table:table-cell>
          <table:table-cell office:value-type="string">
            <text:p>-51.20105</text:p>
          </table:table-cell>
          <table:table-cell office:value-type="string">
            <text:p>Largo José Antônio Daudt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7752583416962</text:p>
          </table:table-cell>
          <table:table-cell office:value-type="string">
            <text:p>-51.216999999999985</text:p>
          </table:table-cell>
          <table:table-cell office:value-type="string">
            <text:p>Av. Alberto Bins 954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28334310352616</text:p>
          </table:table-cell>
          <table:table-cell office:value-type="string">
            <text:p>-51.21683830919267</text:p>
          </table:table-cell>
          <table:table-cell office:value-type="string">
            <text:p>Av. Cristóvão Colombo, 32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0650375746497</text:p>
          </table:table-cell>
          <table:table-cell office:value-type="string">
            <text:p>-51.20657489814755</text:p>
          </table:table-cell>
          <table:table-cell office:value-type="string">
            <text:p>Rua Castro Alves, 389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067959844776</text:p>
          </table:table-cell>
          <table:table-cell office:value-type="string">
            <text:p>-51.20640409610337</text:p>
          </table:table-cell>
          <table:table-cell office:value-type="string">
            <text:p>Rua Castro Alves, 415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49368224819258</text:p>
          </table:table-cell>
          <table:table-cell office:value-type="string">
            <text:p>-51.229750466270445</text:p>
          </table:table-cell>
          <table:table-cell office:value-type="string">
            <text:p>Av. Borges de Medeiros 2500 - Parque Marinha do Brasil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-30.04453</text:p>
          </table:table-cell>
          <table:table-cell office:value-type="string">
            <text:p>-51.23067</text:p>
          </table:table-cell>
          <table:table-cell office:value-type="string">
            <text:p>Rua Celeste Gobato DF 179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4453</text:p>
          </table:table-cell>
          <table:table-cell office:value-type="string">
            <text:p>-51.23075</text:p>
          </table:table-cell>
          <table:table-cell office:value-type="string">
            <text:p>Rua Celeste Gobato 179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4359</text:p>
          </table:table-cell>
          <table:table-cell office:value-type="string">
            <text:p>-51.22939</text:p>
          </table:table-cell>
          <table:table-cell office:value-type="string">
            <text:p>Rua Dr. Vicente de Paula Dutra 31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56243065045603</text:p>
          </table:table-cell>
          <table:table-cell office:value-type="string">
            <text:p>-51.23065908353652</text:p>
          </table:table-cell>
          <table:table-cell office:value-type="string">
            <text:p>Av. Borges de Medeiros, 3160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57054001847426</text:p>
          </table:table-cell>
          <table:table-cell office:value-type="string">
            <text:p>-51.23093535106506</text:p>
          </table:table-cell>
          <table:table-cell office:value-type="string">
            <text:p>Av. Borges de Medeiros, 3200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6042</text:p>
          </table:table-cell>
          <table:table-cell office:value-type="string">
            <text:p>-51.23049</text:p>
          </table:table-cell>
          <table:table-cell office:value-type="string">
            <text:p>Av. Padre Cacique, 96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57565456753533</text:p>
          </table:table-cell>
          <table:table-cell office:value-type="string">
            <text:p>-51.229555398454636</text:p>
          </table:table-cell>
          <table:table-cell office:value-type="string">
            <text:p>Av. Praia de Belas, 2166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114383248027693</text:p>
          </table:table-cell>
          <table:table-cell office:value-type="string">
            <text:p>-51.254710495700806</text:p>
          </table:table-cell>
          <table:table-cell office:value-type="string">
            <text:p>Av. Wenceslau Escobar, 2971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53968392016202</text:p>
          </table:table-cell>
          <table:table-cell office:value-type="string">
            <text:p>-51.214685918402665</text:p>
          </table:table-cell>
          <table:table-cell office:value-type="string">
            <text:p>Rua Visconde do Herval, 1350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54009372079495</text:p>
          </table:table-cell>
          <table:table-cell office:value-type="string">
            <text:p>-51.21470953372955</text:p>
          </table:table-cell>
          <table:table-cell office:value-type="string">
            <text:p>Rua Visconde do Herval, 1373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1862</text:p>
          </table:table-cell>
          <table:table-cell office:value-type="string">
            <text:p>-51.19759</text:p>
          </table:table-cell>
          <table:table-cell office:value-type="string">
            <text:p>Rua Cel. Bordini, 48 DF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-30.028405150359113</text:p>
          </table:table-cell>
          <table:table-cell office:value-type="string">
            <text:p>-51.181072498147614</text:p>
          </table:table-cell>
          <table:table-cell office:value-type="string">
            <text:p>Alameda Coelho Neto, 35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774</text:p>
          </table:table-cell>
          <table:table-cell office:value-type="string">
            <text:p>-51.17967</text:p>
          </table:table-cell>
          <table:table-cell office:value-type="string">
            <text:p>Praça Japão 31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2680076959965</text:p>
          </table:table-cell>
          <table:table-cell office:value-type="string">
            <text:p>-51.17932518956661</text:p>
          </table:table-cell>
          <table:table-cell office:value-type="string">
            <text:p>Praça Japão, 234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29.989879419225502</text:p>
          </table:table-cell>
          <table:table-cell office:value-type="string">
            <text:p>-51.17661017485142</text:p>
          </table:table-cell>
          <table:table-cell office:value-type="string">
            <text:p>Severo Dullius 90010 - Via elevada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4414</text:p>
          </table:table-cell>
          <table:table-cell office:value-type="string">
            <text:p>-51.18209</text:p>
          </table:table-cell>
          <table:table-cell office:value-type="string">
            <text:p>Rua Caju, 87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4688258677903</text:p>
          </table:table-cell>
          <table:table-cell office:value-type="string">
            <text:p>-51.21126915459632</text:p>
          </table:table-cell>
          <table:table-cell office:value-type="string">
            <text:p>Av. Ipiranga, 1803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4797988831324</text:p>
          </table:table-cell>
          <table:table-cell office:value-type="string">
            <text:p>-51.21179043928839</text:p>
          </table:table-cell>
          <table:table-cell office:value-type="string">
            <text:p>R. Prof. Freitas e Castro, 551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7095412485046</text:p>
          </table:table-cell>
          <table:table-cell office:value-type="string">
            <text:p>-51.20446938360965</text:p>
          </table:table-cell>
          <table:table-cell office:value-type="string">
            <text:p>Fernando Gomes, 221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59617765209687</text:p>
          </table:table-cell>
          <table:table-cell office:value-type="string">
            <text:p>-51.228214783310875</text:p>
          </table:table-cell>
          <table:table-cell office:value-type="string">
            <text:p>Rua Grão PArá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5984294700363</text:p>
          </table:table-cell>
          <table:table-cell office:value-type="string">
            <text:p>-51.229018104910836</text:p>
          </table:table-cell>
          <table:table-cell office:value-type="string">
            <text:p>Rua Antenor Lemos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28446358645724</text:p>
          </table:table-cell>
          <table:table-cell office:value-type="string">
            <text:p>-51.20127286101615</text:p>
          </table:table-cell>
          <table:table-cell office:value-type="string">
            <text:p>Lg Abelard Jacques Noronha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29635315367337</text:p>
          </table:table-cell>
          <table:table-cell office:value-type="string">
            <text:p>-51.20368953133857</text:p>
          </table:table-cell>
          <table:table-cell office:value-type="string">
            <text:p>Rua Dona Laura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4691878743035</text:p>
          </table:table-cell>
          <table:table-cell office:value-type="string">
            <text:p>-51.200582192194815</text:p>
          </table:table-cell>
          <table:table-cell office:value-type="string">
            <text:p>Av. Goethe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28665225285064</text:p>
          </table:table-cell>
          <table:table-cell office:value-type="string">
            <text:p>-51.20432789708411</text:p>
          </table:table-cell>
          <table:table-cell office:value-type="string">
            <text:p>Rua Mariante, 86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43245633372578</text:p>
          </table:table-cell>
          <table:table-cell office:value-type="string">
            <text:p>-51.214187722892746</text:p>
          </table:table-cell>
          <table:table-cell office:value-type="string">
            <text:p>Jerônimo de Ornelas, 55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0146600000005</text:p>
          </table:table-cell>
          <table:table-cell office:value-type="string">
            <text:p>-51.21954992698363</text:p>
          </table:table-cell>
          <table:table-cell office:value-type="string">
            <text:p>Rua Sarmento Leite 77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0376740901065</text:p>
          </table:table-cell>
          <table:table-cell office:value-type="string">
            <text:p>-51.226840686542914</text:p>
          </table:table-cell>
          <table:table-cell office:value-type="string">
            <text:p>
R. Mal. Floriano Peixoto, 188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7799051799876</text:p>
          </table:table-cell>
          <table:table-cell office:value-type="string">
            <text:p>-51.22545851017304</text:p>
          </table:table-cell>
          <table:table-cell office:value-type="string">
            <text:p>Rua José do Patrocínio, 253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699529295507</text:p>
          </table:table-cell>
          <table:table-cell office:value-type="string">
            <text:p>-51.21127282878399</text:p>
          </table:table-cell>
          <table:table-cell office:value-type="string">
            <text:p>José Bonifácio, 655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32994829071395</text:p>
          </table:table-cell>
          <table:table-cell office:value-type="string">
            <text:p>-51.20972304513015</text:p>
          </table:table-cell>
          <table:table-cell office:value-type="string">
            <text:p>Rua Felipe Camarão, 408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2948409999999</text:p>
          </table:table-cell>
          <table:table-cell office:value-type="string">
            <text:p>-51.22288689999999</text:p>
          </table:table-cell>
          <table:table-cell office:value-type="string">
            <text:p>Praça Dom Feliciano, 26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2852060574873</text:p>
          </table:table-cell>
          <table:table-cell office:value-type="string">
            <text:p>-51.226843168122855</text:p>
          </table:table-cell>
          <table:table-cell office:value-type="string">
            <text:p>Praça XV 76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2736149999999</text:p>
          </table:table-cell>
          <table:table-cell office:value-type="string">
            <text:p>-51.222525099999984</text:p>
          </table:table-cell>
          <table:table-cell office:value-type="string">
            <text:p>R. Pinto Bandeira, 345 - Centro Histórico, Porto Alegre - RS, 90030-150, Brasil</text:p>
          </table:table-cell>
          <table:table-cell office:value-type="float" office:value="2">
            <text:p>2</text:p>
          </table:table-cell>
          <table:table-cell office:value-type="string">
            <text:p>Idosos</text:p>
          </table:table-cell>
          <table:table-cell office:value-type="string">
            <text:p>02</text:p>
          </table:table-cell>
        </table:table-row>
        <table:table-row>
          <table:table-cell office:value-type="string">
            <text:p>-30.024547532124142</text:p>
          </table:table-cell>
          <table:table-cell office:value-type="string">
            <text:p>-51.22309971971282</text:p>
          </table:table-cell>
          <table:table-cell office:value-type="string">
            <text:p>Rua Carlos Chagas, 45 x Av. Mauá</text:p>
          </table:table-cell>
          <table:table-cell office:value-type="float" office:value="3">
            <text:p>3</text:p>
          </table:table-cell>
          <table:table-cell office:value-type="string">
            <text:p>PCD indefinido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492987163806</text:p>
          </table:table-cell>
          <table:table-cell office:value-type="string">
            <text:p>-51.24124005178987</text:p>
          </table:table-cell>
          <table:table-cell office:value-type="string">
            <text:p>Estacionamento da Usina do Gasômetro</text:p>
          </table:table-cell>
          <table:table-cell office:value-type="float" office:value="3">
            <text:p>3</text:p>
          </table:table-cell>
          <table:table-cell office:value-type="string">
            <text:p>PCD indefinido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29.98717</text:p>
          </table:table-cell>
          <table:table-cell office:value-type="string">
            <text:p>-51.12131</text:p>
          </table:table-cell>
          <table:table-cell office:value-type="string">
            <text:p>Av. Assis Brasil, 7625</text:p>
          </table:table-cell>
          <table:table-cell office:value-type="float" office:value="3">
            <text:p>3</text:p>
          </table:table-cell>
          <table:table-cell office:value-type="string">
            <text:p>PCD indefinido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29.98709</text:p>
          </table:table-cell>
          <table:table-cell office:value-type="string">
            <text:p>-51.12122</text:p>
          </table:table-cell>
          <table:table-cell office:value-type="string">
            <text:p>Av. Assis Brasil, 7625</text:p>
          </table:table-cell>
          <table:table-cell office:value-type="float" office:value="4">
            <text:p>4</text:p>
          </table:table-cell>
          <table:table-cell office:value-type="string">
            <text:p>Idoso indefinido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5018274552918</text:p>
          </table:table-cell>
          <table:table-cell office:value-type="string">
            <text:p>-51.241277456248554</text:p>
          </table:table-cell>
          <table:table-cell office:value-type="string">
            <text:p>Usina do Gasômetro</text:p>
          </table:table-cell>
          <table:table-cell office:value-type="float" office:value="4">
            <text:p>4</text:p>
          </table:table-cell>
          <table:table-cell office:value-type="string">
            <text:p>Idoso indefinido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23920734325465</text:p>
          </table:table-cell>
          <table:table-cell office:value-type="string">
            <text:p>-51.202162264234914</text:p>
          </table:table-cell>
          <table:table-cell office:value-type="string">
            <text:p>Dinarte Ribeiro, 214</text:p>
          </table:table-cell>
          <table:table-cell office:value-type="float" office:value="5">
            <text:p>5</text:p>
          </table:table-cell>
          <table:table-cell office:value-type="string">
            <text:p>PCD Projetado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5409318115138</text:p>
          </table:table-cell>
          <table:table-cell office:value-type="string">
            <text:p>-51.201625822431936</text:p>
          </table:table-cell>
          <table:table-cell office:value-type="string">
            <text:p>Comendador Caminha</text:p>
          </table:table-cell>
          <table:table-cell office:value-type="float" office:value="5">
            <text:p>5</text:p>
          </table:table-cell>
          <table:table-cell office:value-type="string">
            <text:p>PCD Projetado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1805210592921</text:p>
          </table:table-cell>
          <table:table-cell office:value-type="string">
            <text:p>-51.19779562795867</text:p>
          </table:table-cell>
          <table:table-cell office:value-type="string">
            <text:p>Rua Quintino Bocaiuva, 25</text:p>
          </table:table-cell>
          <table:table-cell office:value-type="float" office:value="5">
            <text:p>5</text:p>
          </table:table-cell>
          <table:table-cell office:value-type="string">
            <text:p>PCD Projetado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40138501442854</text:p>
          </table:table-cell>
          <table:table-cell office:value-type="string">
            <text:p>-51.208281473172065</text:p>
          </table:table-cell>
          <table:table-cell office:value-type="string">
            <text:p>Rua Ramiro Barcelos, 2337</text:p>
          </table:table-cell>
          <table:table-cell office:value-type="float" office:value="5">
            <text:p>5</text:p>
          </table:table-cell>
          <table:table-cell office:value-type="string">
            <text:p>PCD Projetado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3621840096368</text:p>
          </table:table-cell>
          <table:table-cell office:value-type="string">
            <text:p>-51.204676584339154</text:p>
          </table:table-cell>
          <table:table-cell office:value-type="string">
            <text:p>Barão de Santo Ângelo, 299</text:p>
          </table:table-cell>
          <table:table-cell office:value-type="float" office:value="5">
            <text:p>5</text:p>
          </table:table-cell>
          <table:table-cell office:value-type="string">
            <text:p>PCD Projetado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53649</text:p>
          </table:table-cell>
          <table:table-cell office:value-type="string">
            <text:p>-51.21123780000005</text:p>
          </table:table-cell>
          <table:table-cell office:value-type="string">
            <text:p>Av. Osvaldo Aranha, 1128</text:p>
          </table:table-cell>
          <table:table-cell office:value-type="float" office:value="5">
            <text:p>5</text:p>
          </table:table-cell>
          <table:table-cell office:value-type="string">
            <text:p>PCD Projetado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29995</text:p>
          </table:table-cell>
          <table:table-cell office:value-type="string">
            <text:p>-51.215601600000014</text:p>
          </table:table-cell>
          <table:table-cell office:value-type="string">
            <text:p>Av. Osvaldo Aranha, 648</text:p>
          </table:table-cell>
          <table:table-cell office:value-type="float" office:value="5">
            <text:p>5</text:p>
          </table:table-cell>
          <table:table-cell office:value-type="string">
            <text:p>PCD Projetado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1810552200009</text:p>
          </table:table-cell>
          <table:table-cell office:value-type="string">
            <text:p>-51.19779026354064</text:p>
          </table:table-cell>
          <table:table-cell office:value-type="string">
            <text:p>Rua Quintino Bocaiuva, 25</text:p>
          </table:table-cell>
          <table:table-cell office:value-type="float" office:value="6">
            <text:p>6</text:p>
          </table:table-cell>
          <table:table-cell office:value-type="string">
            <text:p>Idoso Projetado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358468316078</text:p>
          </table:table-cell>
          <table:table-cell office:value-type="string">
            <text:p>-51.204633668994916</text:p>
          </table:table-cell>
          <table:table-cell office:value-type="string">
            <text:p>Barão de Santo Ângelo, 299</text:p>
          </table:table-cell>
          <table:table-cell office:value-type="float" office:value="6">
            <text:p>6</text:p>
          </table:table-cell>
          <table:table-cell office:value-type="string">
            <text:p>Idoso Projetado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5598001441286</text:p>
          </table:table-cell>
          <table:table-cell office:value-type="string">
            <text:p>-51.210846917791</text:p>
          </table:table-cell>
          <table:table-cell office:value-type="string">
            <text:p>Av. Osvaldo Aranha, 1174</text:p>
          </table:table-cell>
          <table:table-cell office:value-type="float" office:value="6">
            <text:p>6</text:p>
          </table:table-cell>
          <table:table-cell office:value-type="string">
            <text:p>Idoso Projetado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327942</text:p>
          </table:table-cell>
          <table:table-cell office:value-type="string">
            <text:p>-51.217435499999965</text:p>
          </table:table-cell>
          <table:table-cell office:value-type="string">
            <text:p>Av. Osvaldo Aranha, 476</text:p>
          </table:table-cell>
          <table:table-cell office:value-type="float" office:value="6">
            <text:p>6</text:p>
          </table:table-cell>
          <table:table-cell office:value-type="string">
            <text:p>Idoso Projetado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282174</text:p>
          </table:table-cell>
          <table:table-cell office:value-type="string">
            <text:p>-51.2233335</text:p>
          </table:table-cell>
          <table:table-cell office:value-type="string">
            <text:p>Av. Alberto Bins 355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3</text:p>
          </table:table-cell>
        </table:table-row>
        <table:table-row>
          <table:table-cell office:value-type="string">
            <text:p>-30.0281366</text:p>
          </table:table-cell>
          <table:table-cell office:value-type="string">
            <text:p>-51.2219504</text:p>
          </table:table-cell>
          <table:table-cell office:value-type="string">
            <text:p>Av. Alberto Bins, 467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6</text:p>
          </table:table-cell>
        </table:table-row>
        <table:table-row>
          <table:table-cell office:value-type="string">
            <text:p>-30.0280751</text:p>
          </table:table-cell>
          <table:table-cell office:value-type="string">
            <text:p>-51.220468900000014</text:p>
          </table:table-cell>
          <table:table-cell office:value-type="string">
            <text:p>Av. Alberto Bins 615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4</text:p>
          </table:table-cell>
        </table:table-row>
        <table:table-row>
          <table:table-cell office:value-type="string">
            <text:p>-30.0279477</text:p>
          </table:table-cell>
          <table:table-cell office:value-type="string">
            <text:p>-51.2187942</text:p>
          </table:table-cell>
          <table:table-cell office:value-type="string">
            <text:p>Av. Alberto Bins 781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5</text:p>
          </table:table-cell>
        </table:table-row>
        <table:table-row>
          <table:table-cell office:value-type="string">
            <text:p>-30.0278594</text:p>
          </table:table-cell>
          <table:table-cell office:value-type="string">
            <text:p>-51.2186066</text:p>
          </table:table-cell>
          <table:table-cell office:value-type="string">
            <text:p>Av. Alberto Bins 786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2</text:p>
          </table:table-cell>
        </table:table-row>
        <table:table-row>
          <table:table-cell office:value-type="string">
            <text:p>-30.0278214</text:p>
          </table:table-cell>
          <table:table-cell office:value-type="string">
            <text:p>-51.2180828</text:p>
          </table:table-cell>
          <table:table-cell office:value-type="string">
            <text:p>Av. Alberto Bins 870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-30.0278845</text:p>
          </table:table-cell>
          <table:table-cell office:value-type="string">
            <text:p>-51.2177411</text:p>
          </table:table-cell>
          <table:table-cell office:value-type="string">
            <text:p>Av. Alberto Bins 875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2</text:p>
          </table:table-cell>
        </table:table-row>
        <table:table-row>
          <table:table-cell office:value-type="string">
            <text:p>-30.0277167</text:p>
          </table:table-cell>
          <table:table-cell office:value-type="string">
            <text:p>-51.2165281</text:p>
          </table:table-cell>
          <table:table-cell office:value-type="string">
            <text:p>Av. Alberto Bins 998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8</text:p>
          </table:table-cell>
        </table:table-row>
        <table:table-row>
          <table:table-cell office:value-type="string">
            <text:p>-30.0282342</text:p>
          </table:table-cell>
          <table:table-cell office:value-type="string">
            <text:p>-51.216604</text:p>
          </table:table-cell>
          <table:table-cell office:value-type="string">
            <text:p>Av. Cristovão Colombo 64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3</text:p>
          </table:table-cell>
        </table:table-row>
        <table:table-row>
          <table:table-cell office:value-type="string">
            <text:p>-30.0284913</text:p>
          </table:table-cell>
          <table:table-cell office:value-type="string">
            <text:p>-51.2209</text:p>
          </table:table-cell>
          <table:table-cell office:value-type="string">
            <text:p>R. Cel Vicente 558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2</text:p>
          </table:table-cell>
        </table:table-row>
        <table:table-row>
          <table:table-cell office:value-type="string">
            <text:p>-30.0275377</text:p>
          </table:table-cell>
          <table:table-cell office:value-type="string">
            <text:p>-51.2224012</text:p>
          </table:table-cell>
          <table:table-cell office:value-type="string">
            <text:p>R. Pinto Bandeira 377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-30.0289633</text:p>
          </table:table-cell>
          <table:table-cell office:value-type="string">
            <text:p>-51.2223922</text:p>
          </table:table-cell>
          <table:table-cell office:value-type="string">
            <text:p>R. Pinto Bandeira 529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8</text:p>
          </table:table-cell>
        </table:table-row>
        <table:table-row>
          <table:table-cell office:value-type="string">
            <text:p>-30.0296387</text:p>
          </table:table-cell>
          <table:table-cell office:value-type="string">
            <text:p>-51.2238932</text:p>
          </table:table-cell>
          <table:table-cell office:value-type="string">
            <text:p>Av. dos Andradas 1774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9</text:p>
          </table:table-cell>
        </table:table-row>
        <table:table-row>
          <table:table-cell office:value-type="string">
            <text:p>-30.0300839</text:p>
          </table:table-cell>
          <table:table-cell office:value-type="string">
            <text:p>-51.2191342</text:p>
          </table:table-cell>
          <table:table-cell office:value-type="string">
            <text:p>R. Sarmento Leite, Defronte ao 77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8</text:p>
          </table:table-cell>
        </table:table-row>
        <table:table-row>
          <table:table-cell office:value-type="string">
            <text:p>-30.0305347</text:p>
          </table:table-cell>
          <table:table-cell office:value-type="string">
            <text:p>-51.2189625</text:p>
          </table:table-cell>
          <table:table-cell office:value-type="string">
            <text:p>Praça Dom Sebastião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-30.0304843</text:p>
          </table:table-cell>
          <table:table-cell office:value-type="string">
            <text:p>-51.2268431</text:p>
          </table:table-cell>
          <table:table-cell office:value-type="string">
            <text:p>R. Mal. Floriano 204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-30.0303347</text:p>
          </table:table-cell>
          <table:table-cell office:value-type="string">
            <text:p>-51.2263362</text:p>
          </table:table-cell>
          <table:table-cell office:value-type="string">
            <text:p>R. Gen. Vitorino 49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2</text:p>
          </table:table-cell>
        </table:table-row>
        <table:table-row>
          <table:table-cell office:value-type="string">
            <text:p>-30.0303862</text:p>
          </table:table-cell>
          <table:table-cell office:value-type="string">
            <text:p>-51.22534410000003</text:p>
          </table:table-cell>
          <table:table-cell office:value-type="string">
            <text:p>R. Gen. Vitorino 141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-30.03046959999999</text:p>
          </table:table-cell>
          <table:table-cell office:value-type="string">
            <text:p>-51.224099300000034</text:p>
          </table:table-cell>
          <table:table-cell office:value-type="string">
            <text:p>R. Gen. Vitorino 255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6</text:p>
          </table:table-cell>
        </table:table-row>
        <table:table-row>
          <table:table-cell office:value-type="string">
            <text:p>-30.0322063</text:p>
          </table:table-cell>
          <table:table-cell office:value-type="string">
            <text:p>-51.2226587</text:p>
          </table:table-cell>
          <table:table-cell office:value-type="string">
            <text:p>Praça Argentina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-30.0320702</text:p>
          </table:table-cell>
          <table:table-cell office:value-type="string">
            <text:p>-51.2213651</text:p>
          </table:table-cell>
          <table:table-cell office:value-type="string">
            <text:p>Av. Osvaldo Aranha 99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-30.0319941</text:p>
          </table:table-cell>
          <table:table-cell office:value-type="string">
            <text:p>-51.2236294</text:p>
          </table:table-cell>
          <table:table-cell office:value-type="string">
            <text:p>Praça Raul Pila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9</text:p>
          </table:table-cell>
        </table:table-row>
        <table:table-row>
          <table:table-cell office:value-type="string">
            <text:p>-30.031887</text:p>
          </table:table-cell>
          <table:table-cell office:value-type="string">
            <text:p>-51.2296043</text:p>
          </table:table-cell>
          <table:table-cell office:value-type="string">
            <text:p>Lg. João Amorim Albuquerque, defronte ao 46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32</text:p>
          </table:table-cell>
        </table:table-row>
        <table:table-row>
          <table:table-cell office:value-type="string">
            <text:p>-30.0315543</text:p>
          </table:table-cell>
          <table:table-cell office:value-type="string">
            <text:p>-51.228854100000035</text:p>
          </table:table-cell>
          <table:table-cell office:value-type="string">
            <text:p>R. Riachuelo 1270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4</text:p>
          </table:table-cell>
        </table:table-row>
        <table:table-row>
          <table:table-cell office:value-type="string">
            <text:p>-30.0326362</text:p>
          </table:table-cell>
          <table:table-cell office:value-type="string">
            <text:p>-51.234299899999996</text:p>
          </table:table-cell>
          <table:table-cell office:value-type="string">
            <text:p>R. Riachuelo 730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9</text:p>
          </table:table-cell>
        </table:table-row>
        <table:table-row>
          <table:table-cell office:value-type="string">
            <text:p>-30.03256</text:p>
          </table:table-cell>
          <table:table-cell office:value-type="string">
            <text:p>-51.23366379999999</text:p>
          </table:table-cell>
          <table:table-cell office:value-type="string">
            <text:p>R. Riachuelo 809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-30.0321452</text:p>
          </table:table-cell>
          <table:table-cell office:value-type="string">
            <text:p>-51.2326355</text:p>
          </table:table-cell>
          <table:table-cell office:value-type="string">
            <text:p>R. Riachuelo 900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9</text:p>
          </table:table-cell>
        </table:table-row>
        <table:table-row>
          <table:table-cell office:value-type="string">
            <text:p>-30.0320979</text:p>
          </table:table-cell>
          <table:table-cell office:value-type="string">
            <text:p>-51.232234500000004</text:p>
          </table:table-cell>
          <table:table-cell office:value-type="string">
            <text:p>R. Riachuelo 949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3</text:p>
          </table:table-cell>
        </table:table-row>
        <table:table-row>
          <table:table-cell office:value-type="string">
            <text:p>-30.0319161</text:p>
          </table:table-cell>
          <table:table-cell office:value-type="string">
            <text:p>-51.231810800000005</text:p>
          </table:table-cell>
          <table:table-cell office:value-type="string">
            <text:p>R. Riachuelo 984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6</text:p>
          </table:table-cell>
        </table:table-row>
        <table:table-row>
          <table:table-cell office:value-type="string">
            <text:p>-30.0324592</text:p>
          </table:table-cell>
          <table:table-cell office:value-type="string">
            <text:p>-51.22869229999998</text:p>
          </table:table-cell>
          <table:table-cell office:value-type="string">
            <text:p>R. Jerônimo Coelho 72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-30.0323872</text:p>
          </table:table-cell>
          <table:table-cell office:value-type="string">
            <text:p>-51.2298673</text:p>
          </table:table-cell>
          <table:table-cell office:value-type="string">
            <text:p>Praça Mal Deodoro 2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5</text:p>
          </table:table-cell>
        </table:table-row>
        <table:table-row>
          <table:table-cell office:value-type="string">
            <text:p>-30.0326494</text:p>
          </table:table-cell>
          <table:table-cell office:value-type="string">
            <text:p>-51.2296799</text:p>
          </table:table-cell>
          <table:table-cell office:value-type="string">
            <text:p>Praça Mal Deodoro, defronte ao 134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8</text:p>
          </table:table-cell>
        </table:table-row>
        <table:table-row>
          <table:table-cell office:value-type="string">
            <text:p>-30.0330234</text:p>
          </table:table-cell>
          <table:table-cell office:value-type="string">
            <text:p>-51.2296111</text:p>
          </table:table-cell>
          <table:table-cell office:value-type="string">
            <text:p>Praça Mal Deodoro, defronte ao 148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4</text:p>
          </table:table-cell>
        </table:table-row>
        <table:table-row>
          <table:table-cell office:value-type="string">
            <text:p>-30.0332863</text:p>
          </table:table-cell>
          <table:table-cell office:value-type="string">
            <text:p>-51.2297126</text:p>
          </table:table-cell>
          <table:table-cell office:value-type="string">
            <text:p>Praça Mal Deodoro, defronte ao 170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4</text:p>
          </table:table-cell>
        </table:table-row>
        <table:table-row>
          <table:table-cell office:value-type="string">
            <text:p>-30.033314</text:p>
          </table:table-cell>
          <table:table-cell office:value-type="string">
            <text:p>-51.2315248</text:p>
          </table:table-cell>
          <table:table-cell office:value-type="string">
            <text:p>R. Duque de Caxias 968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-30.03350080000001</text:p>
          </table:table-cell>
          <table:table-cell office:value-type="string">
            <text:p>-51.229283899999984</text:p>
          </table:table-cell>
          <table:table-cell office:value-type="string">
            <text:p>R. Duque de Caxias 1220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3</text:p>
          </table:table-cell>
        </table:table-row>
        <table:table-row>
          <table:table-cell office:value-type="string">
            <text:p>-30.037564</text:p>
          </table:table-cell>
          <table:table-cell office:value-type="string">
            <text:p>-51.2285869</text:p>
          </table:table-cell>
          <table:table-cell office:value-type="string">
            <text:p>R. Cel Genuino 449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-30.036413</text:p>
          </table:table-cell>
          <table:table-cell office:value-type="string">
            <text:p>-51.2275679</text:p>
          </table:table-cell>
          <table:table-cell office:value-type="string">
            <text:p>R. Cel Genuino 300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-30.0354456</text:p>
          </table:table-cell>
          <table:table-cell office:value-type="string">
            <text:p>-51.2268185</text:p>
          </table:table-cell>
          <table:table-cell office:value-type="string">
            <text:p>R. Cel Genuino 164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-30.0353582</text:p>
          </table:table-cell>
          <table:table-cell office:value-type="string">
            <text:p>-51.226868</text:p>
          </table:table-cell>
          <table:table-cell office:value-type="string">
            <text:p>R. Cel Genuino 177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5</text:p>
          </table:table-cell>
        </table:table-row>
        <table:table-row>
          <table:table-cell office:value-type="string">
            <text:p>-30.0364854</text:p>
          </table:table-cell>
          <table:table-cell office:value-type="string">
            <text:p>-51.2267416</text:p>
          </table:table-cell>
          <table:table-cell office:value-type="string">
            <text:p>R. José do Patrocínio 66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8</text:p>
          </table:table-cell>
        </table:table-row>
        <table:table-row>
          <table:table-cell office:value-type="string">
            <text:p>-30.0362944</text:p>
          </table:table-cell>
          <table:table-cell office:value-type="string">
            <text:p>-51.2270732</text:p>
          </table:table-cell>
          <table:table-cell office:value-type="string">
            <text:p>R. José do Patrocínio 31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3</text:p>
          </table:table-cell>
        </table:table-row>
        <table:table-row>
          <table:table-cell office:value-type="string">
            <text:p>-30.1118066</text:p>
          </table:table-cell>
          <table:table-cell office:value-type="string">
            <text:p>-51.2553849</text:p>
          </table:table-cell>
          <table:table-cell office:value-type="string">
            <text:p>Av. Wenceslau Escobar 2675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-30.1142894</text:p>
          </table:table-cell>
          <table:table-cell office:value-type="string">
            <text:p>-51.2547326</text:p>
          </table:table-cell>
          <table:table-cell office:value-type="string">
            <text:p>Av. Wenceslau Escobar 2951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-30.1143104</text:p>
          </table:table-cell>
          <table:table-cell office:value-type="string">
            <text:p>-51.2544949</text:p>
          </table:table-cell>
          <table:table-cell office:value-type="string">
            <text:p>Av. Wenceslau Escobar 2970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-30.1153479</text:p>
          </table:table-cell>
          <table:table-cell office:value-type="string">
            <text:p>-51.2540603</text:p>
          </table:table-cell>
          <table:table-cell office:value-type="string">
            <text:p>Av. Wenceslau Escobar 3086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-30.1123383</text:p>
          </table:table-cell>
          <table:table-cell office:value-type="string">
            <text:p>-51.2560866</text:p>
          </table:table-cell>
          <table:table-cell office:value-type="string">
            <text:p>R. Armando Barbedo 318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8</text:p>
          </table:table-cell>
        </table:table-row>
        <table:table-row>
          <table:table-cell office:value-type="string">
            <text:p>-30.1138192</text:p>
          </table:table-cell>
          <table:table-cell office:value-type="string">
            <text:p>-51.2556419</text:p>
          </table:table-cell>
          <table:table-cell office:value-type="string">
            <text:p>R. Almirante Delamare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5</text:p>
          </table:table-cell>
        </table:table-row>
        <table:table-row>
          <table:table-cell office:value-type="string">
            <text:p>-30.1144759</text:p>
          </table:table-cell>
          <table:table-cell office:value-type="string">
            <text:p>-51.253933</text:p>
          </table:table-cell>
          <table:table-cell office:value-type="string">
            <text:p>R. Dr. Mário Totta 645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8</text:p>
          </table:table-cell>
        </table:table-row>
        <table:table-row>
          <table:table-cell office:value-type="string">
            <text:p>-30.1148829</text:p>
          </table:table-cell>
          <table:table-cell office:value-type="string">
            <text:p>-51.2553009</text:p>
          </table:table-cell>
          <table:table-cell office:value-type="string">
            <text:p>R. Dr. Mário Totta 506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-30.0306382</text:p>
          </table:table-cell>
          <table:table-cell office:value-type="string">
            <text:p>-51.2066814</text:p>
          </table:table-cell>
          <table:table-cell office:value-type="string">
            <text:p>R. Castro Alves 389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-30.0303484</text:p>
          </table:table-cell>
          <table:table-cell office:value-type="string">
            <text:p>-51.2077562</text:p>
          </table:table-cell>
          <table:table-cell office:value-type="string">
            <text:p>R. Castro Alves 300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-30.0294335</text:p>
          </table:table-cell>
          <table:table-cell office:value-type="string">
            <text:p>-51.2058569</text:p>
          </table:table-cell>
          <table:table-cell office:value-type="string">
            <text:p>Miguel Tostes 139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-30.0303709</text:p>
          </table:table-cell>
          <table:table-cell office:value-type="string">
            <text:p>-51.2058369</text:p>
          </table:table-cell>
          <table:table-cell office:value-type="string">
            <text:p>Miguel Tostes 255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-30.0292908</text:p>
          </table:table-cell>
          <table:table-cell office:value-type="string">
            <text:p>-51.2004905</text:p>
          </table:table-cell>
          <table:table-cell office:value-type="string">
            <text:p>Lg. Caixeiros Viajantes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38</text:p>
          </table:table-cell>
        </table:table-row>
        <table:table-row>
          <table:table-cell office:value-type="string">
            <text:p>-30.029749</text:p>
          </table:table-cell>
          <table:table-cell office:value-type="string">
            <text:p>-51.20510089999999</text:p>
          </table:table-cell>
          <table:table-cell office:value-type="string">
            <text:p>R. Dona Laura 59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-30.029694</text:p>
          </table:table-cell>
          <table:table-cell office:value-type="string">
            <text:p>-51.2036262</text:p>
          </table:table-cell>
          <table:table-cell office:value-type="string">
            <text:p>R. Dona Laura 207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8</text:p>
          </table:table-cell>
        </table:table-row>
        <table:table-row>
          <table:table-cell office:value-type="string">
            <text:p>-30.0295193</text:p>
          </table:table-cell>
          <table:table-cell office:value-type="string">
            <text:p>-51.2018444</text:p>
          </table:table-cell>
          <table:table-cell office:value-type="string">
            <text:p>R. Dona Laura 380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32</text:p>
          </table:table-cell>
        </table:table-row>
        <table:table-row>
          <table:table-cell office:value-type="string">
            <text:p>-30.0305855</text:p>
          </table:table-cell>
          <table:table-cell office:value-type="string">
            <text:p>-51.204204800000014</text:p>
          </table:table-cell>
          <table:table-cell office:value-type="string">
            <text:p>R. Mariante 322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4</text:p>
          </table:table-cell>
        </table:table-row>
        <table:table-row>
          <table:table-cell office:value-type="string">
            <text:p>-30.0300112</text:p>
          </table:table-cell>
          <table:table-cell office:value-type="string">
            <text:p>-51.2043133</text:p>
          </table:table-cell>
          <table:table-cell office:value-type="string">
            <text:p>R. Mariante, defronte ao 284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6</text:p>
          </table:table-cell>
        </table:table-row>
        <table:table-row>
          <table:table-cell office:value-type="string">
            <text:p>-30.0298502</text:p>
          </table:table-cell>
          <table:table-cell office:value-type="string">
            <text:p>-51.2029713</text:p>
          </table:table-cell>
          <table:table-cell office:value-type="string">
            <text:p>R. Dr. Florencio Ygartua 368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9</text:p>
          </table:table-cell>
        </table:table-row>
        <table:table-row>
          <table:table-cell office:value-type="string">
            <text:p>-30.0306144</text:p>
          </table:table-cell>
          <table:table-cell office:value-type="string">
            <text:p>-51.20292280000001</text:p>
          </table:table-cell>
          <table:table-cell office:value-type="string">
            <text:p>R. Dr. Florencio Ygartua 451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9</text:p>
          </table:table-cell>
        </table:table-row>
        <table:table-row>
          <table:table-cell office:value-type="string">
            <text:p>-30.0290521</text:p>
          </table:table-cell>
          <table:table-cell office:value-type="string">
            <text:p>-51.20297979999998</text:p>
          </table:table-cell>
          <table:table-cell office:value-type="string">
            <text:p>R. Dr. Florencio Ygartua 288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6</text:p>
          </table:table-cell>
        </table:table-row>
        <table:table-row>
          <table:table-cell office:value-type="string">
            <text:p>-30.02681919999999</text:p>
          </table:table-cell>
          <table:table-cell office:value-type="string">
            <text:p>-51.2031192</text:p>
          </table:table-cell>
          <table:table-cell office:value-type="string">
            <text:p>R. Dr. Florencio Ygartua 36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8</text:p>
          </table:table-cell>
        </table:table-row>
        <table:table-row>
          <table:table-cell office:value-type="string">
            <text:p>-30.0275036</text:p>
          </table:table-cell>
          <table:table-cell office:value-type="string">
            <text:p>-51.2031267</text:p>
          </table:table-cell>
          <table:table-cell office:value-type="string">
            <text:p>R. Dr. Florencio Ygartua 83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-30.0282271</text:p>
          </table:table-cell>
          <table:table-cell office:value-type="string">
            <text:p>-51.2031178</text:p>
          </table:table-cell>
          <table:table-cell office:value-type="string">
            <text:p>R. Dr. Florencio Ygartua 155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1</text:p>
          </table:table-cell>
        </table:table-row>
        <table:table-row>
          <table:table-cell office:value-type="string">
            <text:p>-30.0283518</text:p>
          </table:table-cell>
          <table:table-cell office:value-type="string">
            <text:p>-51.2043453</text:p>
          </table:table-cell>
          <table:table-cell office:value-type="string">
            <text:p>R. Mariante, 86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-30.0268282</text:p>
          </table:table-cell>
          <table:table-cell office:value-type="string">
            <text:p>-51.2034976</text:p>
          </table:table-cell>
          <table:table-cell office:value-type="string">
            <text:p>R. 24 de Outubro 435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-30.0261872</text:p>
          </table:table-cell>
          <table:table-cell office:value-type="string">
            <text:p>-51.2027159</text:p>
          </table:table-cell>
          <table:table-cell office:value-type="string">
            <text:p>R. 24 de Outubro 529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4</text:p>
          </table:table-cell>
        </table:table-row>
        <table:table-row>
          <table:table-cell office:value-type="string">
            <text:p>-30.0259922</text:p>
          </table:table-cell>
          <table:table-cell office:value-type="string">
            <text:p>-51.2025957</text:p>
          </table:table-cell>
          <table:table-cell office:value-type="string">
            <text:p>R. 24 de Outubro 544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-30.0250317</text:p>
          </table:table-cell>
          <table:table-cell office:value-type="string">
            <text:p>-51.2013831</text:p>
          </table:table-cell>
          <table:table-cell office:value-type="string">
            <text:p>R. 24 de Outubro 676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6</text:p>
          </table:table-cell>
        </table:table-row>
        <table:table-row>
          <table:table-cell office:value-type="string">
            <text:p>-30.0257211</text:p>
          </table:table-cell>
          <table:table-cell office:value-type="string">
            <text:p>-51.2013992</text:p>
          </table:table-cell>
          <table:table-cell office:value-type="string">
            <text:p>R. Com. Caminha, defronte ao 362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36</text:p>
          </table:table-cell>
        </table:table-row>
        <table:table-row>
          <table:table-cell office:value-type="string">
            <text:p>-30.0262859</text:p>
          </table:table-cell>
          <table:table-cell office:value-type="string">
            <text:p>-51.2012521</text:p>
          </table:table-cell>
          <table:table-cell office:value-type="string">
            <text:p>R. Com. Caminha, defronte ao 312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-30.0250196</text:p>
          </table:table-cell>
          <table:table-cell office:value-type="string">
            <text:p>-51.2001687</text:p>
          </table:table-cell>
          <table:table-cell office:value-type="string">
            <text:p>Av. Goethe s/n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9</text:p>
          </table:table-cell>
        </table:table-row>
        <table:table-row>
          <table:table-cell office:value-type="string">
            <text:p>-30.0268277</text:p>
          </table:table-cell>
          <table:table-cell office:value-type="string">
            <text:p>-51.2046762</text:p>
          </table:table-cell>
          <table:table-cell office:value-type="string">
            <text:p>R. Fernando Gomes 156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34</text:p>
          </table:table-cell>
        </table:table-row>
        <table:table-row>
          <table:table-cell office:value-type="string">
            <text:p>-30.026</text:p>
          </table:table-cell>
          <table:table-cell office:value-type="string">
            <text:p>-51.2046627</text:p>
          </table:table-cell>
          <table:table-cell office:value-type="string">
            <text:p>R. Padre Chagas 66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2</text:p>
          </table:table-cell>
        </table:table-row>
        <table:table-row>
          <table:table-cell office:value-type="string">
            <text:p>-30.0260769</text:p>
          </table:table-cell>
          <table:table-cell office:value-type="string">
            <text:p>-51.2036759</text:p>
          </table:table-cell>
          <table:table-cell office:value-type="string">
            <text:p>R. Hilario Ribeiro 313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35</text:p>
          </table:table-cell>
        </table:table-row>
        <table:table-row>
          <table:table-cell office:value-type="string">
            <text:p>-30.0251547</text:p>
          </table:table-cell>
          <table:table-cell office:value-type="string">
            <text:p>-51.2045291</text:p>
          </table:table-cell>
          <table:table-cell office:value-type="string">
            <text:p>R. Hilario Ribeiro 202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38</text:p>
          </table:table-cell>
        </table:table-row>
        <table:table-row>
          <table:table-cell office:value-type="string">
            <text:p>-30.0252378</text:p>
          </table:table-cell>
          <table:table-cell office:value-type="string">
            <text:p>-51.2036156</text:p>
          </table:table-cell>
          <table:table-cell office:value-type="string">
            <text:p>R. Padre Chagas 185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1</text:p>
          </table:table-cell>
        </table:table-row>
        <table:table-row>
          <table:table-cell office:value-type="string">
            <text:p>-30.0256061</text:p>
          </table:table-cell>
          <table:table-cell office:value-type="string">
            <text:p>-51.2021357</text:p>
          </table:table-cell>
          <table:table-cell office:value-type="string">
            <text:p>24 de Outubro 600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-30.0247701</text:p>
          </table:table-cell>
          <table:table-cell office:value-type="string">
            <text:p>-51.2029846</text:p>
          </table:table-cell>
          <table:table-cell office:value-type="string">
            <text:p>R. Padre Chagas 277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-30.0244722</text:p>
          </table:table-cell>
          <table:table-cell office:value-type="string">
            <text:p>-51.2026615</text:p>
          </table:table-cell>
          <table:table-cell office:value-type="string">
            <text:p>R. Padre Chagas 327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-30.0239606</text:p>
          </table:table-cell>
          <table:table-cell office:value-type="string">
            <text:p>-51.2039843</text:p>
          </table:table-cell>
          <table:table-cell office:value-type="string">
            <text:p>R. Luciana de Abreu, defronte ao 267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49</text:p>
          </table:table-cell>
        </table:table-row>
        <table:table-row>
          <table:table-cell office:value-type="string">
            <text:p>-30.0233005</text:p>
          </table:table-cell>
          <table:table-cell office:value-type="string">
            <text:p>-51.2044705</text:p>
          </table:table-cell>
          <table:table-cell office:value-type="string">
            <text:p>R. Barão de Santo Angelo 299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5</text:p>
          </table:table-cell>
        </table:table-row>
        <table:table-row>
          <table:table-cell office:value-type="string">
            <text:p>-30.0230836</text:p>
          </table:table-cell>
          <table:table-cell office:value-type="string">
            <text:p>-51.20369840000001</text:p>
          </table:table-cell>
          <table:table-cell office:value-type="string">
            <text:p>R. Dinarte Ribeiro 51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-30.0234643</text:p>
          </table:table-cell>
          <table:table-cell office:value-type="string">
            <text:p>-51.2030304</text:p>
          </table:table-cell>
          <table:table-cell office:value-type="string">
            <text:p>R. Dinarte Ribeiro 131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46</text:p>
          </table:table-cell>
        </table:table-row>
        <table:table-row>
          <table:table-cell office:value-type="string">
            <text:p>-30.0228584</text:p>
          </table:table-cell>
          <table:table-cell office:value-type="string">
            <text:p>-51.20252949999997</text:p>
          </table:table-cell>
          <table:table-cell office:value-type="string">
            <text:p>Praça Mauricio Cardoso 99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34</text:p>
          </table:table-cell>
        </table:table-row>
        <table:table-row>
          <table:table-cell office:value-type="string">
            <text:p>-30.0225305</text:p>
          </table:table-cell>
          <table:table-cell office:value-type="string">
            <text:p>-51.2030397</text:p>
          </table:table-cell>
          <table:table-cell office:value-type="string">
            <text:p>Praça Mauricio Cardoso 100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5</text:p>
          </table:table-cell>
        </table:table-row>
        <table:table-row>
          <table:table-cell office:value-type="string">
            <text:p>-30.0221762</text:p>
          </table:table-cell>
          <table:table-cell office:value-type="string">
            <text:p>-51.2024823</text:p>
          </table:table-cell>
          <table:table-cell office:value-type="string">
            <text:p>Praça Mauricio Cardoso 160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3</text:p>
          </table:table-cell>
        </table:table-row>
        <table:table-row>
          <table:table-cell office:value-type="string">
            <text:p>-30.0231979</text:p>
          </table:table-cell>
          <table:table-cell office:value-type="string">
            <text:p>-51.2019589</text:p>
          </table:table-cell>
          <table:table-cell office:value-type="string">
            <text:p>R. Felix da Cunha 1157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-30.0227392</text:p>
          </table:table-cell>
          <table:table-cell office:value-type="string">
            <text:p>-51.2014764</text:p>
          </table:table-cell>
          <table:table-cell office:value-type="string">
            <text:p>R. Tobias da Silva 44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2</text:p>
          </table:table-cell>
        </table:table-row>
        <table:table-row>
          <table:table-cell office:value-type="string">
            <text:p>-30.0227281</text:p>
          </table:table-cell>
          <table:table-cell office:value-type="string">
            <text:p>-51.2005928</text:p>
          </table:table-cell>
          <table:table-cell office:value-type="string">
            <text:p>R. Tobias da Silva 123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3</text:p>
          </table:table-cell>
        </table:table-row>
        <table:table-row>
          <table:table-cell office:value-type="string">
            <text:p>-30.0591028</text:p>
          </table:table-cell>
          <table:table-cell office:value-type="string">
            <text:p>-51.2303799</text:p>
          </table:table-cell>
          <table:table-cell office:value-type="string">
            <text:p>Lg Telmo Thompson Flores 15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82</text:p>
          </table:table-cell>
        </table:table-row>
        <table:table-row>
          <table:table-cell office:value-type="string">
            <text:p>-30.0602481</text:p>
          </table:table-cell>
          <table:table-cell office:value-type="string">
            <text:p>-51.22912359999998</text:p>
          </table:table-cell>
          <table:table-cell office:value-type="string">
            <text:p>R. Antenor Lemos 56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4</text:p>
          </table:table-cell>
        </table:table-row>
        <table:table-row>
          <table:table-cell office:value-type="string">
            <text:p>-30.0607952</text:p>
          </table:table-cell>
          <table:table-cell office:value-type="string">
            <text:p>-51.2294662</text:p>
          </table:table-cell>
          <table:table-cell office:value-type="string">
            <text:p>R. Antenor Lemos 127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-30.0604187</text:p>
          </table:table-cell>
          <table:table-cell office:value-type="string">
            <text:p>-51.2305242</text:p>
          </table:table-cell>
          <table:table-cell office:value-type="string">
            <text:p>Av. Padre Cacique 96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-30.0596476</text:p>
          </table:table-cell>
          <table:table-cell office:value-type="string">
            <text:p>-51.228221</text:p>
          </table:table-cell>
          <table:table-cell office:value-type="string">
            <text:p>R. Grão Pará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37</text:p>
          </table:table-cell>
        </table:table-row>
        <table:table-row>
          <table:table-cell office:value-type="string">
            <text:p>-30.0586122</text:p>
          </table:table-cell>
          <table:table-cell office:value-type="string">
            <text:p>-51.2280814</text:p>
          </table:table-cell>
          <table:table-cell office:value-type="string">
            <text:p>R. Costa 159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8</text:p>
          </table:table-cell>
        </table:table-row>
        <table:table-row>
          <table:table-cell office:value-type="string">
            <text:p>-30.0581046</text:p>
          </table:table-cell>
          <table:table-cell office:value-type="string">
            <text:p>-51.2286717</text:p>
          </table:table-cell>
          <table:table-cell office:value-type="string">
            <text:p>R. Ribeiro Cancela 86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8</text:p>
          </table:table-cell>
        </table:table-row>
        <table:table-row>
          <table:table-cell office:value-type="string">
            <text:p>-30.0575632</text:p>
          </table:table-cell>
          <table:table-cell office:value-type="string">
            <text:p>-51.228639</text:p>
          </table:table-cell>
          <table:table-cell office:value-type="string">
            <text:p>R. Ribeiro Cancela 55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5</text:p>
          </table:table-cell>
        </table:table-row>
        <table:table-row>
          <table:table-cell office:value-type="string">
            <text:p>-30.0576123</text:p>
          </table:table-cell>
          <table:table-cell office:value-type="string">
            <text:p>-51.229582</text:p>
          </table:table-cell>
          <table:table-cell office:value-type="string">
            <text:p>R. Praia de Belas 2166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2</text:p>
          </table:table-cell>
        </table:table-row>
        <table:table-row>
          <table:table-cell office:value-type="string">
            <text:p>-30.0576077</text:p>
          </table:table-cell>
          <table:table-cell office:value-type="string">
            <text:p>-51.2297939</text:p>
          </table:table-cell>
          <table:table-cell office:value-type="string">
            <text:p>R. Praia de Belas, defronte ao 2166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8</text:p>
          </table:table-cell>
        </table:table-row>
        <table:table-row>
          <table:table-cell office:value-type="string">
            <text:p>-30.058845</text:p>
          </table:table-cell>
          <table:table-cell office:value-type="string">
            <text:p>-51.2299582</text:p>
          </table:table-cell>
          <table:table-cell office:value-type="string">
            <text:p>R. Praia de Belas, defronte ao 2284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-30.0449858</text:p>
          </table:table-cell>
          <table:table-cell office:value-type="string">
            <text:p>-51.2306867</text:p>
          </table:table-cell>
          <table:table-cell office:value-type="string">
            <text:p>R. Celeste Gobatto 226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1</text:p>
          </table:table-cell>
        </table:table-row>
        <table:table-row>
          <table:table-cell office:value-type="string">
            <text:p>-30.043159</text:p>
          </table:table-cell>
          <table:table-cell office:value-type="string">
            <text:p>-51.2301741</text:p>
          </table:table-cell>
          <table:table-cell office:value-type="string">
            <text:p>R. Dr. Vicente de Paula Dutra 344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-30.0443245</text:p>
          </table:table-cell>
          <table:table-cell office:value-type="string">
            <text:p>-51.2303296</text:p>
          </table:table-cell>
          <table:table-cell office:value-type="string">
            <text:p>Pca. Eng Guilherme Gaudenzi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33</text:p>
          </table:table-cell>
        </table:table-row>
        <table:table-row>
          <table:table-cell office:value-type="string">
            <text:p>-30.0442038</text:p>
          </table:table-cell>
          <table:table-cell office:value-type="string">
            <text:p>-51.2294445</text:p>
          </table:table-cell>
          <table:table-cell office:value-type="string">
            <text:p>R. Dr. Vicente de Paula Dutra 111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4</text:p>
          </table:table-cell>
        </table:table-row>
        <table:table-row>
          <table:table-cell office:value-type="string">
            <text:p>-30.0456481</text:p>
          </table:table-cell>
          <table:table-cell office:value-type="string">
            <text:p>-51.2313801</text:p>
          </table:table-cell>
          <table:table-cell office:value-type="string">
            <text:p>R. Dolores de Alcaras Caldas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1</text:p>
          </table:table-cell>
        </table:table-row>
        <table:table-row>
          <table:table-cell office:value-type="string">
            <text:p>-30.0457131</text:p>
          </table:table-cell>
          <table:table-cell office:value-type="string">
            <text:p>-51.2304789</text:p>
          </table:table-cell>
          <table:table-cell office:value-type="string">
            <text:p>R. Dolores de Alcaras Caldas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40</text:p>
          </table:table-cell>
        </table:table-row>
        <table:table-row>
          <table:table-cell office:value-type="string">
            <text:p>-30.0457212</text:p>
          </table:table-cell>
          <table:table-cell office:value-type="string">
            <text:p>-51.229988</text:p>
          </table:table-cell>
          <table:table-cell office:value-type="string">
            <text:p>R. Dolores de Alcaras Caldas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-30.0368144</text:p>
          </table:table-cell>
          <table:table-cell office:value-type="string">
            <text:p>-51.2109292</text:p>
          </table:table-cell>
          <table:table-cell office:value-type="string">
            <text:p>R. José Bonifácio 675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3</text:p>
          </table:table-cell>
        </table:table-row>
        <table:table-row>
          <table:table-cell office:value-type="string">
            <text:p>-30.0372433</text:p>
          </table:table-cell>
          <table:table-cell office:value-type="string">
            <text:p>-51.2117921</text:p>
          </table:table-cell>
          <table:table-cell office:value-type="string">
            <text:p>R. José Bonifácio 581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4</text:p>
          </table:table-cell>
        </table:table-row>
        <table:table-row>
          <table:table-cell office:value-type="string">
            <text:p>-30.0375093</text:p>
          </table:table-cell>
          <table:table-cell office:value-type="string">
            <text:p>-51.212377</text:p>
          </table:table-cell>
          <table:table-cell office:value-type="string">
            <text:p>R. José Bonifácio 519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-30.0383277</text:p>
          </table:table-cell>
          <table:table-cell office:value-type="string">
            <text:p>-51.2109595</text:p>
          </table:table-cell>
          <table:table-cell office:value-type="string">
            <text:p>R. Santa Terezinha 142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8</text:p>
          </table:table-cell>
        </table:table-row>
        <table:table-row>
          <table:table-cell office:value-type="string">
            <text:p>-30.0382913</text:p>
          </table:table-cell>
          <table:table-cell office:value-type="string">
            <text:p>-51.2115605</text:p>
          </table:table-cell>
          <table:table-cell office:value-type="string">
            <text:p>Av. Venâncio Aires 928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2</text:p>
          </table:table-cell>
        </table:table-row>
        <table:table-row>
          <table:table-cell office:value-type="string">
            <text:p>-30.0378177</text:p>
          </table:table-cell>
          <table:table-cell office:value-type="string">
            <text:p>-51.2107879</text:p>
          </table:table-cell>
          <table:table-cell office:value-type="string">
            <text:p>Av. Venancio Aires 1020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-30.0374287</text:p>
          </table:table-cell>
          <table:table-cell office:value-type="string">
            <text:p>-51.2111855</text:p>
          </table:table-cell>
          <table:table-cell office:value-type="string">
            <text:p>R. Santa Terezinha, defronte ao 35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9</text:p>
          </table:table-cell>
        </table:table-row>
        <table:table-row>
          <table:table-cell office:value-type="string">
            <text:p>-30.0379628</text:p>
          </table:table-cell>
          <table:table-cell office:value-type="string">
            <text:p>-51.209707</text:p>
          </table:table-cell>
          <table:table-cell office:value-type="string">
            <text:p>R. Jacinto Gomes 55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-30.0364889</text:p>
          </table:table-cell>
          <table:table-cell office:value-type="string">
            <text:p>-51.2073065</text:p>
          </table:table-cell>
          <table:table-cell office:value-type="string">
            <text:p>R. Francisco Ferrer 461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-30.0375435</text:p>
          </table:table-cell>
          <table:table-cell office:value-type="string">
            <text:p>-51.2083651</text:p>
          </table:table-cell>
          <table:table-cell office:value-type="string">
            <text:p>R. Ramiro Barcelos 2099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30</text:p>
          </table:table-cell>
        </table:table-row>
        <table:table-row>
          <table:table-cell office:value-type="string">
            <text:p>-30.0360765</text:p>
          </table:table-cell>
          <table:table-cell office:value-type="string">
            <text:p>-51.2083793</text:p>
          </table:table-cell>
          <table:table-cell office:value-type="string">
            <text:p>R. Ramiro Barcelos 1925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-30.032273</text:p>
          </table:table-cell>
          <table:table-cell office:value-type="string">
            <text:p>-51.21086489999999</text:p>
          </table:table-cell>
          <table:table-cell office:value-type="string">
            <text:p>R. Fernandes Vieira, 332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32</text:p>
          </table:table-cell>
        </table:table-row>
        <table:table-row>
          <table:table-cell office:value-type="string">
            <text:p>-30.0347878</text:p>
          </table:table-cell>
          <table:table-cell office:value-type="string">
            <text:p>-51.2084313</text:p>
          </table:table-cell>
          <table:table-cell office:value-type="string">
            <text:p>R. Ramiro Barcelos, 1805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9</text:p>
          </table:table-cell>
        </table:table-row>
        <table:table-row>
          <table:table-cell office:value-type="string">
            <text:p>-30.0351782</text:p>
          </table:table-cell>
          <table:table-cell office:value-type="string">
            <text:p>-51.2082783</text:p>
          </table:table-cell>
          <table:table-cell office:value-type="string">
            <text:p>R. Cesar Lombroso 49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5</text:p>
          </table:table-cell>
        </table:table-row>
        <table:table-row>
          <table:table-cell office:value-type="string">
            <text:p>-30.0346142</text:p>
          </table:table-cell>
          <table:table-cell office:value-type="string">
            <text:p>-51.209665</text:p>
          </table:table-cell>
          <table:table-cell office:value-type="string">
            <text:p>R. Bento Figueiredo 10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34</text:p>
          </table:table-cell>
        </table:table-row>
        <table:table-row>
          <table:table-cell office:value-type="string">
            <text:p>-30.0393539</text:p>
          </table:table-cell>
          <table:table-cell office:value-type="string">
            <text:p>-51.2088444</text:p>
          </table:table-cell>
          <table:table-cell office:value-type="string">
            <text:p>Trav. Miranda e Castro 39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8</text:p>
          </table:table-cell>
        </table:table-row>
        <table:table-row>
          <table:table-cell office:value-type="string">
            <text:p>-30.0361826</text:p>
          </table:table-cell>
          <table:table-cell office:value-type="string">
            <text:p>-51.2110573</text:p>
          </table:table-cell>
          <table:table-cell office:value-type="string">
            <text:p>Lg Faibes Lubianca Neto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6</text:p>
          </table:table-cell>
        </table:table-row>
        <table:table-row>
          <table:table-cell office:value-type="string">
            <text:p>-30.0351641</text:p>
          </table:table-cell>
          <table:table-cell office:value-type="string">
            <text:p>-51.209709299999986</text:p>
          </table:table-cell>
          <table:table-cell office:value-type="string">
            <text:p>R. Felipe Camarão 662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2</text:p>
          </table:table-cell>
        </table:table-row>
        <table:table-row>
          <table:table-cell office:value-type="string">
            <text:p>-30.0334654</text:p>
          </table:table-cell>
          <table:table-cell office:value-type="string">
            <text:p>-51.20972660000001</text:p>
          </table:table-cell>
          <table:table-cell office:value-type="string">
            <text:p>R. Felipe Camarão 480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-30.0334458</text:p>
          </table:table-cell>
          <table:table-cell office:value-type="string">
            <text:p>-51.2109131</text:p>
          </table:table-cell>
          <table:table-cell office:value-type="string">
            <text:p>R. Fernandes Vieira 456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-30.0342521</text:p>
          </table:table-cell>
          <table:table-cell office:value-type="string">
            <text:p>-51.2109544</text:p>
          </table:table-cell>
          <table:table-cell office:value-type="string">
            <text:p>R. Fernandes Vieira 550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30</text:p>
          </table:table-cell>
        </table:table-row>
        <table:table-row>
          <table:table-cell office:value-type="string">
            <text:p>-30.0326489</text:p>
          </table:table-cell>
          <table:table-cell office:value-type="string">
            <text:p>-51.218451</text:p>
          </table:table-cell>
          <table:table-cell office:value-type="string">
            <text:p>Av. Osvaldo Aranha 374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3</text:p>
          </table:table-cell>
        </table:table-row>
        <table:table-row>
          <table:table-cell office:value-type="string">
            <text:p>-30.033076</text:p>
          </table:table-cell>
          <table:table-cell office:value-type="string">
            <text:p>-51.2165344</text:p>
          </table:table-cell>
          <table:table-cell office:value-type="string">
            <text:p>Av. Osvaldo Aranha 564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4</text:p>
          </table:table-cell>
        </table:table-row>
        <table:table-row>
          <table:table-cell office:value-type="string">
            <text:p>-30.0332128</text:p>
          </table:table-cell>
          <table:table-cell office:value-type="string">
            <text:p>-51.2158586</text:p>
          </table:table-cell>
          <table:table-cell office:value-type="string">
            <text:p>Av. Osvaldo Aranha 632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8</text:p>
          </table:table-cell>
        </table:table-row>
        <table:table-row>
          <table:table-cell office:value-type="string">
            <text:p>-30.0338977</text:p>
          </table:table-cell>
          <table:table-cell office:value-type="string">
            <text:p>-51.2142485</text:p>
          </table:table-cell>
          <table:table-cell office:value-type="string">
            <text:p>Av. Osvaldo Aranha 806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-30.0343902</text:p>
          </table:table-cell>
          <table:table-cell office:value-type="string">
            <text:p>-51.2132985</text:p>
          </table:table-cell>
          <table:table-cell office:value-type="string">
            <text:p>Av. Osvaldo Aranha 908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4</text:p>
          </table:table-cell>
        </table:table-row>
        <table:table-row>
          <table:table-cell office:value-type="string">
            <text:p>-30.0348564</text:p>
          </table:table-cell>
          <table:table-cell office:value-type="string">
            <text:p>-51.2124022</text:p>
          </table:table-cell>
          <table:table-cell office:value-type="string">
            <text:p>Av. Osvaldo Aranha 1004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2</text:p>
          </table:table-cell>
        </table:table-row>
        <table:table-row>
          <table:table-cell office:value-type="string">
            <text:p>-30.03522</text:p>
          </table:table-cell>
          <table:table-cell office:value-type="string">
            <text:p>-51.2116905</text:p>
          </table:table-cell>
          <table:table-cell office:value-type="string">
            <text:p>Av. Osvaldo Aranha 1092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-30.0357664</text:p>
          </table:table-cell>
          <table:table-cell office:value-type="string">
            <text:p>-51.2106184</text:p>
          </table:table-cell>
          <table:table-cell office:value-type="string">
            <text:p>Av. Osvaldo Aranha 1200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-30.0480961</text:p>
          </table:table-cell>
          <table:table-cell office:value-type="string">
            <text:p>-51.2119312</text:p>
          </table:table-cell>
          <table:table-cell office:value-type="string">
            <text:p>Freitas e Castro, defronte ao 551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9</text:p>
          </table:table-cell>
        </table:table-row>
        <table:table-row>
          <table:table-cell office:value-type="string">
            <text:p>-30.048612</text:p>
          </table:table-cell>
          <table:table-cell office:value-type="string">
            <text:p>-51.2130476</text:p>
          </table:table-cell>
          <table:table-cell office:value-type="string">
            <text:p>Freitas e Castro, defronte ao 451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-30.0503605</text:p>
          </table:table-cell>
          <table:table-cell office:value-type="string">
            <text:p>-51.2142008</text:p>
          </table:table-cell>
          <table:table-cell office:value-type="string">
            <text:p>R. Marcílio Dias 1490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30</text:p>
          </table:table-cell>
        </table:table-row>
        <table:table-row>
          <table:table-cell office:value-type="string">
            <text:p>-30.0517148</text:p>
          </table:table-cell>
          <table:table-cell office:value-type="string">
            <text:p>-51.21430409999999</text:p>
          </table:table-cell>
          <table:table-cell office:value-type="string">
            <text:p>R. Gen Caldwell 1321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5</text:p>
          </table:table-cell>
        </table:table-row>
        <table:table-row>
          <table:table-cell office:value-type="string">
            <text:p>-30.0527163</text:p>
          </table:table-cell>
          <table:table-cell office:value-type="string">
            <text:p>-51.21496</text:p>
          </table:table-cell>
          <table:table-cell office:value-type="string">
            <text:p>R. Vinte de Setembro 239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8</text:p>
          </table:table-cell>
        </table:table-row>
        <table:table-row>
          <table:table-cell office:value-type="string">
            <text:p>-30.0527877</text:p>
          </table:table-cell>
          <table:table-cell office:value-type="string">
            <text:p>-51.2143551</text:p>
          </table:table-cell>
          <table:table-cell office:value-type="string">
            <text:p>R. Barão do Triunfo 712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2</text:p>
          </table:table-cell>
        </table:table-row>
        <table:table-row>
          <table:table-cell office:value-type="string">
            <text:p>-30.0539552</text:p>
          </table:table-cell>
          <table:table-cell office:value-type="string">
            <text:p>-51.2147173</text:p>
          </table:table-cell>
          <table:table-cell office:value-type="string">
            <text:p>R. Visconde do Herval 1350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8</text:p>
          </table:table-cell>
        </table:table-row>
        <table:table-row>
          <table:table-cell office:value-type="string">
            <text:p>-30.0292838</text:p>
          </table:table-cell>
          <table:table-cell office:value-type="string">
            <text:p>-51.2279845</text:p>
          </table:table-cell>
          <table:table-cell office:value-type="string">
            <text:p>Av. Borges de Medeiros 328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49</text:p>
          </table:table-cell>
        </table:table-row>
        <table:table-row>
          <table:table-cell office:value-type="string">
            <text:p>-30.0336759</text:p>
          </table:table-cell>
          <table:table-cell office:value-type="string">
            <text:p>-51.228025</text:p>
          </table:table-cell>
          <table:table-cell office:value-type="string">
            <text:p>Av. Borges de Medeiros 1001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-30.0337607</text:p>
          </table:table-cell>
          <table:table-cell office:value-type="string">
            <text:p>-51.2278265</text:p>
          </table:table-cell>
          <table:table-cell office:value-type="string">
            <text:p>Av. Borges de Medeiros 1012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-30.0353825</text:p>
          </table:table-cell>
          <table:table-cell office:value-type="string">
            <text:p>-51.228190900000016</text:p>
          </table:table-cell>
          <table:table-cell office:value-type="string">
            <text:p>Av. Borges de Medeiros 1001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2</text:p>
          </table:table-cell>
        </table:table-row>
        <table:table-row>
          <table:table-cell office:value-type="string">
            <text:p>-30.035555</text:p>
          </table:table-cell>
          <table:table-cell office:value-type="string">
            <text:p>-51.2279186</text:p>
          </table:table-cell>
          <table:table-cell office:value-type="string">
            <text:p>Borges de Medeiros x Viaduto Otávio Rocha B/C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30</text:p>
          </table:table-cell>
        </table:table-row>
        <table:table-row>
          <table:table-cell office:value-type="string">
            <text:p>-30.0365781</text:p>
          </table:table-cell>
          <table:table-cell office:value-type="string">
            <text:p>-51.2282437</text:p>
          </table:table-cell>
          <table:table-cell office:value-type="string">
            <text:p>Borges de Medeiros x Viaduto Otávio Rocha C/B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3</text:p>
          </table:table-cell>
        </table:table-row>
        <table:table-row>
          <table:table-cell office:value-type="string">
            <text:p>-30.0360396</text:p>
          </table:table-cell>
          <table:table-cell office:value-type="string">
            <text:p>-51.227788</text:p>
          </table:table-cell>
          <table:table-cell office:value-type="string">
            <text:p>R. Demétrio Ribeiro 1164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-30.0287141</text:p>
          </table:table-cell>
          <table:table-cell office:value-type="string">
            <text:p>-51.2335545</text:p>
          </table:table-cell>
          <table:table-cell office:value-type="string">
            <text:p>Av. Mauá 837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2</text:p>
          </table:table-cell>
        </table:table-row>
        <table:table-row>
          <table:table-cell office:value-type="string">
            <text:p>-30.0290623</text:p>
          </table:table-cell>
          <table:table-cell office:value-type="string">
            <text:p>-51.2342939</text:p>
          </table:table-cell>
          <table:table-cell office:value-type="string">
            <text:p>R. João Manoel 119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-30.02951</text:p>
          </table:table-cell>
          <table:table-cell office:value-type="string">
            <text:p>-51.2352414</text:p>
          </table:table-cell>
          <table:table-cell office:value-type="string">
            <text:p>Av. Mauá x R. Araújo Ribeiro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41</text:p>
          </table:table-cell>
        </table:table-row>
        <table:table-row>
          <table:table-cell office:value-type="string">
            <text:p>-30.0299965</text:p>
          </table:table-cell>
          <table:table-cell office:value-type="string">
            <text:p>-51.2354324</text:p>
          </table:table-cell>
          <table:table-cell office:value-type="string">
            <text:p>R. Siqueira Campos 664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4</text:p>
          </table:table-cell>
        </table:table-row>
        <table:table-row>
          <table:table-cell office:value-type="string">
            <text:p>-30.0296999</text:p>
          </table:table-cell>
          <table:table-cell office:value-type="string">
            <text:p>-51.2345687</text:p>
          </table:table-cell>
          <table:table-cell office:value-type="string">
            <text:p>R. Siqueira Campos 718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-30.0293442</text:p>
          </table:table-cell>
          <table:table-cell office:value-type="string">
            <text:p>-51.2335426</text:p>
          </table:table-cell>
          <table:table-cell office:value-type="string">
            <text:p>R. Siqueira Campos 832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-30.029031</text:p>
          </table:table-cell>
          <table:table-cell office:value-type="string">
            <text:p>-51.2326846</text:p>
          </table:table-cell>
          <table:table-cell office:value-type="string">
            <text:p>R. Siqueira Campos 896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-30.0287542</text:p>
          </table:table-cell>
          <table:table-cell office:value-type="string">
            <text:p>-51.2318189</text:p>
          </table:table-cell>
          <table:table-cell office:value-type="string">
            <text:p>R. Siqueira Campos 944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-30.0285376</text:p>
          </table:table-cell>
          <table:table-cell office:value-type="string">
            <text:p>-51.2311403</text:p>
          </table:table-cell>
          <table:table-cell office:value-type="string">
            <text:p>R. Siqueira Campos 1044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-30.0283442</text:p>
          </table:table-cell>
          <table:table-cell office:value-type="string">
            <text:p>-51.2306085</text:p>
          </table:table-cell>
          <table:table-cell office:value-type="string">
            <text:p>R. Siqueira Campos 1100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-30.0278276</text:p>
          </table:table-cell>
          <table:table-cell office:value-type="string">
            <text:p>-51.2311041</text:p>
          </table:table-cell>
          <table:table-cell office:value-type="string">
            <text:p>R. Cassiano Nascimento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-30.0278986</text:p>
          </table:table-cell>
          <table:table-cell office:value-type="string">
            <text:p>-51.2292795</text:p>
          </table:table-cell>
          <table:table-cell office:value-type="string">
            <text:p>R. Siqueira Campos 1248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-30.0277857</text:p>
          </table:table-cell>
          <table:table-cell office:value-type="string">
            <text:p>-51.2283857</text:p>
          </table:table-cell>
          <table:table-cell office:value-type="string">
            <text:p>Av. Borges de Medeiros 102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-30.0320539</text:p>
          </table:table-cell>
          <table:table-cell office:value-type="string">
            <text:p>-51.2300822</text:p>
          </table:table-cell>
          <table:table-cell office:value-type="string">
            <text:p>R. Gen Camara x Praça Mal Deodoro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8</text:p>
          </table:table-cell>
        </table:table-row>
        <table:table-row>
          <table:table-cell office:value-type="string">
            <text:p>-30.0302938</text:p>
          </table:table-cell>
          <table:table-cell office:value-type="string">
            <text:p>-51.2349129</text:p>
          </table:table-cell>
          <table:table-cell office:value-type="string">
            <text:p>Trav. Araújo Ribeiro, Defronte ao 305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4</text:p>
          </table:table-cell>
        </table:table-row>
        <table:table-row>
          <table:table-cell office:value-type="string">
            <text:p>-30.0299616</text:p>
          </table:table-cell>
          <table:table-cell office:value-type="string">
            <text:p>-51.2337705</text:p>
          </table:table-cell>
          <table:table-cell office:value-type="string">
            <text:p>R. Ge. João Manoel 157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-30.0309539</text:p>
          </table:table-cell>
          <table:table-cell office:value-type="string">
            <text:p>-51.235081</text:p>
          </table:table-cell>
          <table:table-cell office:value-type="string">
            <text:p>R. Sete de Setembro 531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5</text:p>
          </table:table-cell>
        </table:table-row>
        <table:table-row>
          <table:table-cell office:value-type="string">
            <text:p>-30.0305561</text:p>
          </table:table-cell>
          <table:table-cell office:value-type="string">
            <text:p>-51.23405819999999</text:p>
          </table:table-cell>
          <table:table-cell office:value-type="string">
            <text:p>R. Sete de Setembro 641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36</text:p>
          </table:table-cell>
        </table:table-row>
        <table:table-row>
          <table:table-cell office:value-type="string">
            <text:p>-30.0304981</text:p>
          </table:table-cell>
          <table:table-cell office:value-type="string">
            <text:p>-51.234084</text:p>
          </table:table-cell>
          <table:table-cell office:value-type="string">
            <text:p>R. Sete de Setembro 630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-30.0301579</text:p>
          </table:table-cell>
          <table:table-cell office:value-type="string">
            <text:p>-51.233211</text:p>
          </table:table-cell>
          <table:table-cell office:value-type="string">
            <text:p>R. Sete de Setembro 730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-30.0302917</text:p>
          </table:table-cell>
          <table:table-cell office:value-type="string">
            <text:p>-51.2332178</text:p>
          </table:table-cell>
          <table:table-cell office:value-type="string">
            <text:p>R. Sete de Setembro 723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-30.0301283</text:p>
          </table:table-cell>
          <table:table-cell office:value-type="string">
            <text:p>-51.2327498</text:p>
          </table:table-cell>
          <table:table-cell office:value-type="string">
            <text:p>R. Sete de Setembro 769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3</text:p>
          </table:table-cell>
        </table:table-row>
        <table:table-row>
          <table:table-cell office:value-type="string">
            <text:p>-30.0301823</text:p>
          </table:table-cell>
          <table:table-cell office:value-type="string">
            <text:p>-51.2320697</text:p>
          </table:table-cell>
          <table:table-cell office:value-type="string">
            <text:p>R. Caldas Junior  219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-30.0309258</text:p>
          </table:table-cell>
          <table:table-cell office:value-type="string">
            <text:p>-51.2317376</text:p>
          </table:table-cell>
          <table:table-cell office:value-type="string">
            <text:p>R. Caldas Junior, defronte ao 300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-30.0314918</text:p>
          </table:table-cell>
          <table:table-cell office:value-type="string">
            <text:p>-51.2315562</text:p>
          </table:table-cell>
          <table:table-cell office:value-type="string">
            <text:p>R. Caldas Júnior 345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3</text:p>
          </table:table-cell>
        </table:table-row>
        <table:table-row>
          <table:table-cell office:value-type="string">
            <text:p>-30.0294823</text:p>
          </table:table-cell>
          <table:table-cell office:value-type="string">
            <text:p>-51.2324747</text:p>
          </table:table-cell>
          <table:table-cell office:value-type="string">
            <text:p>R. Caldas Júnior 121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9</text:p>
          </table:table-cell>
        </table:table-row>
        <table:table-row>
          <table:table-cell office:value-type="string">
            <text:p>-30.0308245</text:p>
          </table:table-cell>
          <table:table-cell office:value-type="string">
            <text:p>-51.2323049</text:p>
          </table:table-cell>
          <table:table-cell office:value-type="string">
            <text:p>R. dos Andradas 933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-30.0308583</text:p>
          </table:table-cell>
          <table:table-cell office:value-type="string">
            <text:p>-51.2335411</text:p>
          </table:table-cell>
          <table:table-cell office:value-type="string">
            <text:p>R. Gen. João Manoel 217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2</text:p>
          </table:table-cell>
        </table:table-row>
        <table:table-row>
          <table:table-cell office:value-type="string">
            <text:p>-30.0315834</text:p>
          </table:table-cell>
          <table:table-cell office:value-type="string">
            <text:p>-51.233231699999976</text:p>
          </table:table-cell>
          <table:table-cell office:value-type="string">
            <text:p>R. Gen. João Manoel 300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-30.0289143</text:p>
          </table:table-cell>
          <table:table-cell office:value-type="string">
            <text:p>-51.2088856</text:p>
          </table:table-cell>
          <table:table-cell office:value-type="string">
            <text:p>Av. Independência, 1200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23</text:p>
          </table:table-cell>
        </table:table-row>
        <table:table-row>
          <table:table-cell office:value-type="string">
            <text:p>-30.0290087</text:p>
          </table:table-cell>
          <table:table-cell office:value-type="string">
            <text:p>-51.2098043</text:p>
          </table:table-cell>
          <table:table-cell office:value-type="string">
            <text:p>Av. Independência, 1114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77</text:p>
          </table:table-cell>
        </table:table-row>
        <table:table-row>
          <table:table-cell office:value-type="string">
            <text:p>-30.0310674</text:p>
          </table:table-cell>
          <table:table-cell office:value-type="string">
            <text:p>-51.2329761</text:p>
          </table:table-cell>
          <table:table-cell office:value-type="string">
            <text:p>R. dos Andradas, 861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2</text:p>
          </table:table-cell>
        </table:table-row>
        <table:table-row>
          <table:table-cell office:value-type="string">
            <text:p>-30.0385028</text:p>
          </table:table-cell>
          <table:table-cell office:value-type="string">
            <text:p>-51.2083369</text:p>
          </table:table-cell>
          <table:table-cell office:value-type="string">
            <text:p>R. Ramiro Barcelos, 2205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9</text:p>
          </table:table-cell>
        </table:table-row>
        <table:table-row>
          <table:table-cell office:value-type="string">
            <text:p>-30.0278763</text:p>
          </table:table-cell>
          <table:table-cell office:value-type="string">
            <text:p>-51.2267239</text:p>
          </table:table-cell>
          <table:table-cell office:value-type="string">
            <text:p>Praça Quinze de Novembro, 38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30</text:p>
          </table:table-cell>
        </table:table-row>
        <table:table-row>
          <table:table-cell office:value-type="string">
            <text:p>-30.0280965</text:p>
          </table:table-cell>
          <table:table-cell office:value-type="string">
            <text:p>-51.2213109</text:p>
          </table:table-cell>
          <table:table-cell office:value-type="string">
            <text:p>Av. Alberto Bins, 537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-30.0342739</text:p>
          </table:table-cell>
          <table:table-cell office:value-type="string">
            <text:p>-51.2278318</text:p>
          </table:table-cell>
          <table:table-cell office:value-type="string">
            <text:p>Av. Borges de Medeiros x Rua Duque de Caxias B/C Defronte ao nº 901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5</text:p>
          </table:table-cell>
        </table:table-row>
        <table:table-row>
          <table:table-cell office:value-type="string">
            <text:p>-30.0225154</text:p>
          </table:table-cell>
          <table:table-cell office:value-type="string">
            <text:p>-51.1995293</text:p>
          </table:table-cell>
          <table:table-cell office:value-type="string">
            <text:p>R. Tobias da Silva, 236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8</text:p>
          </table:table-cell>
        </table:table-row>
        <table:table-row>
          <table:table-cell office:value-type="string">
            <text:p>-30.0225356</text:p>
          </table:table-cell>
          <table:table-cell office:value-type="string">
            <text:p>-51.1987915</text:p>
          </table:table-cell>
          <table:table-cell office:value-type="string">
            <text:p>R. Tobias da Silva, 287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2</text:p>
          </table:table-cell>
        </table:table-row>
        <table:table-row>
          <table:table-cell office:value-type="string">
            <text:p>-30.028457932689733</text:p>
          </table:table-cell>
          <table:table-cell office:value-type="string">
            <text:p>-51.22413140978699</text:p>
          </table:table-cell>
          <table:table-cell office:value-type="string">
            <text:p>Av. Otávio Rocha, 236</text:p>
          </table:table-cell>
          <table:table-cell office:value-type="float" office:value="7">
            <text:p>7</text:p>
          </table:table-cell>
          <table:table-cell office:value-type="string">
            <text:p>Parquimetro</text:p>
          </table:table-cell>
          <table:table-cell office:value-type="string">
            <text:p>12</text:p>
          </table:table-cell>
        </table:table-row>
        <table:table-row>
          <table:table-cell office:value-type="string">
            <text:p>-30.0305956</text:p>
          </table:table-cell>
          <table:table-cell office:value-type="string">
            <text:p>-51.2188733</text:p>
          </table:table-cell>
          <table:table-cell office:value-type="string">
            <text:p>R. Irmão José Otão 11</text:p>
          </table:table-cell>
          <table:table-cell office:value-type="float" office:value="8">
            <text:p>8</text:p>
          </table:table-cell>
          <table:table-cell office:value-type="string">
            <text:p>Parquímetro Retirado</text:p>
          </table:table-cell>
          <table:table-cell office:value-type="string">
            <text:p>22</text:p>
          </table:table-cell>
        </table:table-row>
        <table:table-row>
          <table:table-cell office:value-type="string">
            <text:p>-30.0439459</text:p>
          </table:table-cell>
          <table:table-cell office:value-type="string">
            <text:p>-51.1820941</text:p>
          </table:table-cell>
          <table:table-cell office:value-type="string">
            <text:p>R. Caju 68</text:p>
          </table:table-cell>
          <table:table-cell office:value-type="float" office:value="8">
            <text:p>8</text:p>
          </table:table-cell>
          <table:table-cell office:value-type="string">
            <text:p>Parquímetro Retirado</text:p>
          </table:table-cell>
          <table:table-cell office:value-type="string">
            <text:p>21</text:p>
          </table:table-cell>
        </table:table-row>
        <table:table-row>
          <table:table-cell office:value-type="string">
            <text:p>-30.0430943</text:p>
          </table:table-cell>
          <table:table-cell office:value-type="string">
            <text:p>-51.1813454</text:p>
          </table:table-cell>
          <table:table-cell office:value-type="string">
            <text:p>Av. Protásio Alves 2760</text:p>
          </table:table-cell>
          <table:table-cell office:value-type="float" office:value="8">
            <text:p>8</text:p>
          </table:table-cell>
          <table:table-cell office:value-type="string">
            <text:p>Parquímetro Retirado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-30.0219559</text:p>
          </table:table-cell>
          <table:table-cell office:value-type="string">
            <text:p>-51.1929174</text:p>
          </table:table-cell>
          <table:table-cell office:value-type="string">
            <text:p>R. 24 de Outubro 1585</text:p>
          </table:table-cell>
          <table:table-cell office:value-type="float" office:value="8">
            <text:p>8</text:p>
          </table:table-cell>
          <table:table-cell office:value-type="string">
            <text:p>Parquímetro Retirado</text:p>
          </table:table-cell>
          <table:table-cell office:value-type="string">
            <text:p>19</text:p>
          </table:table-cell>
        </table:table-row>
        <table:table-row>
          <table:table-cell office:value-type="string">
            <text:p>-30.0217691</text:p>
          </table:table-cell>
          <table:table-cell office:value-type="string">
            <text:p>-51.1923328</text:p>
          </table:table-cell>
          <table:table-cell office:value-type="string">
            <text:p>R. 24 de Outubro 1648</text:p>
          </table:table-cell>
          <table:table-cell office:value-type="float" office:value="8">
            <text:p>8</text:p>
          </table:table-cell>
          <table:table-cell office:value-type="string">
            <text:p>Parquímetro Retirado</text:p>
          </table:table-cell>
          <table:table-cell office:value-type="string">
            <text:p>31</text:p>
          </table:table-cell>
        </table:table-row>
        <table:table-row>
          <table:table-cell office:value-type="string">
            <text:p>-30.0228061</text:p>
          </table:table-cell>
          <table:table-cell office:value-type="string">
            <text:p>-51.2025684</text:p>
          </table:table-cell>
          <table:table-cell office:value-type="string">
            <text:p>Praça Mauricio Cardoso, defronte ao 99</text:p>
          </table:table-cell>
          <table:table-cell office:value-type="float" office:value="8">
            <text:p>8</text:p>
          </table:table-cell>
          <table:table-cell office:value-type="string">
            <text:p>Parquímetro Retirado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20194</text:p>
          </table:table-cell>
          <table:table-cell office:value-type="string">
            <text:p>-51.2073613</text:p>
          </table:table-cell>
          <table:table-cell office:value-type="string">
            <text:p>R. Sete de Abril 450</text:p>
          </table:table-cell>
          <table:table-cell office:value-type="float" office:value="8">
            <text:p>8</text:p>
          </table:table-cell>
          <table:table-cell office:value-type="string">
            <text:p>Parquímetro Retirado</text:p>
          </table:table-cell>
          <table:table-cell office:value-type="string">
            <text:p>24</text:p>
          </table:table-cell>
        </table:table-row>
        <table:table-row>
          <table:table-cell office:value-type="string">
            <text:p>-30.0224198</text:p>
          </table:table-cell>
          <table:table-cell office:value-type="string">
            <text:p>-51.2084235</text:p>
          </table:table-cell>
          <table:table-cell office:value-type="string">
            <text:p>R. Dr Valle 41</text:p>
          </table:table-cell>
          <table:table-cell office:value-type="float" office:value="8">
            <text:p>8</text:p>
          </table:table-cell>
          <table:table-cell office:value-type="string">
            <text:p>Parquímetro Retirado</text:p>
          </table:table-cell>
          <table:table-cell office:value-type="string">
            <text:p>25</text:p>
          </table:table-cell>
        </table:table-row>
        <table:table-row>
          <table:table-cell office:value-type="string">
            <text:p>-30.0208625</text:p>
          </table:table-cell>
          <table:table-cell office:value-type="string">
            <text:p>-51.2082377</text:p>
          </table:table-cell>
          <table:table-cell office:value-type="string">
            <text:p>R. Hoffman 609</text:p>
          </table:table-cell>
          <table:table-cell office:value-type="float" office:value="8">
            <text:p>8</text:p>
          </table:table-cell>
          <table:table-cell office:value-type="string">
            <text:p>Parquímetro Retirado</text:p>
          </table:table-cell>
          <table:table-cell office:value-type="string">
            <text:p>15</text:p>
          </table:table-cell>
        </table:table-row>
        <table:table-row>
          <table:table-cell office:value-type="string">
            <text:p>-30.0197454</text:p>
          </table:table-cell>
          <table:table-cell office:value-type="string">
            <text:p>-51.2066332</text:p>
          </table:table-cell>
          <table:table-cell office:value-type="string">
            <text:p>Av. Cristovão Colombo 1380</text:p>
          </table:table-cell>
          <table:table-cell office:value-type="float" office:value="8">
            <text:p>8</text:p>
          </table:table-cell>
          <table:table-cell office:value-type="string">
            <text:p>Parquímetro Retirado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-30.0199652</text:p>
          </table:table-cell>
          <table:table-cell office:value-type="string">
            <text:p>-51.2066204</text:p>
          </table:table-cell>
          <table:table-cell office:value-type="string">
            <text:p>Av. Cristovão Colombo 1335</text:p>
          </table:table-cell>
          <table:table-cell office:value-type="float" office:value="8">
            <text:p>8</text:p>
          </table:table-cell>
          <table:table-cell office:value-type="string">
            <text:p>Parquímetro Retirado</text:p>
          </table:table-cell>
          <table:table-cell office:value-type="string">
            <text:p>14</text:p>
          </table:table-cell>
        </table:table-row>
        <table:table-row>
          <table:table-cell office:value-type="string">
            <text:p>-30.0193924</text:p>
          </table:table-cell>
          <table:table-cell office:value-type="string">
            <text:p>-51.2063313</text:p>
          </table:table-cell>
          <table:table-cell office:value-type="string">
            <text:p>Av. Cristovão Colombo 1430</text:p>
          </table:table-cell>
          <table:table-cell office:value-type="float" office:value="8">
            <text:p>8</text:p>
          </table:table-cell>
          <table:table-cell office:value-type="string">
            <text:p>Parquímetro Retirado</text:p>
          </table:table-cell>
          <table:table-cell office:value-type="string">
            <text:p>13</text:p>
          </table:table-cell>
        </table:table-row>
        <table:table-row>
          <table:table-cell office:value-type="string">
            <text:p>-30.0195185</text:p>
          </table:table-cell>
          <table:table-cell office:value-type="string">
            <text:p>-51.2062271</text:p>
          </table:table-cell>
          <table:table-cell office:value-type="string">
            <text:p>Av. Cristovão Colombo 1413</text:p>
          </table:table-cell>
          <table:table-cell office:value-type="float" office:value="8">
            <text:p>8</text:p>
          </table:table-cell>
          <table:table-cell office:value-type="string">
            <text:p>Parquímetro Retirado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-30.01803</text:p>
          </table:table-cell>
          <table:table-cell office:value-type="string">
            <text:p>-51.1980363</text:p>
          </table:table-cell>
          <table:table-cell office:value-type="string">
            <text:p>Av. Cristovão Colombo 2211</text:p>
          </table:table-cell>
          <table:table-cell office:value-type="float" office:value="8">
            <text:p>8</text:p>
          </table:table-cell>
          <table:table-cell office:value-type="string">
            <text:p>Parquímetro Retirado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-30.0186117</text:p>
          </table:table-cell>
          <table:table-cell office:value-type="string">
            <text:p>-51.1979765</text:p>
          </table:table-cell>
          <table:table-cell office:value-type="string">
            <text:p>R. Quintino Bocaiuva 41</text:p>
          </table:table-cell>
          <table:table-cell office:value-type="float" office:value="8">
            <text:p>8</text:p>
          </table:table-cell>
          <table:table-cell office:value-type="string">
            <text:p>Parquímetro Retirado</text:p>
          </table:table-cell>
          <table:table-cell office:value-type="string">
            <text:p>12</text:p>
          </table:table-cell>
        </table:table-row>
        <table:table-row>
          <table:table-cell office:value-type="string">
            <text:p>-30.0186233</text:p>
          </table:table-cell>
          <table:table-cell office:value-type="string">
            <text:p>-51.1976202</text:p>
          </table:table-cell>
          <table:table-cell office:value-type="string">
            <text:p>R. Cel. Bordini, defronte ao 85</text:p>
          </table:table-cell>
          <table:table-cell office:value-type="float" office:value="8">
            <text:p>8</text:p>
          </table:table-cell>
          <table:table-cell office:value-type="string">
            <text:p>Parquímetro Retirado</text:p>
          </table:table-cell>
          <table:table-cell office:value-type="string">
            <text:p>23</text:p>
          </table:table-cell>
        </table:table-row>
        <table:table-row>
          <table:table-cell office:value-type="string">
            <text:p>-30.0187752</text:p>
          </table:table-cell>
          <table:table-cell office:value-type="string">
            <text:p>-51.1974815</text:p>
          </table:table-cell>
          <table:table-cell office:value-type="string">
            <text:p>R. Cel. Bordini 96</text:p>
          </table:table-cell>
          <table:table-cell office:value-type="float" office:value="8">
            <text:p>8</text:p>
          </table:table-cell>
          <table:table-cell office:value-type="string">
            <text:p>Parquímetro Retirado</text:p>
          </table:table-cell>
          <table:table-cell office:value-type="string">
            <text:p>19</text:p>
          </table:table-cell>
        </table:table-row>
        <table:table-row>
          <table:table-cell office:value-type="string">
            <text:p>-30.019344</text:p>
          </table:table-cell>
          <table:table-cell office:value-type="string">
            <text:p>-51.1974636</text:p>
          </table:table-cell>
          <table:table-cell office:value-type="string">
            <text:p>R. Cel. Bordini 155</text:p>
          </table:table-cell>
          <table:table-cell office:value-type="float" office:value="8">
            <text:p>8</text:p>
          </table:table-cell>
          <table:table-cell office:value-type="string">
            <text:p>Parquímetro Retirado</text:p>
          </table:table-cell>
          <table:table-cell office:value-type="string">
            <text:p>25</text:p>
          </table:table-cell>
        </table:table-row>
        <table:table-row>
          <table:table-cell office:value-type="string">
            <text:p>-30.0198996</text:p>
          </table:table-cell>
          <table:table-cell office:value-type="string">
            <text:p>-51.1979079</text:p>
          </table:table-cell>
          <table:table-cell office:value-type="string">
            <text:p>R. Marques do Pombal, defronte 641</text:p>
          </table:table-cell>
          <table:table-cell office:value-type="float" office:value="8">
            <text:p>8</text:p>
          </table:table-cell>
          <table:table-cell office:value-type="string">
            <text:p>Parquímetro Retirado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-30.031557225638636</text:p>
          </table:table-cell>
          <table:table-cell office:value-type="string">
            <text:p>-51.22808492576024</text:p>
          </table:table-cell>
          <table:table-cell office:value-type="string">
            <text:p>Rua Riachuelo nº 1334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160785301806</text:p>
          </table:table-cell>
          <table:table-cell office:value-type="string">
            <text:p>-51.23050231840267</text:p>
          </table:table-cell>
          <table:table-cell office:value-type="string">
            <text:p>Rua Riachuelo nº 1134DF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3184522766061</text:p>
          </table:table-cell>
          <table:table-cell office:value-type="string">
            <text:p>-51.2313899052167</text:p>
          </table:table-cell>
          <table:table-cell office:value-type="string">
            <text:p>Rua Riachuelo nº 1031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2154345477405</text:p>
          </table:table-cell>
          <table:table-cell office:value-type="string">
            <text:p>-51.23240348803739</text:p>
          </table:table-cell>
          <table:table-cell office:value-type="string">
            <text:p>Rua Riachuelo nº 933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276472702856</text:p>
          </table:table-cell>
          <table:table-cell office:value-type="string">
            <text:p>-51.23442729386579</text:p>
          </table:table-cell>
          <table:table-cell office:value-type="string">
            <text:p>Rua Riachuelo nº 731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284850000000</text:p>
          </table:table-cell>
          <table:table-cell office:value-type="string">
            <text:p>-51.23481420000002</text:p>
          </table:table-cell>
          <table:table-cell office:value-type="string">
            <text:p>Rua Riachuelo nº 678 (CDP DAS 07 ÀS 19H)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33097266183</text:p>
          </table:table-cell>
          <table:table-cell office:value-type="string">
            <text:p>-51.23632770582839</text:p>
          </table:table-cell>
          <table:table-cell office:value-type="string">
            <text:p>Rua Riachuelo nº 535DF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3949200000002</text:p>
          </table:table-cell>
          <table:table-cell office:value-type="string">
            <text:p>-51.23848968037396</text:p>
          </table:table-cell>
          <table:table-cell office:value-type="string">
            <text:p>Rua Riachuelo nº 296 - PE 2-6ª 7 Às 19h Sab 9 às 13h - CDP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299020291079</text:p>
          </table:table-cell>
          <table:table-cell office:value-type="string">
            <text:p>-51.238614230491805</text:p>
          </table:table-cell>
          <table:table-cell office:value-type="string">
            <text:p>Rua dos Andradas nº 299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323682</text:p>
          </table:table-cell>
          <table:table-cell office:value-type="string">
            <text:p>-51.236893099999975</text:p>
          </table:table-cell>
          <table:table-cell office:value-type="string">
            <text:p>Rua dos Andradas nº 477 (Somente caminhonete)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166030752062</text:p>
          </table:table-cell>
          <table:table-cell office:value-type="string">
            <text:p>-51.23468948098565</text:p>
          </table:table-cell>
          <table:table-cell office:value-type="string">
            <text:p>Rua dos Andradas nº 685 ()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-30.03141280351633</text:p>
          </table:table-cell>
          <table:table-cell office:value-type="string">
            <text:p>-51.234159437434414</text:p>
          </table:table-cell>
          <table:table-cell office:value-type="string">
            <text:p>Rua dos Andradas nº 749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103083961592</text:p>
          </table:table-cell>
          <table:table-cell office:value-type="string">
            <text:p>-51.23309865152055</text:p>
          </table:table-cell>
          <table:table-cell office:value-type="string">
            <text:p>Rua dos Andradas nº 860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-30.03085228127426</text:p>
          </table:table-cell>
          <table:table-cell office:value-type="string">
            <text:p>-51.232752776057396</text:p>
          </table:table-cell>
          <table:table-cell office:value-type="string">
            <text:p>Rua dos Andradas nº 904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29693531501216</text:p>
          </table:table-cell>
          <table:table-cell office:value-type="string">
            <text:p>-51.224537696924244</text:p>
          </table:table-cell>
          <table:table-cell office:value-type="string">
            <text:p>Rua dos Andradas nº 1700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29576686189067</text:p>
          </table:table-cell>
          <table:table-cell office:value-type="string">
            <text:p>-51.23393016120252</text:p>
          </table:table-cell>
          <table:table-cell office:value-type="string">
            <text:p>Rua Siqueira Campos nº 805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8550282378745</text:p>
          </table:table-cell>
          <table:table-cell office:value-type="string">
            <text:p>-51.23076515456495</text:p>
          </table:table-cell>
          <table:table-cell office:value-type="string">
            <text:p>Rua Cassiano Nascimento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306257</text:p>
          </table:table-cell>
          <table:table-cell office:value-type="string">
            <text:p>-51.22935080000002</text:p>
          </table:table-cell>
          <table:table-cell office:value-type="string">
            <text:p>Rua Andrade Neves nº 59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30585</text:p>
          </table:table-cell>
          <table:table-cell office:value-type="string">
            <text:p>-51.23563660000002</text:p>
          </table:table-cell>
          <table:table-cell office:value-type="string">
            <text:p>Rua Bento Martins nº 44 - PE 2-6ª 7 Às 19h - CDP das 7 às 15h 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3356514280236</text:p>
          </table:table-cell>
          <table:table-cell office:value-type="string">
            <text:p>-51.23449013128277</text:p>
          </table:table-cell>
          <table:table-cell office:value-type="string">
            <text:p>Rua Bento Martins nº 401 - PE 2-6ª 7 Às 19h Sab 9 às 13h - CDP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-30.0346168364118</text:p>
          </table:table-cell>
          <table:table-cell office:value-type="string">
            <text:p>-51.233834806745904</text:p>
          </table:table-cell>
          <table:table-cell office:value-type="string">
            <text:p>Rua Bento Martins nº 557 - PE 2-6ª 7 Às 19h Sab 9 às 13h - CDP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3249556215063</text:p>
          </table:table-cell>
          <table:table-cell office:value-type="string">
            <text:p>-51.22799094236257</text:p>
          </table:table-cell>
          <table:table-cell office:value-type="string">
            <text:p>Rua Jerônimo Coelho nº 127DF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7144502081144</text:p>
          </table:table-cell>
          <table:table-cell office:value-type="string">
            <text:p>-51.23083107116395</text:p>
          </table:table-cell>
          <table:table-cell office:value-type="string">
            <text:p>Rua Washington Luis nº 960 - PE 2-6ª 7 Às 19h Sab 9 às 13h - CDP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673305999353</text:p>
          </table:table-cell>
          <table:table-cell office:value-type="string">
            <text:p>-51.232173200000034</text:p>
          </table:table-cell>
          <table:table-cell office:value-type="string">
            <text:p>Rua Washington Luis nº 815 - PE 2-6ª 7 Às 19h Sab 9 às 13h - CDP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63377200504</text:p>
          </table:table-cell>
          <table:table-cell office:value-type="string">
            <text:p>-51.234017192071406</text:p>
          </table:table-cell>
          <table:table-cell office:value-type="string">
            <text:p>Rua Washington Luis nº 630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5191097771378</text:p>
          </table:table-cell>
          <table:table-cell office:value-type="string">
            <text:p>-51.22792024722139</text:p>
          </table:table-cell>
          <table:table-cell office:value-type="string">
            <text:p>Av. Borges de Medeiros  nº 980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68531</text:p>
          </table:table-cell>
          <table:table-cell office:value-type="string">
            <text:p>-51.228289099999984</text:p>
          </table:table-cell>
          <table:table-cell office:value-type="string">
            <text:p>Av. Borges de Medeiros  nº 1137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572654583015</text:p>
          </table:table-cell>
          <table:table-cell office:value-type="string">
            <text:p>-51.233520788954934</text:p>
          </table:table-cell>
          <table:table-cell office:value-type="string">
            <text:p>Rua Demétrio Ribeiro nº 581 - PE 2-6ª 7 Às 19h Sab 9 às 13h - CDP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3612255679103</text:p>
          </table:table-cell>
          <table:table-cell office:value-type="string">
            <text:p>-51.23035536441802</text:p>
          </table:table-cell>
          <table:table-cell office:value-type="string">
            <text:p>Rua Demétrio Ribeiro nº 918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36197840279105</text:p>
          </table:table-cell>
          <table:table-cell office:value-type="string">
            <text:p>-51.229792355819654</text:p>
          </table:table-cell>
          <table:table-cell office:value-type="string">
            <text:p>Rua Demétrio Ribeiro nº 935 - PE 2-6ª 7 Às 19h Sab 9 às 13h - CDP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6050027579666</text:p>
          </table:table-cell>
          <table:table-cell office:value-type="string">
            <text:p>-51.229010584655725</text:p>
          </table:table-cell>
          <table:table-cell office:value-type="string">
            <text:p>Rua Demétrio Ribeiro nº 1042 - PE 2-6ª 7 Às 19h Sab 9 às 13h - CDP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30913839129276</text:p>
          </table:table-cell>
          <table:table-cell office:value-type="string">
            <text:p>-51.23784112222904</text:p>
          </table:table-cell>
          <table:table-cell office:value-type="string">
            <text:p>Rua Siqueira Campos nº 431 (CDP das 10 às 16h)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349302404696</text:p>
          </table:table-cell>
          <table:table-cell office:value-type="string">
            <text:p>-51.231572920832036</text:p>
          </table:table-cell>
          <table:table-cell office:value-type="string">
            <text:p>Rua Gen Auto x Duque de Caxias 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3545496027592</text:p>
          </table:table-cell>
          <table:table-cell office:value-type="string">
            <text:p>-51.22972526193655</text:p>
          </table:table-cell>
          <table:table-cell office:value-type="string">
            <text:p>Rua Espirito Santo x Duque de Caxias 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3715976574246</text:p>
          </table:table-cell>
          <table:table-cell office:value-type="string">
            <text:p>-51.23682734232784</text:p>
          </table:table-cell>
          <table:table-cell office:value-type="string">
            <text:p>Rua Gen Portinho nº 332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534839506622</text:p>
          </table:table-cell>
          <table:table-cell office:value-type="string">
            <text:p>-51.22731424418032</text:p>
          </table:table-cell>
          <table:table-cell office:value-type="string">
            <text:p>Rua Mal Floriano Peixoto nº 715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2741700557674</text:p>
          </table:table-cell>
          <table:table-cell office:value-type="string">
            <text:p>-51.23074819386579</text:p>
          </table:table-cell>
          <table:table-cell office:value-type="string">
            <text:p>Rua Gen Camara nº 20DF (Somente Motocicletas)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-30.034892533202125</text:p>
          </table:table-cell>
          <table:table-cell office:value-type="string">
            <text:p>-51.22706855439225</text:p>
          </table:table-cell>
          <table:table-cell office:value-type="string">
            <text:p>Rua Fernando Machado nº 1156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6688238000902</text:p>
          </table:table-cell>
          <table:table-cell office:value-type="string">
            <text:p>-51.22780362016829</text:p>
          </table:table-cell>
          <table:table-cell office:value-type="string">
            <text:p>Rua Cel Genuino nº 330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589643218314</text:p>
          </table:table-cell>
          <table:table-cell office:value-type="string">
            <text:p>-51.227253767320235</text:p>
          </table:table-cell>
          <table:table-cell office:value-type="string">
            <text:p>Rua Cel Genuino nº 217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3601949919178</text:p>
          </table:table-cell>
          <table:table-cell office:value-type="string">
            <text:p>-51.227237674066146</text:p>
          </table:table-cell>
          <table:table-cell office:value-type="string">
            <text:p>Rua José do Patrocínio nº 14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9827426019068</text:p>
          </table:table-cell>
          <table:table-cell office:value-type="string">
            <text:p>-51.22465945581973</text:p>
          </table:table-cell>
          <table:table-cell office:value-type="string">
            <text:p>Rua Dr Flores nº 307DF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-30.030518137031287</text:p>
          </table:table-cell>
          <table:table-cell office:value-type="string">
            <text:p>-51.22363638465578</text:p>
          </table:table-cell>
          <table:table-cell office:value-type="string">
            <text:p>Rua General Vitorino nº 305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8046181272074</text:p>
          </table:table-cell>
          <table:table-cell office:value-type="string">
            <text:p>-51.22379195277864</text:p>
          </table:table-cell>
          <table:table-cell office:value-type="string">
            <text:p>Rua Senhor dos Passos nº 104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88015</text:p>
          </table:table-cell>
          <table:table-cell office:value-type="string">
            <text:p>-51.22386849999998</text:p>
          </table:table-cell>
          <table:table-cell office:value-type="string">
            <text:p>Praça Otávio Rocha  nº 71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27249147759466</text:p>
          </table:table-cell>
          <table:table-cell office:value-type="string">
            <text:p>-51.22250410560662</text:p>
          </table:table-cell>
          <table:table-cell office:value-type="string">
            <text:p>Rua Pinto Bandeira nº 335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2895498161677</text:p>
          </table:table-cell>
          <table:table-cell office:value-type="string">
            <text:p>-51.22237876695033</text:p>
          </table:table-cell>
          <table:table-cell office:value-type="string">
            <text:p>Rua Pinto Bandeira nº 513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28085534826793</text:p>
          </table:table-cell>
          <table:table-cell office:value-type="string">
            <text:p>-51.22214115358429</text:p>
          </table:table-cell>
          <table:table-cell office:value-type="string">
            <text:p>Rua Alberto Bins nº 458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8014259004095</text:p>
          </table:table-cell>
          <table:table-cell office:value-type="string">
            <text:p>-51.221043121853654</text:p>
          </table:table-cell>
          <table:table-cell office:value-type="string">
            <text:p>Rua Alberto Bins nº 554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799858529861</text:p>
          </table:table-cell>
          <table:table-cell office:value-type="string">
            <text:p>-51.2193867778642</text:p>
          </table:table-cell>
          <table:table-cell office:value-type="string">
            <text:p>Rua Alberto Bins nº 669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2793820793687</text:p>
          </table:table-cell>
          <table:table-cell office:value-type="string">
            <text:p>-51.21941896437238</text:p>
          </table:table-cell>
          <table:table-cell office:value-type="string">
            <text:p>Rua Alberto Bins nº 702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28889074552428</text:p>
          </table:table-cell>
          <table:table-cell office:value-type="string">
            <text:p>-51.220937659241486</text:p>
          </table:table-cell>
          <table:table-cell office:value-type="string">
            <text:p>Rua Cel Vicente nº 591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-30.026716621592538</text:p>
          </table:table-cell>
          <table:table-cell office:value-type="string">
            <text:p>-51.220943098147586</text:p>
          </table:table-cell>
          <table:table-cell office:value-type="string">
            <text:p>Rua Cel Vicente nº 383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-30.027554945079537</text:p>
          </table:table-cell>
          <table:table-cell office:value-type="string">
            <text:p>-51.220943098147586</text:p>
          </table:table-cell>
          <table:table-cell office:value-type="string">
            <text:p>Rua Cel Vicente nº 451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31564</text:p>
          </table:table-cell>
          <table:table-cell office:value-type="string">
            <text:p>-51.22486279999998</text:p>
          </table:table-cell>
          <table:table-cell office:value-type="string">
            <text:p>Praça Conde de Porto Alegre  nº 16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2188267172877</text:p>
          </table:table-cell>
          <table:table-cell office:value-type="string">
            <text:p>-51.22449222193188</text:p>
          </table:table-cell>
          <table:table-cell office:value-type="string">
            <text:p>Rua Duque de Caxias nº 1735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284744767652</text:p>
          </table:table-cell>
          <table:table-cell office:value-type="string">
            <text:p>-51.225503179877705</text:p>
          </table:table-cell>
          <table:table-cell office:value-type="string">
            <text:p>Rua Duque de Caxias nº 1588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360444674925</text:p>
          </table:table-cell>
          <table:table-cell office:value-type="string">
            <text:p>-51.22706422552437</text:p>
          </table:table-cell>
          <table:table-cell office:value-type="string">
            <text:p>Rua Duque de Caxias nº 1405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6338264212036</text:p>
          </table:table-cell>
          <table:table-cell office:value-type="string">
            <text:p>-51.22418383795929</text:p>
          </table:table-cell>
          <table:table-cell office:value-type="string">
            <text:p>Praça Rui Barbosa nº 188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26890956840496</text:p>
          </table:table-cell>
          <table:table-cell office:value-type="string">
            <text:p>-51.22457544047546</text:p>
          </table:table-cell>
          <table:table-cell office:value-type="string">
            <text:p>Praça Rui Barbosa nº 189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26485514090187</text:p>
          </table:table-cell>
          <table:table-cell office:value-type="string">
            <text:p>-51.22767283590372</text:p>
          </table:table-cell>
          <table:table-cell office:value-type="string">
            <text:p>Praça Revolução Farroupilha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26642265230976</text:p>
          </table:table-cell>
          <table:table-cell office:value-type="string">
            <text:p>-51.2268775609308</text:p>
          </table:table-cell>
          <table:table-cell office:value-type="string">
            <text:p>Av. Júlio de Castilhos  nº 10 (2ª a 6ª das 20 às 16h)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4977419648682</text:p>
          </table:table-cell>
          <table:table-cell office:value-type="string">
            <text:p>-51.22330943782043</text:p>
          </table:table-cell>
          <table:table-cell office:value-type="string">
            <text:p>Rua Chaves Barcelos nº 36 (Somente Caminhonete)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-30.025051732461975</text:p>
          </table:table-cell>
          <table:table-cell office:value-type="string">
            <text:p>-51.22334698874664</text:p>
          </table:table-cell>
          <table:table-cell office:value-type="string">
            <text:p>Rua Chaves Barcelos nº 27 (Somente Caminhonete)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-30.02570665903883</text:p>
          </table:table-cell>
          <table:table-cell office:value-type="string">
            <text:p>-51.22316729224195</text:p>
          </table:table-cell>
          <table:table-cell office:value-type="string">
            <text:p>Rua Chaves Barcelos nº 157 (Somente Caminhonete | Das 09 às 16h)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-30.026585552553765</text:p>
          </table:table-cell>
          <table:table-cell office:value-type="string">
            <text:p>-51.22250954926898</text:p>
          </table:table-cell>
          <table:table-cell office:value-type="string">
            <text:p>Praça Osvaldo Cruz 10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5680482615112</text:p>
          </table:table-cell>
          <table:table-cell office:value-type="string">
            <text:p>-51.22029749057424</text:p>
          </table:table-cell>
          <table:table-cell office:value-type="string">
            <text:p>Rua Com Manoel Pereira nº 237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22858</text:p>
          </table:table-cell>
          <table:table-cell office:value-type="string">
            <text:p>-51.218969000000016</text:p>
          </table:table-cell>
          <table:table-cell office:value-type="string">
            <text:p>Largo Vespasiano Júlio Veppo  nº 13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4028</text:p>
          </table:table-cell>
          <table:table-cell office:value-type="string">
            <text:p>-51.22333370000001</text:p>
          </table:table-cell>
          <table:table-cell office:value-type="string">
            <text:p>Tv Tuyuty  nº 91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29189</text:p>
          </table:table-cell>
          <table:table-cell office:value-type="string">
            <text:p>-51.222948900000006</text:p>
          </table:table-cell>
          <table:table-cell office:value-type="string">
            <text:p>Av. João Pessoa  nº 41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3154097870902</text:p>
          </table:table-cell>
          <table:table-cell office:value-type="string">
            <text:p>-51.22384494217454</text:p>
          </table:table-cell>
          <table:table-cell office:value-type="string">
            <text:p>Av. Des. André da Rocha  nº 92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363865318097</text:p>
          </table:table-cell>
          <table:table-cell office:value-type="string">
            <text:p>-51.224567142327885</text:p>
          </table:table-cell>
          <table:table-cell office:value-type="string">
            <text:p>Av. Des. André da Rocha  nº 165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672455572242</text:p>
          </table:table-cell>
          <table:table-cell office:value-type="string">
            <text:p>-51.226518446634316</text:p>
          </table:table-cell>
          <table:table-cell office:value-type="string">
            <text:p>Rua José do Patrocínio nº 102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774335356917</text:p>
          </table:table-cell>
          <table:table-cell office:value-type="string">
            <text:p>-51.228043801323224</text:p>
          </table:table-cell>
          <table:table-cell office:value-type="string">
            <text:p>Praça dos Açorianos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226579089469</text:p>
          </table:table-cell>
          <table:table-cell office:value-type="string">
            <text:p>-51.22598429687815</text:p>
          </table:table-cell>
          <table:table-cell office:value-type="string">
            <text:p>Rua Vigário José Inácio nº 715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1720705255516</text:p>
          </table:table-cell>
          <table:table-cell office:value-type="string">
            <text:p>-51.227017923188384</text:p>
          </table:table-cell>
          <table:table-cell office:value-type="string">
            <text:p>Rua Mal Floriano Peixoto nº 333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-30.032145255783373</text:p>
          </table:table-cell>
          <table:table-cell office:value-type="string">
            <text:p>-51.22705513372955</text:p>
          </table:table-cell>
          <table:table-cell office:value-type="string">
            <text:p>Rua Mal Floriano Peixoto nº 363 (Som. Motos)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6083569743676</text:p>
          </table:table-cell>
          <table:table-cell office:value-type="string">
            <text:p>-51.22596529881133</text:p>
          </table:table-cell>
          <table:table-cell office:value-type="string">
            <text:p>Rua Vigário José Inácio nº 15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8118774757896</text:p>
          </table:table-cell>
          <table:table-cell office:value-type="string">
            <text:p>-51.228219043022136</text:p>
          </table:table-cell>
          <table:table-cell office:value-type="string">
            <text:p>Largo Glênio Peres  nº 115 (Motocicletas das 10 às 20h - Caminhão das 22 às 10h)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803981983472</text:p>
          </table:table-cell>
          <table:table-cell office:value-type="string">
            <text:p>-51.22825793505285</text:p>
          </table:table-cell>
          <table:table-cell office:value-type="string">
            <text:p>Av. Borges de Medeiros nº 138 (Carga e Descarga Permitida das 22 às 10 | Caminhão | Paralelo)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-30.028073491794938</text:p>
          </table:table-cell>
          <table:table-cell office:value-type="string">
            <text:p>-51.22829950929258</text:p>
          </table:table-cell>
          <table:table-cell office:value-type="string">
            <text:p>Av. Borges de Medeiros nº 138 (Carga e Descarga | Fila Dupla permitida das 20 às 09h)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614963705119</text:p>
          </table:table-cell>
          <table:table-cell office:value-type="string">
            <text:p>-51.23742359752032</text:p>
          </table:table-cell>
          <table:table-cell office:value-type="string">
            <text:p>Rua Gen Vasco Alves nº 508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47053334825</text:p>
          </table:table-cell>
          <table:table-cell office:value-type="string">
            <text:p>-51.238008319085566</text:p>
          </table:table-cell>
          <table:table-cell office:value-type="string">
            <text:p>Rua Gen Vasco Alves nº 330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5227149300173</text:p>
          </table:table-cell>
          <table:table-cell office:value-type="string">
            <text:p>-51.23958402634497</text:p>
          </table:table-cell>
          <table:table-cell office:value-type="string">
            <text:p>Rua Duque de Caxias nº 170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6438062930316</text:p>
          </table:table-cell>
          <table:table-cell office:value-type="string">
            <text:p>-51.23184243699097</text:p>
          </table:table-cell>
          <table:table-cell office:value-type="string">
            <text:p>Rua Gen Auto nº 338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5036159274206</text:p>
          </table:table-cell>
          <table:table-cell office:value-type="string">
            <text:p>-51.23241322153626</text:p>
          </table:table-cell>
          <table:table-cell office:value-type="string">
            <text:p>Rua Fernando Machado nº 530 - PE 2-6ª 7 Às 19h Sab 9 às 13h - CDP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498987226977</text:p>
          </table:table-cell>
          <table:table-cell office:value-type="string">
            <text:p>-51.22992343560924</text:p>
          </table:table-cell>
          <table:table-cell office:value-type="string">
            <text:p>Rua Fernando Machado nº 788 - PE 2-6ª 7 Às 19h Sab 9 às 13h - CDP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5090060938792</text:p>
          </table:table-cell>
          <table:table-cell office:value-type="string">
            <text:p>-51.23067585522631</text:p>
          </table:table-cell>
          <table:table-cell office:value-type="string">
            <text:p>Rua Fernando Machado nº 707 - PE 2-6ª 7 Às 19h Sab 9 às 13h - CDP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4991144205584</text:p>
          </table:table-cell>
          <table:table-cell office:value-type="string">
            <text:p>-51.22819883873274</text:p>
          </table:table-cell>
          <table:table-cell office:value-type="string">
            <text:p>Rua Fernando Machado nº 939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3319288439056</text:p>
          </table:table-cell>
          <table:table-cell office:value-type="string">
            <text:p>-51.232347926973944</text:p>
          </table:table-cell>
          <table:table-cell office:value-type="string">
            <text:p>Rua Duque de Caxias nº 901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34175</text:p>
          </table:table-cell>
          <table:table-cell office:value-type="string">
            <text:p>-51.228528100000005</text:p>
          </table:table-cell>
          <table:table-cell office:value-type="string">
            <text:p>Rua Duque de Caxias nº 1262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32335778346482</text:p>
          </table:table-cell>
          <table:table-cell office:value-type="string">
            <text:p>-51.2299239442458</text:p>
          </table:table-cell>
          <table:table-cell office:value-type="string">
            <text:p>Praça Marechal Deodoro nº 2 (Somente Caminhonete)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2401442488585</text:p>
          </table:table-cell>
          <table:table-cell office:value-type="string">
            <text:p>-51.22924476300335</text:p>
          </table:table-cell>
          <table:table-cell office:value-type="string">
            <text:p>Rua Jerônimo Coelho nº 12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3189517900706</text:p>
          </table:table-cell>
          <table:table-cell office:value-type="string">
            <text:p>-51.23274844462071</text:p>
          </table:table-cell>
          <table:table-cell office:value-type="string">
            <text:p>Rua João Manoel nº 462 - Somente Caminhonete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1890790842343</text:p>
          </table:table-cell>
          <table:table-cell office:value-type="string">
            <text:p>-51.233162702270306</text:p>
          </table:table-cell>
          <table:table-cell office:value-type="string">
            <text:p>Rua João Manoel nº 316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9572906608905</text:p>
          </table:table-cell>
          <table:table-cell office:value-type="string">
            <text:p>-51.23234840388113</text:p>
          </table:table-cell>
          <table:table-cell office:value-type="string">
            <text:p>Rua Caldas Junior nº 120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31720808146222</text:p>
          </table:table-cell>
          <table:table-cell office:value-type="string">
            <text:p>-51.231379030914866</text:p>
          </table:table-cell>
          <table:table-cell office:value-type="string">
            <text:p>Rua Caldas Junior nº 390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-30.031093639425812</text:p>
          </table:table-cell>
          <table:table-cell office:value-type="string">
            <text:p>-51.23170504675909</text:p>
          </table:table-cell>
          <table:table-cell office:value-type="string">
            <text:p>Rua Caldas Junior nº 261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2586099546993</text:p>
          </table:table-cell>
          <table:table-cell office:value-type="string">
            <text:p>-51.237273663897895</text:p>
          </table:table-cell>
          <table:table-cell office:value-type="string">
            <text:p>Rua Gen Portinho nº 226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9271327293614</text:p>
          </table:table-cell>
          <table:table-cell office:value-type="string">
            <text:p>-51.23467802850121</text:p>
          </table:table-cell>
          <table:table-cell office:value-type="string">
            <text:p>Av. Mauá  nº 701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9060469056386</text:p>
          </table:table-cell>
          <table:table-cell office:value-type="string">
            <text:p>-51.23211834070037</text:p>
          </table:table-cell>
          <table:table-cell office:value-type="string">
            <text:p>Rua Capitão Montanha 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8878860796556</text:p>
          </table:table-cell>
          <table:table-cell office:value-type="string">
            <text:p>-51.230065577450944</text:p>
          </table:table-cell>
          <table:table-cell office:value-type="string">
            <text:p>Rua Gen Camara nº DF40 (2ª a 6ª das 6 às 20h | Sábados das 6 Às 13h)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-30.02880797924337</text:p>
          </table:table-cell>
          <table:table-cell office:value-type="string">
            <text:p>-51.22870990690183</text:p>
          </table:table-cell>
          <table:table-cell office:value-type="string">
            <text:p>Rua Uruguai nº 240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8003682903467</text:p>
          </table:table-cell>
          <table:table-cell office:value-type="string">
            <text:p>-51.22468930000002</text:p>
          </table:table-cell>
          <table:table-cell office:value-type="string">
            <text:p>Rua Dr Flores nº 105 (2ª a 6ª das 20 às 16h)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-30.03392832961378</text:p>
          </table:table-cell>
          <table:table-cell office:value-type="string">
            <text:p>-51.23518918836061</text:p>
          </table:table-cell>
          <table:table-cell office:value-type="string">
            <text:p>Rua Duque de Caxias n 624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6425589738004</text:p>
          </table:table-cell>
          <table:table-cell office:value-type="string">
            <text:p>-51.22614964232787</text:p>
          </table:table-cell>
          <table:table-cell office:value-type="string">
            <text:p>Av. Júlio de Castilhos  nº 64 (2ª a 6ª das 20 às 16h)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711251716619</text:p>
          </table:table-cell>
          <table:table-cell office:value-type="string">
            <text:p>-51.22831656606729</text:p>
          </table:table-cell>
          <table:table-cell office:value-type="string">
            <text:p>Av. Júlio de Castilhos  nº 1 (Das 06 às 10h)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-30.0332051</text:p>
          </table:table-cell>
          <table:table-cell office:value-type="string">
            <text:p>-51.23265070000002</text:p>
          </table:table-cell>
          <table:table-cell office:value-type="string">
            <text:p>Rua João Manoel  nº 462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42545</text:p>
          </table:table-cell>
          <table:table-cell office:value-type="string">
            <text:p>-51.235904600000026</text:p>
          </table:table-cell>
          <table:table-cell office:value-type="string">
            <text:p>Rua Duque de Caxias nº 567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9870111353734</text:p>
          </table:table-cell>
          <table:table-cell office:value-type="string">
            <text:p>-51.224740562565614</text:p>
          </table:table-cell>
          <table:table-cell office:value-type="string">
            <text:p>Rua Doutor Flores nº 307 (Somente Motocicletas)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4</text:p>
          </table:table-cell>
        </table:table-row>
        <table:table-row>
          <table:table-cell office:value-type="string">
            <text:p>-30.0300769</text:p>
          </table:table-cell>
          <table:table-cell office:value-type="string">
            <text:p>-51.22483699999998</text:p>
          </table:table-cell>
          <table:table-cell office:value-type="string">
            <text:p>Rua Doutor Flores nº 323 (Somente Caminhonete)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/>
          </table:table-cell>
        </table:table-row>
        <table:table-row>
          <table:table-cell office:value-type="string">
            <text:p>-30.02848172024418</text:p>
          </table:table-cell>
          <table:table-cell office:value-type="string">
            <text:p>-51.22239267810892</text:p>
          </table:table-cell>
          <table:table-cell office:value-type="string">
            <text:p>Rua Pinto Bandeira nº 471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/>
          </table:table-cell>
        </table:table-row>
        <table:table-row>
          <table:table-cell office:value-type="string">
            <text:p>-30.026585552553765</text:p>
          </table:table-cell>
          <table:table-cell office:value-type="string">
            <text:p>-51.222458587297695</text:p>
          </table:table-cell>
          <table:table-cell office:value-type="string">
            <text:p>Praça Osvaldo Cruz nº 15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46969</text:p>
          </table:table-cell>
          <table:table-cell office:value-type="string">
            <text:p>-51.22157199999998</text:p>
          </table:table-cell>
          <table:table-cell office:value-type="string">
            <text:p>Rua Cel Vicente nº 134DF (Das 10 às 16h)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5</text:p>
          </table:table-cell>
        </table:table-row>
        <table:table-row>
          <table:table-cell office:value-type="string">
            <text:p>-30.03482486455087</text:p>
          </table:table-cell>
          <table:table-cell office:value-type="string">
            <text:p>-51.23476547116394</text:p>
          </table:table-cell>
          <table:table-cell office:value-type="string">
            <text:p>Rua Fernando Machado, n° 306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8237599999976</text:p>
          </table:table-cell>
          <table:table-cell office:value-type="string">
            <text:p>-51.202991446032684</text:p>
          </table:table-cell>
          <table:table-cell office:value-type="string">
            <text:p>Rua Dr. Florêncio Ygartua, n° 188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/>
          </table:table-cell>
        </table:table-row>
        <table:table-row>
          <table:table-cell office:value-type="string">
            <text:p>-30.026208627365207</text:p>
          </table:table-cell>
          <table:table-cell office:value-type="string">
            <text:p>-51.20345449919739</text:p>
          </table:table-cell>
          <table:table-cell office:value-type="string">
            <text:p>Rua Dr. Hilário Ribeiro, n° 300 | PE DAS 8 AS 20H CARGA E DESCARGA PERMITIDA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/>
          </table:table-cell>
        </table:table-row>
        <table:table-row>
          <table:table-cell office:value-type="string">
            <text:p>-30.0276375</text:p>
          </table:table-cell>
          <table:table-cell office:value-type="string">
            <text:p>-51.20197989999997</text:p>
          </table:table-cell>
          <table:table-cell office:value-type="string">
            <text:p>Rua Comendador Caminha, n° 102 | PE DAS 6 AS 20H CARGA E DESCARGA PERMITIDA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/>
          </table:table-cell>
        </table:table-row>
        <table:table-row>
          <table:table-cell office:value-type="string">
            <text:p>-30.025241856328435</text:p>
          </table:table-cell>
          <table:table-cell office:value-type="string">
            <text:p>-51.2036490539673</text:p>
          </table:table-cell>
          <table:table-cell office:value-type="string">
            <text:p>Rua Padre Chagas, n° 186 | PE DAS 8 AS 20H CARGA E DESCARGA PERMITIDA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/>
          </table:table-cell>
        </table:table-row>
        <table:table-row>
          <table:table-cell office:value-type="string">
            <text:p>-30.024514569844793</text:p>
          </table:table-cell>
          <table:table-cell office:value-type="string">
            <text:p>-51.202792096295184</text:p>
          </table:table-cell>
          <table:table-cell office:value-type="string">
            <text:p>Rua Padre Chagas, n° 310 | PE DAS 8 AS 20H CARGA E DESCARGA PERMITIDA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/>
          </table:table-cell>
        </table:table-row>
        <table:table-row>
          <table:table-cell office:value-type="string">
            <text:p>-30.026310399999993</text:p>
          </table:table-cell>
          <table:table-cell office:value-type="string">
            <text:p>-51.204899462565606</text:p>
          </table:table-cell>
          <table:table-cell office:value-type="string">
            <text:p>Rua Padre Chagas, n° 25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/>
          </table:table-cell>
        </table:table-row>
        <table:table-row>
          <table:table-cell office:value-type="string">
            <text:p>-30.02564199736928</text:p>
          </table:table-cell>
          <table:table-cell office:value-type="string">
            <text:p>-51.20422697539368</text:p>
          </table:table-cell>
          <table:table-cell office:value-type="string">
            <text:p>Rua Padre Chagas, n° 80 - Somente Motocicleta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/>
          </table:table-cell>
        </table:table-row>
        <table:table-row>
          <table:table-cell office:value-type="string">
            <text:p>-30.02580312133783</text:p>
          </table:table-cell>
          <table:table-cell office:value-type="string">
            <text:p>-51.20219350859833</text:p>
          </table:table-cell>
          <table:table-cell office:value-type="string">
            <text:p>R. 24 de Outubro, n° 591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/>
          </table:table-cell>
        </table:table-row>
        <table:table-row>
          <table:table-cell office:value-type="string">
            <text:p>-30.022926450816716</text:p>
          </table:table-cell>
          <table:table-cell office:value-type="string">
            <text:p>-51.20269597116396</text:p>
          </table:table-cell>
          <table:table-cell office:value-type="string">
            <text:p>Praça Dr. Maurício Cardoso, 81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314170853978</text:p>
          </table:table-cell>
          <table:table-cell office:value-type="string">
            <text:p>-51.20345805977172</text:p>
          </table:table-cell>
          <table:table-cell office:value-type="string">
            <text:p>R. Dinarte Ribeiro, 56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2512297996293</text:p>
          </table:table-cell>
          <table:table-cell office:value-type="string">
            <text:p>-51.19948426441806</text:p>
          </table:table-cell>
          <table:table-cell office:value-type="string">
            <text:p>R. Tobias da Silva, 221 - PROIBIDO ESTACIONAR CARGA E DESCARGA PERMITIDA DAS 7 ÀS 19H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2651493855886</text:p>
          </table:table-cell>
          <table:table-cell office:value-type="string">
            <text:p>-51.2008877128975</text:p>
          </table:table-cell>
          <table:table-cell office:value-type="string">
            <text:p>R. Tobias da Silva, 120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127261064474</text:p>
          </table:table-cell>
          <table:table-cell office:value-type="string">
            <text:p>-51.235336435581985</text:p>
          </table:table-cell>
          <table:table-cell office:value-type="string">
            <text:p>R. Gen. Bento Martins, 168 - PE 2-6ª 7 Às 19h Sab 9 às 15h - CDP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-30.02209629999999</text:p>
          </table:table-cell>
          <table:table-cell office:value-type="string">
            <text:p>-51.1951042</text:p>
          </table:table-cell>
          <table:table-cell office:value-type="string">
            <text:p>Av Nova York 10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211723</text:p>
          </table:table-cell>
          <table:table-cell office:value-type="string">
            <text:p>-51.1923008</text:p>
          </table:table-cell>
          <table:table-cell office:value-type="string">
            <text:p>R. Cândido Silveira, 198 - Auxiliadora, Porto Alegre - RS, 90540-01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21837835645517</text:p>
          </table:table-cell>
          <table:table-cell office:value-type="string">
            <text:p>-51.192280974868765</text:p>
          </table:table-cell>
          <table:table-cell office:value-type="string">
            <text:p>R. 24 de Outubro, 1647 - Auxiliadora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44846484698166</text:p>
          </table:table-cell>
          <table:table-cell office:value-type="string">
            <text:p>-51.21442979249878</text:p>
          </table:table-cell>
          <table:table-cell office:value-type="string">
            <text:p>Av. da Azenha, 103-141 - Azenha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45846</text:p>
          </table:table-cell>
          <table:table-cell office:value-type="string">
            <text:p>-51.21407250000004</text:p>
          </table:table-cell>
          <table:table-cell office:value-type="string">
            <text:p>Av. da Azenha, 221 - Azenha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/>
          </table:table-cell>
        </table:table-row>
        <table:table-row>
          <table:table-cell office:value-type="string">
            <text:p>-30.0497518</text:p>
          </table:table-cell>
          <table:table-cell office:value-type="string">
            <text:p>-51.21110340000001</text:p>
          </table:table-cell>
          <table:table-cell office:value-type="string">
            <text:p>Rua Dr. Ramiro D'Ávila, 212 - Azenha, Porto Alegre - RS, 90620-05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541632</text:p>
          </table:table-cell>
          <table:table-cell office:value-type="string">
            <text:p>-51.21507580000002</text:p>
          </table:table-cell>
          <table:table-cell office:value-type="string">
            <text:p>Rua 20 de Setembro, 394 - Azenha, Porto Alegre - RS, 90130-09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17572</text:p>
          </table:table-cell>
          <table:table-cell office:value-type="string">
            <text:p>-51.193269999999984</text:p>
          </table:table-cell>
          <table:table-cell office:value-type="string">
            <text:p>R. Eng. Olávo Nunes, 99 - Bela Vista, Porto Alegre - RS, 90440-17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53514</text:p>
          </table:table-cell>
          <table:table-cell office:value-type="string">
            <text:p>-51.18702589999998</text:p>
          </table:table-cell>
          <table:table-cell office:value-type="string">
            <text:p>R. Jaraguá, 630 - Bela Vista, Porto Alegre - RS, 90450-14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28861122519256</text:p>
          </table:table-cell>
          <table:table-cell office:value-type="string">
            <text:p>-51.1800372656067</text:p>
          </table:table-cell>
          <table:table-cell office:value-type="string">
            <text:p>Alameda Maj. Francisco Barcelos, 105 - Boa Vista, Porto Alegre - RS, 91340-39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218408</text:p>
          </table:table-cell>
          <table:table-cell office:value-type="string">
            <text:p>-51.182191399999965</text:p>
          </table:table-cell>
          <table:table-cell office:value-type="string">
            <text:p>Rua Inácio Vasconcelos, 40 - Boa Vista, Porto Alegre - RS, 90480-16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17768928484728</text:p>
          </table:table-cell>
          <table:table-cell office:value-type="string">
            <text:p>-51.172534657672145</text:p>
          </table:table-cell>
          <table:table-cell office:value-type="string">
            <text:p>R. Gen. Tasso Fragoso, 28 - Boa Vista, Porto Alegre - RS, 90520-58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39647</text:p>
          </table:table-cell>
          <table:table-cell office:value-type="string">
            <text:p>-51.2136807</text:p>
          </table:table-cell>
          <table:table-cell office:value-type="string">
            <text:p>Av. Cauduro, 11 - Bom Fim, Porto Alegre - RS, 90035-11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2908</text:p>
          </table:table-cell>
          <table:table-cell office:value-type="string">
            <text:p>-51.21156380000002</text:p>
          </table:table-cell>
          <table:table-cell office:value-type="string">
            <text:p>R. Henrique Dias, 86 - Bom Fim, Porto Alegre - RS, 90035-10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04569</text:p>
          </table:table-cell>
          <table:table-cell office:value-type="string">
            <text:p>-51.21692410000003</text:p>
          </table:table-cell>
          <table:table-cell office:value-type="string">
            <text:p>R. Irmão José Otao, 166 - Independência, Porto Alegre - RS, 90035-06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28588</text:p>
          </table:table-cell>
          <table:table-cell office:value-type="string">
            <text:p>-51.21452390000002</text:p>
          </table:table-cell>
          <table:table-cell office:value-type="string">
            <text:p>R. Santo Antonio, 865 - Bom Fim, Porto Alegre - RS, 90220-01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10512649999999</text:p>
          </table:table-cell>
          <table:table-cell office:value-type="string">
            <text:p>-51.232870400000024</text:p>
          </table:table-cell>
          <table:table-cell office:value-type="string">
            <text:p>R. Silvio Silveira Soares, 2751 - Camaquã, Porto Alegre - RS, 91910-46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1087939</text:p>
          </table:table-cell>
          <table:table-cell office:value-type="string">
            <text:p>-51.241302700000006</text:p>
          </table:table-cell>
          <table:table-cell office:value-type="string">
            <text:p>Rua Victor Silva, 229 - Camaquã, Porto Alegre - RS, 91910-17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8203779999999</text:p>
          </table:table-cell>
          <table:table-cell office:value-type="string">
            <text:p>-51.19546120000001</text:p>
          </table:table-cell>
          <table:table-cell office:value-type="string">
            <text:p>R. Cap. Padilha, 352 - Cascata, Porto Alegre - RS, 91710-10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97499</text:p>
          </table:table-cell>
          <table:table-cell office:value-type="string">
            <text:p>-51.23155350000002</text:p>
          </table:table-cell>
          <table:table-cell office:value-type="string">
            <text:p>Av. da Cavalhada, 2383 - Cavalhada, Porto Alegre - RS, 91740-00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435903</text:p>
          </table:table-cell>
          <table:table-cell office:value-type="string">
            <text:p>-51.221454800000004</text:p>
          </table:table-cell>
          <table:table-cell office:value-type="string">
            <text:p>Av. Aureliano de Figueiredo Pinto, 964 - Praia de Belas, Porto Alegre - RS, 90050-19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431892</text:p>
          </table:table-cell>
          <table:table-cell office:value-type="string">
            <text:p>-51.22010239999997</text:p>
          </table:table-cell>
          <table:table-cell office:value-type="string">
            <text:p>Av. Venâncio Aires, 88 - Cidade Baixa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422879</text:p>
          </table:table-cell>
          <table:table-cell office:value-type="string">
            <text:p>-51.2184082</text:p>
          </table:table-cell>
          <table:table-cell office:value-type="string">
            <text:p>Av. Venâncio Aires, 160 - Cidade Baixa, Porto Alegre - RS, 90040-19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419174</text:p>
          </table:table-cell>
          <table:table-cell office:value-type="string">
            <text:p>-51.22741450000001</text:p>
          </table:table-cell>
          <table:table-cell office:value-type="string">
            <text:p>Praça Cônego Marcelino, 41 - Cidade Baixa, Porto Alegre - RS, 90050-28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58157</text:p>
          </table:table-cell>
          <table:table-cell office:value-type="string">
            <text:p>-51.22183039999999</text:p>
          </table:table-cell>
          <table:table-cell office:value-type="string">
            <text:p>Praça Prof. Saint-Pastous, 125 - Cidade Baixa, Porto Alegre - RS, 90050-39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403529</text:p>
          </table:table-cell>
          <table:table-cell office:value-type="string">
            <text:p>-51.22141750000003</text:p>
          </table:table-cell>
          <table:table-cell office:value-type="string">
            <text:p>R. Alberto Tôrres, 173 - Cidade Baixa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406455</text:p>
          </table:table-cell>
          <table:table-cell office:value-type="string">
            <text:p>-51.222004700000014</text:p>
          </table:table-cell>
          <table:table-cell office:value-type="string">
            <text:p>R. Alberto Tôrres, 228 - Cidade Baixa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67706</text:p>
          </table:table-cell>
          <table:table-cell office:value-type="string">
            <text:p>-51.22367220000001</text:p>
          </table:table-cell>
          <table:table-cell office:value-type="string">
            <text:p>R. Gen. Lima e Silva, 331 - Centro Histórico, Porto Alegre - RS, 90050-10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407219</text:p>
          </table:table-cell>
          <table:table-cell office:value-type="string">
            <text:p>-51.2254269</text:p>
          </table:table-cell>
          <table:table-cell office:value-type="string">
            <text:p>R. João Alfredo, 440 - Cidade Baixa, Porto Alegre - RS, 90050-003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421404</text:p>
          </table:table-cell>
          <table:table-cell office:value-type="string">
            <text:p>-51.221340699999985</text:p>
          </table:table-cell>
          <table:table-cell office:value-type="string">
            <text:p>R. Joaquim Nabuco, 285 - Cidade Baixa, Porto Alegre - RS, 90050-34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412663</text:p>
          </table:table-cell>
          <table:table-cell office:value-type="string">
            <text:p>-51.221352499999966</text:p>
          </table:table-cell>
          <table:table-cell office:value-type="string">
            <text:p>R. Lopo Gonçalves, 375 - Cidade Baixa, Porto Alegre - RS, 90050-35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92992</text:p>
          </table:table-cell>
          <table:table-cell office:value-type="string">
            <text:p>-51.2216219</text:p>
          </table:table-cell>
          <table:table-cell office:value-type="string">
            <text:p>Rua Luiz Afonso, 273 - Cidade Baixa, Porto Alegre - RS, 90050-31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98557</text:p>
          </table:table-cell>
          <table:table-cell office:value-type="string">
            <text:p>-51.22235039999998</text:p>
          </table:table-cell>
          <table:table-cell office:value-type="string">
            <text:p>Rua Luiz Afonso, 360 - Cidade Baixa, Porto Alegre - RS, 90050-31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93772</text:p>
          </table:table-cell>
          <table:table-cell office:value-type="string">
            <text:p>-51.218204600000035</text:p>
          </table:table-cell>
          <table:table-cell office:value-type="string">
            <text:p>Rua Octávio Corrêa, 15 - Cidade Baixa, Porto Alegre - RS, 90050-12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90859</text:p>
          </table:table-cell>
          <table:table-cell office:value-type="string">
            <text:p>-51.22353250000003</text:p>
          </table:table-cell>
          <table:table-cell office:value-type="string">
            <text:p>R. da República, 420 - Cidade Baixa, Porto Alegre - RS, 90050-32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93567</text:p>
          </table:table-cell>
          <table:table-cell office:value-type="string">
            <text:p>-51.22420420000003</text:p>
          </table:table-cell>
          <table:table-cell office:value-type="string">
            <text:p>R. da República, 490 - Cidade Baixa, Porto Alegre - RS, 90050-32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9364</text:p>
          </table:table-cell>
          <table:table-cell office:value-type="string">
            <text:p>-51.224606900000026</text:p>
          </table:table-cell>
          <table:table-cell office:value-type="string">
            <text:p>R. da República, 518 - Cidade Baixa, Porto Alegre - RS, 90050-32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869624</text:p>
          </table:table-cell>
          <table:table-cell office:value-type="string">
            <text:p>-51.23831259999997</text:p>
          </table:table-cell>
          <table:table-cell office:value-type="string">
            <text:p>R. Jataí, 331 - Cristal, Porto Alegre - RS, 90820-19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130908</text:p>
          </table:table-cell>
          <table:table-cell office:value-type="string">
            <text:p>-51.15604589999998</text:p>
          </table:table-cell>
          <table:table-cell office:value-type="string">
            <text:p>R. Adão Baino, 285 - Cristo Redentor, Porto Alegre - RS, 91350-24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109072</text:p>
          </table:table-cell>
          <table:table-cell office:value-type="string">
            <text:p>-51.158262000000036</text:p>
          </table:table-cell>
          <table:table-cell office:value-type="string">
            <text:p>R. Álvares Cabral, 25 - Cristo Redentor, Porto Alegre - RS, 91040-14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106987</text:p>
          </table:table-cell>
          <table:table-cell office:value-type="string">
            <text:p>-51.162437100000034</text:p>
          </table:table-cell>
          <table:table-cell office:value-type="string">
            <text:p>Rua Enes Bandeira, 20 - Cristo Redentor, Porto Alegre - RS, 91040-33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161128</text:p>
          </table:table-cell>
          <table:table-cell office:value-type="string">
            <text:p>-51.156903</text:p>
          </table:table-cell>
          <table:table-cell office:value-type="string">
            <text:p>R. Marco Polo, 93 - Cristo Redentor, Porto Alegre - RS, 91350-28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416147</text:p>
          </table:table-cell>
          <table:table-cell office:value-type="string">
            <text:p>-51.21736340000001</text:p>
          </table:table-cell>
          <table:table-cell office:value-type="string">
            <text:p>Av. Venâncio Aires, 276 - Cidade Baixa, Porto Alegre - RS, 90040-19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74525</text:p>
          </table:table-cell>
          <table:table-cell office:value-type="string">
            <text:p>-51.21120259999998</text:p>
          </table:table-cell>
          <table:table-cell office:value-type="string">
            <text:p>Rua Santa Terezinha, 42 - Farroupilha, Porto Alegre - RS, 90040-18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193346</text:p>
          </table:table-cell>
          <table:table-cell office:value-type="string">
            <text:p>-51.20579150000003</text:p>
          </table:table-cell>
          <table:table-cell office:value-type="string">
            <text:p>R. Câncio Gomes, 765 - Floresta, Porto Alegre - RS, 90220-06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177058</text:p>
          </table:table-cell>
          <table:table-cell office:value-type="string">
            <text:p>-51.200244199999986</text:p>
          </table:table-cell>
          <table:table-cell office:value-type="string">
            <text:p>R. Dr. Timóteo, 289 - Floresta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238441</text:p>
          </table:table-cell>
          <table:table-cell office:value-type="string">
            <text:p>-51.21599040000001</text:p>
          </table:table-cell>
          <table:table-cell office:value-type="string">
            <text:p>R. Ernesto Alves, 37 - Floresta, Porto Alegre - RS, 90220-19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2425</text:p>
          </table:table-cell>
          <table:table-cell office:value-type="string">
            <text:p>-51.215439</text:p>
          </table:table-cell>
          <table:table-cell office:value-type="string">
            <text:p>R. Ernesto Alves, 118 - Floresta, Porto Alegre - RS, 90220-19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187052</text:p>
          </table:table-cell>
          <table:table-cell office:value-type="string">
            <text:p>-51.211654399999986</text:p>
          </table:table-cell>
          <table:table-cell office:value-type="string">
            <text:p>Rua Hoffmann, 192 - Floresta, Porto Alegre - RS, 90220-17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189423</text:p>
          </table:table-cell>
          <table:table-cell office:value-type="string">
            <text:p>-51.211083599999995</text:p>
          </table:table-cell>
          <table:table-cell office:value-type="string">
            <text:p>Rua Hoffmann, 248 - Floresta, Porto Alegre - RS, 90220-17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241924</text:p>
          </table:table-cell>
          <table:table-cell office:value-type="string">
            <text:p>-51.211422700000014</text:p>
          </table:table-cell>
          <table:table-cell office:value-type="string">
            <text:p>R. Pelotas, 450 - Floresta, Porto Alegre - RS, 90220-11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210983</text:p>
          </table:table-cell>
          <table:table-cell office:value-type="string">
            <text:p>-51.21393710000001</text:p>
          </table:table-cell>
          <table:table-cell office:value-type="string">
            <text:p>R. Ramiro Barcelos, 85 - Floresta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2365499999999</text:p>
          </table:table-cell>
          <table:table-cell office:value-type="string">
            <text:p>-51.21070270000001</text:p>
          </table:table-cell>
          <table:table-cell office:value-type="string">
            <text:p>R. Ramiro Barcelos, 503 - Floresta, Porto Alegre - RS, 90035-004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2303643743961</text:p>
          </table:table-cell>
          <table:table-cell office:value-type="string">
            <text:p>-51.211756243238824</text:p>
          </table:table-cell>
          <table:table-cell office:value-type="string">
            <text:p>R. São Carlos, 283 - Floresta, Porto Alegre - RS, 90220-12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18893485988453</text:p>
          </table:table-cell>
          <table:table-cell office:value-type="string">
            <text:p>-51.208377685844425</text:p>
          </table:table-cell>
          <table:table-cell office:value-type="string">
            <text:p>R. Sete de Abril, 291-297 - Floresta, Porto Alegre - RS, 90220-13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285439</text:p>
          </table:table-cell>
          <table:table-cell office:value-type="string">
            <text:p>-51.214190599999995</text:p>
          </table:table-cell>
          <table:table-cell office:value-type="string">
            <text:p>R. Santo Antonio, 381 - Floresta, Porto Alegre - RS, 90220-01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10919</text:p>
          </table:table-cell>
          <table:table-cell office:value-type="string">
            <text:p>-51.21600330000001</text:p>
          </table:table-cell>
          <table:table-cell office:value-type="string">
            <text:p>Rua Tomaz Flores, 192 - Independência, Porto Alegre - RS, 90035-20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546448</text:p>
          </table:table-cell>
          <table:table-cell office:value-type="string">
            <text:p>-51.184826799999996</text:p>
          </table:table-cell>
          <table:table-cell office:value-type="string">
            <text:p>R. Valparaíso, 926 - Jardim Botânico, Porto Alegre - RS, 90690-22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518581</text:p>
          </table:table-cell>
          <table:table-cell office:value-type="string">
            <text:p>-51.223735499999975</text:p>
          </table:table-cell>
          <table:table-cell office:value-type="string">
            <text:p>Av. Ganzo, 633 - Menino Deus, Porto Alegre - RS, 90150-07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606122</text:p>
          </table:table-cell>
          <table:table-cell office:value-type="string">
            <text:p>-51.22369739999999</text:p>
          </table:table-cell>
          <table:table-cell office:value-type="string">
            <text:p>Praça Menino Deus, 19 - Menino Deus, Porto Alegre - RS, 90850-18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612109</text:p>
          </table:table-cell>
          <table:table-cell office:value-type="string">
            <text:p>-51.230785200000014</text:p>
          </table:table-cell>
          <table:table-cell office:value-type="string">
            <text:p>R. Barão do Cerro Largo, 11 - Menino Deus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605107</text:p>
          </table:table-cell>
          <table:table-cell office:value-type="string">
            <text:p>-51.22477349999997</text:p>
          </table:table-cell>
          <table:table-cell office:value-type="string">
            <text:p>R. Oscar Bittencourt, 250 - Menino Deus, Porto Alegre - RS, 90850-15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595433</text:p>
          </table:table-cell>
          <table:table-cell office:value-type="string">
            <text:p>-51.22796899999997</text:p>
          </table:table-cell>
          <table:table-cell office:value-type="string">
            <text:p>R. Grão Pará, 240 - Menino Deus, Porto Alegre - RS, 90850-17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533274</text:p>
          </table:table-cell>
          <table:table-cell office:value-type="string">
            <text:p>-51.22635249999996</text:p>
          </table:table-cell>
          <table:table-cell office:value-type="string">
            <text:p>R. Hugo Ribeiro, 11 - Menino Deus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633289</text:p>
          </table:table-cell>
          <table:table-cell office:value-type="string">
            <text:p>-51.2308544</text:p>
          </table:table-cell>
          <table:table-cell office:value-type="string">
            <text:p>R. Miguel Couto, 198 - Menino Deus, Porto Alegre - RS, 90850-05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276375</text:p>
          </table:table-cell>
          <table:table-cell office:value-type="string">
            <text:p>-51.20197989999997</text:p>
          </table:table-cell>
          <table:table-cell office:value-type="string">
            <text:p>R. Comendador Caminha, 102 - Moinhos de Vento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27106</text:p>
          </table:table-cell>
          <table:table-cell office:value-type="string">
            <text:p>-51.19678729999998</text:p>
          </table:table-cell>
          <table:table-cell office:value-type="string">
            <text:p>Tv. Angustura, 66 - Moinhos de Vento, Porto Alegre - RS, 90440-03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1</text:p>
          </table:table-cell>
        </table:table-row>
        <table:table-row>
          <table:table-cell office:value-type="string">
            <text:p>-30.0265745</text:p>
          </table:table-cell>
          <table:table-cell office:value-type="string">
            <text:p>-51.19020649999999</text:p>
          </table:table-cell>
          <table:table-cell office:value-type="string">
            <text:p>R. Silva Jardim, 515 - Auxiliadora, Porto Alegre - RS, 90450-07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936235</text:p>
          </table:table-cell>
          <table:table-cell office:value-type="string">
            <text:p>-51.22409290000002</text:p>
          </table:table-cell>
          <table:table-cell office:value-type="string">
            <text:p>Av. Nonoai, 1521 - Nonoai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602148</text:p>
          </table:table-cell>
          <table:table-cell office:value-type="string">
            <text:p>-51.19240430000002</text:p>
          </table:table-cell>
          <table:table-cell office:value-type="string">
            <text:p>R. Barão do Amazonas, 1941 - Partenon, Porto Alegre - RS, 90660-00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567131</text:p>
          </table:table-cell>
          <table:table-cell office:value-type="string">
            <text:p>-51.16714890000003</text:p>
          </table:table-cell>
          <table:table-cell office:value-type="string">
            <text:p>R. Frei Germano, 595 - Partenon, Porto Alegre - RS, 91530-06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09052</text:p>
          </table:table-cell>
          <table:table-cell office:value-type="string">
            <text:p>-51.17197909999999</text:p>
          </table:table-cell>
          <table:table-cell office:value-type="string">
            <text:p>R. Barão de Tramandaí, 55 - Passo d'Areia, Porto Alegre - RS, 91030-38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101808</text:p>
          </table:table-cell>
          <table:table-cell office:value-type="string">
            <text:p>-51.17126740000003</text:p>
          </table:table-cell>
          <table:table-cell office:value-type="string">
            <text:p>R. Sport Club São José, 78 - Passo d'Areia, Porto Alegre - RS, 91030-51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44317</text:p>
          </table:table-cell>
          <table:table-cell office:value-type="string">
            <text:p>-51.17924360000001</text:p>
          </table:table-cell>
          <table:table-cell office:value-type="string">
            <text:p>Av. Lageado, 1356 - Petrópolis, Porto Alegre - RS, 90460-11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843239999999</text:p>
          </table:table-cell>
          <table:table-cell office:value-type="string">
            <text:p>-51.178964199999996</text:p>
          </table:table-cell>
          <table:table-cell office:value-type="string">
            <text:p>Av. Palmeira, 251 - Petrópolis, Porto Alegre - RS, 90470-30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/>
          </table:table-cell>
        </table:table-row>
        <table:table-row>
          <table:table-cell office:value-type="string">
            <text:p>-30.0375337</text:p>
          </table:table-cell>
          <table:table-cell office:value-type="string">
            <text:p>-51.18290790000003</text:p>
          </table:table-cell>
          <table:table-cell office:value-type="string">
            <text:p>R. Prof. Fitzgerald, 149 - Petrópolis, Porto Alegre - RS, 90470-16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509907</text:p>
          </table:table-cell>
          <table:table-cell office:value-type="string">
            <text:p>-51.22928289999999</text:p>
          </table:table-cell>
          <table:table-cell office:value-type="string">
            <text:p>R. Cecília Meireles, 116 - Praia de Belas, Porto Alegre - RS, 90110-01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35521</text:p>
          </table:table-cell>
          <table:table-cell office:value-type="string">
            <text:p>-51.2054632</text:p>
          </table:table-cell>
          <table:table-cell office:value-type="string">
            <text:p>R. Cabral, 281 - Rio Branco, Porto Alegre - RS, 90420-12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771789999999</text:p>
          </table:table-cell>
          <table:table-cell office:value-type="string">
            <text:p>-51.20298809999997</text:p>
          </table:table-cell>
          <table:table-cell office:value-type="string">
            <text:p>R. Cel. Paulino Teixeira, 400 - Rio Branco, Porto Alegre - RS, 90420-16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27028</text:p>
          </table:table-cell>
          <table:table-cell office:value-type="string">
            <text:p>-51.2097627</text:p>
          </table:table-cell>
          <table:table-cell office:value-type="string">
            <text:p>R. Felipe Camarão, 386 - Rio Branco, Porto Alegre - RS, 90035-14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6255499999978</text:p>
          </table:table-cell>
          <table:table-cell office:value-type="string">
            <text:p>-51.20738422327884</text:p>
          </table:table-cell>
          <table:table-cell office:value-type="string">
            <text:p>Rua Francisco Ferrer, 441 - Rio Branco, Porto Alegre - RS, 90420-14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29447</text:p>
          </table:table-cell>
          <table:table-cell office:value-type="string">
            <text:p>-51.205596000000014</text:p>
          </table:table-cell>
          <table:table-cell office:value-type="string">
            <text:p>R. Liberdade, 10 - Rio Branco, Porto Alegre - RS, 90420-09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1993319999999</text:p>
          </table:table-cell>
          <table:table-cell office:value-type="string">
            <text:p>-51.1074782</text:p>
          </table:table-cell>
          <table:table-cell office:value-type="string">
            <text:p>Estr. Martim Félix Berta, 385 - Rubem Berta, Porto Alegre - RS, 91250-20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204615</text:p>
          </table:table-cell>
          <table:table-cell office:value-type="string">
            <text:p>-51.107507199999986</text:p>
          </table:table-cell>
          <table:table-cell office:value-type="string">
            <text:p>Estr. Martim Félix Berta, 445 - Rubem Berta, Porto Alegre - RS, 91250-20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86635</text:p>
          </table:table-cell>
          <table:table-cell office:value-type="string">
            <text:p>-51.20295090000002</text:p>
          </table:table-cell>
          <table:table-cell office:value-type="string">
            <text:p>R. Dr. Alcídes Cruz, 15 - Santa Cecilia, Porto Alegre - RS, 90630-16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40514</text:p>
          </table:table-cell>
          <table:table-cell office:value-type="string">
            <text:p>-51.20102399999996</text:p>
          </table:table-cell>
          <table:table-cell office:value-type="string">
            <text:p>R. João Guimarães, 182 - Santa Cecilia, Porto Alegre - RS, 90630-17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409481</text:p>
          </table:table-cell>
          <table:table-cell office:value-type="string">
            <text:p>-51.19604529999998</text:p>
          </table:table-cell>
          <table:table-cell office:value-type="string">
            <text:p>R. Vicente da Fontoura, 2412 - Rio Branco, Porto Alegre - RS, 90640-00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084818</text:p>
          </table:table-cell>
          <table:table-cell office:value-type="string">
            <text:p>-51.17863729999999</text:p>
          </table:table-cell>
          <table:table-cell office:value-type="string">
            <text:p>Av. Gen. Emílio Lúcio Esteves, 5 - Santa Maria Goretti, Porto Alegre - RS, 91030-29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042192</text:p>
          </table:table-cell>
          <table:table-cell office:value-type="string">
            <text:p>-51.17902860000004</text:p>
          </table:table-cell>
          <table:table-cell office:value-type="string">
            <text:p>Av. Gen. Emílio Lúcio Esteves, 512 - Santa Maria Goretti, Porto Alegre - RS, 91030-29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405501</text:p>
          </table:table-cell>
          <table:table-cell office:value-type="string">
            <text:p>-51.20983419999999</text:p>
          </table:table-cell>
          <table:table-cell office:value-type="string">
            <text:p>Av. Jerônimo de Ornelas, 550 - Santana, Porto Alegre - RS, 90040-34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94889</text:p>
          </table:table-cell>
          <table:table-cell office:value-type="string">
            <text:p>-51.20925349999999</text:p>
          </table:table-cell>
          <table:table-cell office:value-type="string">
            <text:p>R. Jacinto Gomes, 232 - Santana, Porto Alegre - RS, 90040-27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141167</text:p>
          </table:table-cell>
          <table:table-cell office:value-type="string">
            <text:p>-51.197799499999974</text:p>
          </table:table-cell>
          <table:table-cell office:value-type="string">
            <text:p>Av. Berlim, 561 - São Geraldo, Porto Alegre - RS, 90240-58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096454</text:p>
          </table:table-cell>
          <table:table-cell office:value-type="string">
            <text:p>-51.202501100000006</text:p>
          </table:table-cell>
          <table:table-cell office:value-type="string">
            <text:p>Av. Farrapos, 2622 - Floresta, Porto Alegre - RS, 90220-002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090321</text:p>
          </table:table-cell>
          <table:table-cell office:value-type="string">
            <text:p>-51.203852900000015</text:p>
          </table:table-cell>
          <table:table-cell office:value-type="string">
            <text:p>Av. Guido Mondim, 180 - São Geraldo, Porto Alegre - RS, 90230-26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122002</text:p>
          </table:table-cell>
          <table:table-cell office:value-type="string">
            <text:p>-51.19956509999997</text:p>
          </table:table-cell>
          <table:table-cell office:value-type="string">
            <text:p>Av. Pará, 1125 - Navegantes, Porto Alegre - RS, 90240-59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058738</text:p>
          </table:table-cell>
          <table:table-cell office:value-type="string">
            <text:p>-51.19974590000004</text:p>
          </table:table-cell>
          <table:table-cell office:value-type="string">
            <text:p>Av. Pernambuco, 1483 - São Geraldo, Porto Alegre - RS, 90240-005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093447</text:p>
          </table:table-cell>
          <table:table-cell office:value-type="string">
            <text:p>-51.201171999999985</text:p>
          </table:table-cell>
          <table:table-cell office:value-type="string">
            <text:p>Av. Polônia, 761 - São Geraldo, Porto Alegre - RS, 90230-11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102017</text:p>
          </table:table-cell>
          <table:table-cell office:value-type="string">
            <text:p>-51.20354359999999</text:p>
          </table:table-cell>
          <table:table-cell office:value-type="string">
            <text:p>Av. São Pedro, 585 - São Geraldo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0782271038988</text:p>
          </table:table-cell>
          <table:table-cell office:value-type="string">
            <text:p>-51.20191352149584</text:p>
          </table:table-cell>
          <table:table-cell office:value-type="string">
            <text:p>R. Ernesto Fontoura, 635 - São Geraldo, Porto Alegre - RS, 90230-09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079445</text:p>
          </table:table-cell>
          <table:table-cell office:value-type="string">
            <text:p>-51.2015394</text:p>
          </table:table-cell>
          <table:table-cell office:value-type="string">
            <text:p>R. Ernesto Fontoura, 703 - São Geraldo, Porto Alegre - RS, 90230-09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115406</text:p>
          </table:table-cell>
          <table:table-cell office:value-type="string">
            <text:p>-51.203991599999995</text:p>
          </table:table-cell>
          <table:table-cell office:value-type="string">
            <text:p>R. Moura Azevedo, 579 - São Geraldo, Porto Alegre - RS, 90230-15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117284</text:p>
          </table:table-cell>
          <table:table-cell office:value-type="string">
            <text:p>-51.20322139999996</text:p>
          </table:table-cell>
          <table:table-cell office:value-type="string">
            <text:p>R. Moura Azevedo, 715 - São Geraldo, Porto Alegre - RS, 90230-15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130451</text:p>
          </table:table-cell>
          <table:table-cell office:value-type="string">
            <text:p>-51.19744830000002</text:p>
          </table:table-cell>
          <table:table-cell office:value-type="string">
            <text:p>R. Buarque de Macedo, 556 - São Geraldo, Porto Alegre - RS, 90230-25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066769</text:p>
          </table:table-cell>
          <table:table-cell office:value-type="string">
            <text:p>-51.1876297</text:p>
          </table:table-cell>
          <table:table-cell office:value-type="string">
            <text:p>Rua Marquês do Alegrete, 406 - São João, Porto Alegre - RS, 91020-03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12495</text:p>
          </table:table-cell>
          <table:table-cell office:value-type="string">
            <text:p>-51.1928221</text:p>
          </table:table-cell>
          <table:table-cell office:value-type="string">
            <text:p>Rua Zamenhoff, 132 - São João, Porto Alegre - RS, 90550-09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43159</text:p>
          </table:table-cell>
          <table:table-cell office:value-type="string">
            <text:p>-51.17585959999997</text:p>
          </table:table-cell>
          <table:table-cell office:value-type="string">
            <text:p>R. Eng. Ildefonso Simões Lopes, 323 - Três Figueiras, Porto Alegre - RS, 91330-18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1113831</text:p>
          </table:table-cell>
          <table:table-cell office:value-type="string">
            <text:p>-51.25555229999998</text:p>
          </table:table-cell>
          <table:table-cell office:value-type="string">
            <text:p>Praça Comendador Souza Gomes, 73 - Tristeza, Porto Alegre - RS, 91900-25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416259999999</text:p>
          </table:table-cell>
          <table:table-cell office:value-type="string">
            <text:p>-51.21297240000001</text:p>
          </table:table-cell>
          <table:table-cell office:value-type="string">
            <text:p>Rua General João Telles, 523 - Bom Fim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279525</text:p>
          </table:table-cell>
          <table:table-cell office:value-type="string">
            <text:p>-51.15043880000002</text:p>
          </table:table-cell>
          <table:table-cell office:value-type="string">
            <text:p>Av. Circular, 628 - Vila Jardim, Porto Alegre - RS, 91320-18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11934029999999</text:p>
          </table:table-cell>
          <table:table-cell office:value-type="string">
            <text:p>-51.207098900000005</text:p>
          </table:table-cell>
          <table:table-cell office:value-type="string">
            <text:p>R. Catarino Andreata, 180 - Vila Nova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71137</text:p>
          </table:table-cell>
          <table:table-cell office:value-type="string">
            <text:p>-51.124332200000026</text:p>
          </table:table-cell>
          <table:table-cell office:value-type="string">
            <text:p>Av. Antônio Giudice, 128 - Alto Petrópolis, Porto Alegre - RS, 91260-04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196199</text:p>
          </table:table-cell>
          <table:table-cell office:value-type="string">
            <text:p>-51.1074921</text:p>
          </table:table-cell>
          <table:table-cell office:value-type="string">
            <text:p>Rua Professora Amy Herve Ramires, 203 - Rubem Berta, Porto Alegre - RS, 91250-24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021849</text:p>
          </table:table-cell>
          <table:table-cell office:value-type="string">
            <text:p>-51.134519599999976</text:p>
          </table:table-cell>
          <table:table-cell office:value-type="string">
            <text:p>Av. Assis Brasil, 5500 - Passo d'Areia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015486</text:p>
          </table:table-cell>
          <table:table-cell office:value-type="string">
            <text:p>-51.133488</text:p>
          </table:table-cell>
          <table:table-cell office:value-type="string">
            <text:p>Av. Assis Brasil, 5577 - Sarandi, Porto Alegre - RS, 91010-004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29.9949527</text:p>
          </table:table-cell>
          <table:table-cell office:value-type="string">
            <text:p>-51.129987400000005</text:p>
          </table:table-cell>
          <table:table-cell office:value-type="string">
            <text:p>Av. Assis Brasil, 6395 - Passo d'Areia, Porto Alegre - RS, 91010-004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29.99231219999999</text:p>
          </table:table-cell>
          <table:table-cell office:value-type="string">
            <text:p>-51.127874299999974</text:p>
          </table:table-cell>
          <table:table-cell office:value-type="string">
            <text:p>Av. Assis Brasil, 6732 - Passo D'areia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110495</text:p>
          </table:table-cell>
          <table:table-cell office:value-type="string">
            <text:p>-51.1475762</text:p>
          </table:table-cell>
          <table:table-cell office:value-type="string">
            <text:p>Av. Benno Mentz, 13 - Vila Ipiranga, Porto Alegre - RS, 91370-02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578518</text:p>
          </table:table-cell>
          <table:table-cell office:value-type="string">
            <text:p>-51.21347330000003</text:p>
          </table:table-cell>
          <table:table-cell office:value-type="string">
            <text:p>Av. Dr. Carlos Barbosa, 232 - Azenha, Porto Alegre - RS, 90880-00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136221</text:p>
          </table:table-cell>
          <table:table-cell office:value-type="string">
            <text:p>-51.21963490000002</text:p>
          </table:table-cell>
          <table:table-cell office:value-type="string">
            <text:p>Av. Eduardo Prado, 2003 - Ipanema, Porto Alegre - RS, 91751-00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55498</text:p>
          </table:table-cell>
          <table:table-cell office:value-type="string">
            <text:p>-51.169556899999975</text:p>
          </table:table-cell>
          <table:table-cell office:value-type="string">
            <text:p>Av. Ipiranga, 6750 - Jardim Botânico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227297</text:p>
          </table:table-cell>
          <table:table-cell office:value-type="string">
            <text:p>-51.1938854</text:p>
          </table:table-cell>
          <table:table-cell office:value-type="string">
            <text:p>Av. Mariland, 907 - São João, Porto Alegre - RS, 90440-19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10749089999999</text:p>
          </table:table-cell>
          <table:table-cell office:value-type="string">
            <text:p>-51.246966199999974</text:p>
          </table:table-cell>
          <table:table-cell office:value-type="string">
            <text:p>Av. Otto Niemeyer, 1211 - Tristeza, Porto Alegre - RS, 91910-00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10341349999999</text:p>
          </table:table-cell>
          <table:table-cell office:value-type="string">
            <text:p>-51.235064299999976</text:p>
          </table:table-cell>
          <table:table-cell office:value-type="string">
            <text:p>Av. Otto Niemeyer, 2446 - Tristeza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596783</text:p>
          </table:table-cell>
          <table:table-cell office:value-type="string">
            <text:p>-51.23031120000002</text:p>
          </table:table-cell>
          <table:table-cell office:value-type="string">
            <text:p>Av. Padre Cacique, 22 - Praia de Belas, Porto Alegre - RS, 90810-24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106255</text:p>
          </table:table-cell>
          <table:table-cell office:value-type="string">
            <text:p>-51.20129700000001</text:p>
          </table:table-cell>
          <table:table-cell office:value-type="string">
            <text:p>Av. Pernambuco, 2022 - Navegantes, Porto Alegre - RS, 90240-003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029209</text:p>
          </table:table-cell>
          <table:table-cell office:value-type="string">
            <text:p>-51.200929599999995</text:p>
          </table:table-cell>
          <table:table-cell office:value-type="string">
            <text:p>Av. Pres. Franklin Roosevelt, 350 - Navegantes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481986</text:p>
          </table:table-cell>
          <table:table-cell office:value-type="string">
            <text:p>-51.2078573</text:p>
          </table:table-cell>
          <table:table-cell office:value-type="string">
            <text:p>Av. Princesa Isabel, 595 - Santana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435935</text:p>
          </table:table-cell>
          <table:table-cell office:value-type="string">
            <text:p>-51.18577579999999</text:p>
          </table:table-cell>
          <table:table-cell office:value-type="string">
            <text:p>Av. Protásio Alves, 2332 - R Branco, Porto Alegre - RS, 90410-006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660925</text:p>
          </table:table-cell>
          <table:table-cell office:value-type="string">
            <text:p>-51.18515460000003</text:p>
          </table:table-cell>
          <table:table-cell office:value-type="string">
            <text:p>Av. Veiga, 146 - Cel. Aparicio Borges, Porto Alegre - RS, 91510-12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415375</text:p>
          </table:table-cell>
          <table:table-cell office:value-type="string">
            <text:p>-51.217053899999996</text:p>
          </table:table-cell>
          <table:table-cell office:value-type="string">
            <text:p>Av. Venâncio Aires, 306 - Cidade Baixa, Porto Alegre - RS, 90040-19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408857</text:p>
          </table:table-cell>
          <table:table-cell office:value-type="string">
            <text:p>-51.21578550000004</text:p>
          </table:table-cell>
          <table:table-cell office:value-type="string">
            <text:p>Av. Venâncio Aires, 445 - Cidade Baixa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/>
          </table:table-cell>
        </table:table-row>
        <table:table-row>
          <table:table-cell office:value-type="string">
            <text:p>-30.040841</text:p>
          </table:table-cell>
          <table:table-cell office:value-type="string">
            <text:p>-51.21555089999998</text:p>
          </table:table-cell>
          <table:table-cell office:value-type="string">
            <text:p>Av. Venâncio Aires, 465 - Cidade Baixa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12272</text:p>
          </table:table-cell>
          <table:table-cell office:value-type="string">
            <text:p>-51.16792090000001</text:p>
          </table:table-cell>
          <table:table-cell office:value-type="string">
            <text:p>Av. Andaraí, 40 - Passo d'Areia, Porto Alegre - RS, 91350-11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53659880858238</text:p>
          </table:table-cell>
          <table:table-cell office:value-type="string">
            <text:p>-51.18868457361066</text:p>
          </table:table-cell>
          <table:table-cell office:value-type="string">
            <text:p>R. Barão do Amazonas, 1145 - Jardim Botânico, Porto Alegre - RS, 90670-004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5434</text:p>
          </table:table-cell>
          <table:table-cell office:value-type="string">
            <text:p>-51.18896319999999</text:p>
          </table:table-cell>
          <table:table-cell office:value-type="string">
            <text:p>R. Barão do Amazonas, 1220 - Jardim Botânico, Porto Alegre - RS, 90670-00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5244729999999</text:p>
          </table:table-cell>
          <table:table-cell office:value-type="string">
            <text:p>-51.219229799999994</text:p>
          </table:table-cell>
          <table:table-cell office:value-type="string">
            <text:p>R. Barão do Triunfo, 261 - Menino Deus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232919</text:p>
          </table:table-cell>
          <table:table-cell office:value-type="string">
            <text:p>-51.18232660000001</text:p>
          </table:table-cell>
          <table:table-cell office:value-type="string">
            <text:p>R. Campos Sáles, 335 - Auxiliadora, Porto Alegre - RS, 90480-03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07081</text:p>
          </table:table-cell>
          <table:table-cell office:value-type="string">
            <text:p>-51.20611020000001</text:p>
          </table:table-cell>
          <table:table-cell office:value-type="string">
            <text:p>R. Castro Alves, 442 - Independência, Porto Alegre - RS, 90430-13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605517</text:p>
          </table:table-cell>
          <table:table-cell office:value-type="string">
            <text:p>-51.2262824</text:p>
          </table:table-cell>
          <table:table-cell office:value-type="string">
            <text:p>R. Dona Augusta, 47 - Menino Deus, Porto Alegre - RS, 90850-13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282376</text:p>
          </table:table-cell>
          <table:table-cell office:value-type="string">
            <text:p>-51.20286269999997</text:p>
          </table:table-cell>
          <table:table-cell office:value-type="string">
            <text:p>R. Dr. Florêncio Ygartua, 188 - Moinhos de Vento, Porto Alegre - RS, 90430-01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2307039999999</text:p>
          </table:table-cell>
          <table:table-cell office:value-type="string">
            <text:p>-51.199832500000014</text:p>
          </table:table-cell>
          <table:table-cell office:value-type="string">
            <text:p>R. Dr. Timóteo, 870 - Floresta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2034009999999</text:p>
          </table:table-cell>
          <table:table-cell office:value-type="string">
            <text:p>-51.20230379999998</text:p>
          </table:table-cell>
          <table:table-cell office:value-type="string">
            <text:p>R. Félix da Cunha, 833 - Floresta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270182</text:p>
          </table:table-cell>
          <table:table-cell office:value-type="string">
            <text:p>-51.215230599999984</text:p>
          </table:table-cell>
          <table:table-cell office:value-type="string">
            <text:p>Rua Garibaldi, 724 - Bom Fim, Porto Alegre - RS, 90035-05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27913</text:p>
          </table:table-cell>
          <table:table-cell office:value-type="string">
            <text:p>-51.2125618</text:p>
          </table:table-cell>
          <table:table-cell office:value-type="string">
            <text:p>Rua General João Telles, 369 - Bom Fim, Porto Alegre - RS, 90035-12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43405</text:p>
          </table:table-cell>
          <table:table-cell office:value-type="string">
            <text:p>-51.21298350000001</text:p>
          </table:table-cell>
          <table:table-cell office:value-type="string">
            <text:p>Rua General João Telles, 541 - Bom Fim, Porto Alegre - RS, 90035-12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75731</text:p>
          </table:table-cell>
          <table:table-cell office:value-type="string">
            <text:p>-51.222409700000014</text:p>
          </table:table-cell>
          <table:table-cell office:value-type="string">
            <text:p>R. Gen. Lima e Silva, 457 - Centro Histórico, Porto Alegre - RS, 90050-10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76919</text:p>
          </table:table-cell>
          <table:table-cell office:value-type="string">
            <text:p>-51.22244239999998</text:p>
          </table:table-cell>
          <table:table-cell office:value-type="string">
            <text:p>R. Gen. Lima e Silva, 461 - Centro Histórico, Porto Alegre - RS, 90050-10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806115461055</text:p>
          </table:table-cell>
          <table:table-cell office:value-type="string">
            <text:p>-51.22187370370483</text:p>
          </table:table-cell>
          <table:table-cell office:value-type="string">
            <text:p>R. Gen. Lima e Silva, 544 - Centro Histórico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54364</text:p>
          </table:table-cell>
          <table:table-cell office:value-type="string">
            <text:p>-51.176437899999996</text:p>
          </table:table-cell>
          <table:table-cell office:value-type="string">
            <text:p>R. João Caetano, 290 - Três Figueiras, Porto Alegre - RS, 90470-26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617809999999</text:p>
          </table:table-cell>
          <table:table-cell office:value-type="string">
            <text:p>-51.22711429999998</text:p>
          </table:table-cell>
          <table:table-cell office:value-type="string">
            <text:p>R. José do Patrocínio, 20 - Cidade Baixa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42617199643068</text:p>
          </table:table-cell>
          <table:table-cell office:value-type="string">
            <text:p>-51.22036247301634</text:p>
          </table:table-cell>
          <table:table-cell office:value-type="string">
            <text:p>R. José do Patrocínio, 954 - Cidade Baixa, Porto Alegre - RS, 90050-002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434083</text:p>
          </table:table-cell>
          <table:table-cell office:value-type="string">
            <text:p>-51.21954529999999</text:p>
          </table:table-cell>
          <table:table-cell office:value-type="string">
            <text:p>R. José do Patrocínio, 1062 - Cidade Baixa, Porto Alegre - RS, 90050-002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492035</text:p>
          </table:table-cell>
          <table:table-cell office:value-type="string">
            <text:p>-51.226447399999984</text:p>
          </table:table-cell>
          <table:table-cell office:value-type="string">
            <text:p>R. Marcílio Dias, 255 - Menino Deus, Porto Alegre - RS, 90130-00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500081</text:p>
          </table:table-cell>
          <table:table-cell office:value-type="string">
            <text:p>-51.219059300000026</text:p>
          </table:table-cell>
          <table:table-cell office:value-type="string">
            <text:p>R. Marcílio Dias, 1031 - Menino Deus, Porto Alegre - RS, 90130-00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58595</text:p>
          </table:table-cell>
          <table:table-cell office:value-type="string">
            <text:p>-51.2039843</text:p>
          </table:table-cell>
          <table:table-cell office:value-type="string">
            <text:p>R. Mariante, 896 - Rio Branco, Porto Alegre - RS, 90430-18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401014</text:p>
          </table:table-cell>
          <table:table-cell office:value-type="string">
            <text:p>-51.21240829999999</text:p>
          </table:table-cell>
          <table:table-cell office:value-type="string">
            <text:p>R. Olávo Bilac, 770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421676</text:p>
          </table:table-cell>
          <table:table-cell office:value-type="string">
            <text:p>-51.20797959999999</text:p>
          </table:table-cell>
          <table:table-cell office:value-type="string">
            <text:p>R. Ramiro Barcelos, 2600 - Floresta, Porto Alegre - RS, 90035-002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07036</text:p>
          </table:table-cell>
          <table:table-cell office:value-type="string">
            <text:p>-51.18256289999999</text:p>
          </table:table-cell>
          <table:table-cell office:value-type="string">
            <text:p>R. Regente, 248 - Petrópolis, Porto Alegre - RS, 90470-17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444603</text:p>
          </table:table-cell>
          <table:table-cell office:value-type="string">
            <text:p>-51.21047290000001</text:p>
          </table:table-cell>
          <table:table-cell office:value-type="string">
            <text:p>R. Santana, 702 - Santana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507886</text:p>
          </table:table-cell>
          <table:table-cell office:value-type="string">
            <text:p>-51.20638410000004</text:p>
          </table:table-cell>
          <table:table-cell office:value-type="string">
            <text:p>R. Santana, 1471 - Santana, Porto Alegre - RS, 90040-37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60111</text:p>
          </table:table-cell>
          <table:table-cell office:value-type="string">
            <text:p>-51.22750259999998</text:p>
          </table:table-cell>
          <table:table-cell office:value-type="string">
            <text:p>R. Silveiro, 30 - Menino Deus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2638439999999</text:p>
          </table:table-cell>
          <table:table-cell office:value-type="string">
            <text:p>-51.2109825</text:p>
          </table:table-cell>
          <table:table-cell office:value-type="string">
            <text:p>R. Tiradentes, 19 - Independência, Porto Alegre - RS, 90560-030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31771</text:p>
          </table:table-cell>
          <table:table-cell office:value-type="string">
            <text:p>-51.202444600000035</text:p>
          </table:table-cell>
          <table:table-cell office:value-type="string">
            <text:p>R. Vasco da Gama, 945 - Bom Fim, Porto Alegre - RS, 90420-111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222821</text:p>
          </table:table-cell>
          <table:table-cell office:value-type="string">
            <text:p>-51.19397939999999</text:p>
          </table:table-cell>
          <table:table-cell office:value-type="string">
            <text:p>R. 24 de Outubro, 1457 - Independência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648427</text:p>
          </table:table-cell>
          <table:table-cell office:value-type="string">
            <text:p>-51.18424909999999</text:p>
          </table:table-cell>
          <table:table-cell office:value-type="string">
            <text:p>Tv. Guedes da Luz, 56 - Partenon, Porto Alegre - RS, Brasil</text:p>
          </table:table-cell>
          <table:table-cell office:value-type="float" office:value="9">
            <text:p>9</text:p>
          </table:table-cell>
          <table:table-cell office:value-type="string">
            <text:p>Carga e Descarga Permitid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280484</text:p>
          </table:table-cell>
          <table:table-cell office:value-type="string">
            <text:p>-51.2163127</text:p>
          </table:table-cell>
          <table:table-cell office:value-type="string">
            <text:p>Av. Cristóvão Colombo, 100 - Floresta - Não Informado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-30.0391913</text:p>
          </table:table-cell>
          <table:table-cell office:value-type="string">
            <text:p>-51.224565900000016</text:p>
          </table:table-cell>
          <table:table-cell office:value-type="string">
            <text:p>R. da República, 509 - Cidade Baixa - Via Imperatore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87348</text:p>
          </table:table-cell>
          <table:table-cell office:value-type="string">
            <text:p>-51.2239634</text:p>
          </table:table-cell>
          <table:table-cell office:value-type="string">
            <text:p>R. da República, 429 - Cidade Baixa - Bar Eisenbahn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87123</text:p>
          </table:table-cell>
          <table:table-cell office:value-type="string">
            <text:p>-51.2238261</text:p>
          </table:table-cell>
          <table:table-cell office:value-type="string">
            <text:p>R. da República, 421 - Cidade Baixa - Casa de Pelotas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85844</text:p>
          </table:table-cell>
          <table:table-cell office:value-type="string">
            <text:p>-51.223917700000015</text:p>
          </table:table-cell>
          <table:table-cell office:value-type="string">
            <text:p>R. da República, 415 - Cidade Baixa - Japesca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86699</text:p>
          </table:table-cell>
          <table:table-cell office:value-type="string">
            <text:p>-51.22371929999997</text:p>
          </table:table-cell>
          <table:table-cell office:value-type="string">
            <text:p>R. da República, 409 - Cidade Baixa - Pinacoteca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425476</text:p>
          </table:table-cell>
          <table:table-cell office:value-type="string">
            <text:p>-51.22179640000002</text:p>
          </table:table-cell>
          <table:table-cell office:value-type="string">
            <text:p>R. Joaquim Nabuco, 350 - Cidade Baixa - Boteco do Joaquim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400667</text:p>
          </table:table-cell>
          <table:table-cell office:value-type="string">
            <text:p>-51.218994599999974</text:p>
          </table:table-cell>
          <table:table-cell office:value-type="string">
            <text:p>R. Gen. Lima e Silva, 898 - Cidade Baixa - Boteco Exportação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74511</text:p>
          </table:table-cell>
          <table:table-cell office:value-type="string">
            <text:p>-51.22280639999997</text:p>
          </table:table-cell>
          <table:table-cell office:value-type="string">
            <text:p>R. Gen. Lima e Silva, 431 - Cidade Baixa - Boteco Pedrini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405362</text:p>
          </table:table-cell>
          <table:table-cell office:value-type="string">
            <text:p>-51.21869570000001</text:p>
          </table:table-cell>
          <table:table-cell office:value-type="string">
            <text:p>R. Gen. Lima e Silva, 948 - Cidade Baixa - RTA Bar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77766</text:p>
          </table:table-cell>
          <table:table-cell office:value-type="string">
            <text:p>-51.22394120000001</text:p>
          </table:table-cell>
          <table:table-cell office:value-type="string">
            <text:p>R. Sarmento Leite, 1024 - Cidade Baixa - Agridoce Café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60065</text:p>
          </table:table-cell>
          <table:table-cell office:value-type="string">
            <text:p>-51.20399629999997</text:p>
          </table:table-cell>
          <table:table-cell office:value-type="string">
            <text:p>R. Hilário Ribeiro, 287 - Moinhos de Vento - 20Barra9 - CB Restaurante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32588</text:p>
          </table:table-cell>
          <table:table-cell office:value-type="string">
            <text:p>-51.20315249999999</text:p>
          </table:table-cell>
          <table:table-cell office:value-type="string">
            <text:p>R. Dinarte Ribeiro, 116 - Moinhos de Vento - Terrunyo Bebidas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Moinhos de Vento</text:p>
          </table:table-cell>
        </table:table-row>
        <table:table-row>
          <table:table-cell office:value-type="string">
            <text:p>-30.0248095</text:p>
          </table:table-cell>
          <table:table-cell office:value-type="string">
            <text:p>-51.203432899999996</text:p>
          </table:table-cell>
          <table:table-cell office:value-type="string">
            <text:p>R. Padre Chagas, 240 - Moinhos de Vento - Estação do banho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43987</text:p>
          </table:table-cell>
          <table:table-cell office:value-type="string">
            <text:p>-51.20231739999997</text:p>
          </table:table-cell>
          <table:table-cell office:value-type="string">
            <text:p>R. Padre Chagas, 347 - Moinhos de Vento - Blank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125466</text:p>
          </table:table-cell>
          <table:table-cell office:value-type="string">
            <text:p>-51.19731100000001</text:p>
          </table:table-cell>
          <table:table-cell office:value-type="string">
            <text:p>Av. São Pedro, 1227 - São Geraldo - Trilux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57973</text:p>
          </table:table-cell>
          <table:table-cell office:value-type="string">
            <text:p>-51.20378740000001</text:p>
          </table:table-cell>
          <table:table-cell office:value-type="string">
            <text:p>R. Hilário Ribeiro, 292 - Moinhos de Vento - Maryaki Bar e Restaurante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26951</text:p>
          </table:table-cell>
          <table:table-cell office:value-type="string">
            <text:p>-51.2014724</text:p>
          </table:table-cell>
          <table:table-cell office:value-type="string">
            <text:p>R. Tobias da Silva, 44 - Moinhos de Vento - Al Coala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12628</text:p>
          </table:table-cell>
          <table:table-cell office:value-type="string">
            <text:p>-51.233151099999986</text:p>
          </table:table-cell>
          <table:table-cell office:value-type="string">
            <text:p>R. dos Andradas, 839 - Centro Histórico - Grelhados Veneza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11454</text:p>
          </table:table-cell>
          <table:table-cell office:value-type="string">
            <text:p>-51.2333701</text:p>
          </table:table-cell>
          <table:table-cell office:value-type="string">
            <text:p>R. dos Andradas, 811 - Centro Histórico - Rest. Eldorado's II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15345</text:p>
          </table:table-cell>
          <table:table-cell office:value-type="string">
            <text:p>-51.2341859</text:p>
          </table:table-cell>
          <table:table-cell office:value-type="string">
            <text:p>R. dos Andradas, 741 - Centro Histórico - Boteko Andradas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18815</text:p>
          </table:table-cell>
          <table:table-cell office:value-type="string">
            <text:p>-51.234572000000014</text:p>
          </table:table-cell>
          <table:table-cell office:value-type="string">
            <text:p>R. dos Andradas, 695 - Centro Histórico - Andradas Mini-mercado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1359</text:p>
          </table:table-cell>
          <table:table-cell office:value-type="string">
            <text:p>-51.23362700000001</text:p>
          </table:table-cell>
          <table:table-cell office:value-type="string">
            <text:p>R. dos Andradas, 797 - Centro Histórico - Padaria Roma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09858</text:p>
          </table:table-cell>
          <table:table-cell office:value-type="string">
            <text:p>-51.2326832</text:p>
          </table:table-cell>
          <table:table-cell office:value-type="string">
            <text:p>R. dos Andradas, 895 - Centro Histórico - Boteco Histórico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18275</text:p>
          </table:table-cell>
          <table:table-cell office:value-type="string">
            <text:p>-51.23466400000001</text:p>
          </table:table-cell>
          <table:table-cell office:value-type="string">
            <text:p>R. dos Andradas, 685 - Centro Histórico - Fettuccine Rest. Grill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17076</text:p>
          </table:table-cell>
          <table:table-cell office:value-type="string">
            <text:p>-51.234347100000036</text:p>
          </table:table-cell>
          <table:table-cell office:value-type="string">
            <text:p>R. dos Andradas, 717 - Centro Histórico - Rest. Refugio's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12962</text:p>
          </table:table-cell>
          <table:table-cell office:value-type="string">
            <text:p>-51.23350549999998</text:p>
          </table:table-cell>
          <table:table-cell office:value-type="string">
            <text:p>R. dos Andradas, 805 - Centro Histórico - Soledade Grelhados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38383</text:p>
          </table:table-cell>
          <table:table-cell office:value-type="string">
            <text:p>-51.2108202</text:p>
          </table:table-cell>
          <table:table-cell office:value-type="string">
            <text:p>Rua Fernandes Vieira, 502 - Bom Fim - Sambô Sushi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456489999999</text:p>
          </table:table-cell>
          <table:table-cell office:value-type="string">
            <text:p>-51.20296159999998</text:p>
          </table:table-cell>
          <table:table-cell office:value-type="string">
            <text:p>R. Padre Chagas, 288 - Moinhos de Vento - Creperia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47054</text:p>
          </table:table-cell>
          <table:table-cell office:value-type="string">
            <text:p>-51.202670799999964</text:p>
          </table:table-cell>
          <table:table-cell office:value-type="string">
            <text:p>R. Padre Chagas, 293 - Moinhos de Vento - Café do porto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59355</text:p>
          </table:table-cell>
          <table:table-cell office:value-type="string">
            <text:p>-51.20497399999999</text:p>
          </table:table-cell>
          <table:table-cell office:value-type="string">
            <text:p>R. Padre Chagas, 44 - Moinhos de Vento- Banca 40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37567</text:p>
          </table:table-cell>
          <table:table-cell office:value-type="string">
            <text:p>-51.20269289999999</text:p>
          </table:table-cell>
          <table:table-cell office:value-type="string">
            <text:p>R. Dinarte Ribeiro, 171 - Moinhos de Vento - Just Cold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59656</text:p>
          </table:table-cell>
          <table:table-cell office:value-type="string">
            <text:p>-51.2033596</text:p>
          </table:table-cell>
          <table:table-cell office:value-type="string">
            <text:p>R. Hilário Ribeiro, 328 - Moinhos de Vento - Divina Champ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22249</text:p>
          </table:table-cell>
          <table:table-cell office:value-type="string">
            <text:p>-51.21074680000004</text:p>
          </table:table-cell>
          <table:table-cell office:value-type="string">
            <text:p>Rua Fernandes Vieira, 320 - Bom Fim - Vincenzo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3666</text:p>
          </table:table-cell>
          <table:table-cell office:value-type="string">
            <text:p>-51.20293190000001</text:p>
          </table:table-cell>
          <table:table-cell office:value-type="string">
            <text:p>R. Dinarte Ribeiro, 155 - Moinhos de Vento - Chocolate Bar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29517</text:p>
          </table:table-cell>
          <table:table-cell office:value-type="string">
            <text:p>-51.20211310000002</text:p>
          </table:table-cell>
          <table:table-cell office:value-type="string">
            <text:p>Praça Dr. Maurício Cardoso, 141 - Moinhos de Vento - Boteco Natalício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1027</text:p>
          </table:table-cell>
          <table:table-cell office:value-type="string">
            <text:p>-51.20484210000001</text:p>
          </table:table-cell>
          <table:table-cell office:value-type="string">
            <text:p>R. Castro Alves, 567 - Independência - Origami Café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48576</text:p>
          </table:table-cell>
          <table:table-cell office:value-type="string">
            <text:p>-51.191716299999996</text:p>
          </table:table-cell>
          <table:table-cell office:value-type="string">
            <text:p>R. Dr. Freire Alemão, 328 - MontSerrat - Sabor de Luna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59749</text:p>
          </table:table-cell>
          <table:table-cell office:value-type="string">
            <text:p>-51.2039082</text:p>
          </table:table-cell>
          <table:table-cell office:value-type="string">
            <text:p>R. Hilário Ribeiro, 293 - Moinhos de Vento - Life Midias Urbanas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60782</text:p>
          </table:table-cell>
          <table:table-cell office:value-type="string">
            <text:p>-51.20516950000001</text:p>
          </table:table-cell>
          <table:table-cell office:value-type="string">
            <text:p>R. Padre Chagas, 30 - Moinhos de Vento - Life Midias Urbanasl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62217</text:p>
          </table:table-cell>
          <table:table-cell office:value-type="string">
            <text:p>-51.20513749999998</text:p>
          </table:table-cell>
          <table:table-cell office:value-type="string">
            <text:p>R. Fernando Gomes, 80 - Moinhos de Vento - Life Midias Urbanas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1329</text:p>
          </table:table-cell>
          <table:table-cell office:value-type="string">
            <text:p>-51.20112799999998</text:p>
          </table:table-cell>
          <table:table-cell office:value-type="string">
            <text:p>R. Marquês do Herval, 280 - Moinhos de Vento - Life Midias Urbanas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84225</text:p>
          </table:table-cell>
          <table:table-cell office:value-type="string">
            <text:p>-51.2230682</text:p>
          </table:table-cell>
          <table:table-cell office:value-type="string">
            <text:p>R. da República, 358 - Cidade Baixa - hype Studio de Arquitetura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4022999999999</text:p>
          </table:table-cell>
          <table:table-cell office:value-type="string">
            <text:p>-51.21889699999997</text:p>
          </table:table-cell>
          <table:table-cell office:value-type="string">
            <text:p>R. Gen. Lima e Silva, 912 - Cidade Baixa - Casa Azul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47666</text:p>
          </table:table-cell>
          <table:table-cell office:value-type="string">
            <text:p>-51.226948300000004</text:p>
          </table:table-cell>
          <table:table-cell office:value-type="string">
            <text:p>R. Cel. Fernando Machado, 1140 - Centro Histórico - Brechó do Futebol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40922</text:p>
          </table:table-cell>
          <table:table-cell office:value-type="string">
            <text:p>-51.2026444</text:p>
          </table:table-cell>
          <table:table-cell office:value-type="string">
            <text:p>R. Padre Chagas, 342 - Moinhos de Vento - Dublin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2664399999999</text:p>
          </table:table-cell>
          <table:table-cell office:value-type="string">
            <text:p>-51.20481699999999</text:p>
          </table:table-cell>
          <table:table-cell office:value-type="string">
            <text:p>R. Fernando Gomes, 140 - Moinhos de Vento - Vila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-30.0350492</text:p>
          </table:table-cell>
          <table:table-cell office:value-type="string">
            <text:p>-51.22631580000001</text:p>
          </table:table-cell>
          <table:table-cell office:value-type="string">
            <text:p>R. Cel. Genuíno, 112 - Centro Histórico - Não Informado</text:p>
          </table:table-cell>
          <table:table-cell office:value-type="float" office:value="13">
            <text:p>13</text:p>
          </table:table-cell>
          <table:table-cell office:value-type="string">
            <text:p>Parklet</text:p>
          </table:table-cell>
          <table:table-cell office:value-type="string">
            <text:p>1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7.7</meta:generator>
    <meta:initial-creator>phpMyAdmin 4.7.7</meta:initial-creator>
    <meta:creation-date>2018-03-12T09:36:06</meta:creation-date>
  </office:meta>
</office:document-meta>
</file>